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424cm" fo:min-width="2.54cm" fo:padding-top="0.141cm" fo:padding-bottom="0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508cm" fo:min-width="2.54cm" fo:padding-top="0.141cm" fo:padding-bottom="0.3cm" fo:padding-left="0.141cm" fo:padding-right="0.141cm"/>
    </style:style>
    <style:style style:name="gr6" style:family="graphic" style:parent-style-name="standard">
      <style:graphic-properties draw:stroke="none" draw:fill="solid" draw:fill-color="#000000" draw:opacity="0%" draw:shadow="hidden"/>
    </style:style>
    <style:style style:name="gr7" style:family="graphic" style:parent-style-name="standard">
      <style:graphic-properties draw:stroke="none" draw:fill="none" draw:textarea-vertical-align="middle" fo:min-height="1.27cm" fo:min-width="2.54cm" fo:padding-top="0cm" fo:padding-bottom="0cm" fo:padding-left="0.3cm" fo:padding-right="0cm"/>
    </style:style>
    <style:style style:name="gr8" style:family="graphic" style:parent-style-name="standard">
      <style:graphic-properties draw:stroke="none" draw:fill="none" draw:textarea-vertical-align="middle" fo:min-height="0.847cm" fo:min-width="2.54cm" fo:padding-top="0cm" fo:padding-bottom="0cm" fo:padding-left="0.3cm" fo:padding-right="0cm"/>
    </style:style>
    <style:style style:name="gr9" style:family="graphic" style:parent-style-name="standard">
      <style:graphic-properties draw:stroke="none" draw:fill="solid" draw:fill-color="#000000" draw:shadow="hidden"/>
    </style:style>
    <style:style style:name="gr10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2.963cm" fo:min-width="2.54cm" fo:padding-top="0cm" fo:padding-bottom="0cm" fo:padding-left="0.3cm" fo:padding-right="0cm"/>
    </style:style>
    <style:style style:name="gr13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</style:style>
    <style:style style:name="gr14" style:family="graphic" style:parent-style-name="standard">
      <style:graphic-properties draw:stroke="solid" svg:stroke-width="0.026cm" svg:stroke-color="#5b9bd5" draw:marker-end="Marker_5f_0" draw:marker-end-width="0.38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5" style:family="graphic" style:parent-style-name="standard">
      <style:graphic-properties draw:stroke="none" draw:fill="none" draw:textarea-vertical-align="middle" fo:min-height="2.117cm" fo:min-width="2.54cm" fo:padding-top="0cm" fo:padding-bottom="0cm" fo:padding-left="0.3cm" fo:padding-right="0cm"/>
    </style:style>
    <style:style style:name="gr16" style:family="graphic" style:parent-style-name="standard">
      <style:graphic-properties draw:stroke="none" draw:fill="none" draw:textarea-vertical-align="middle" fo:min-height="1.693cm" fo:min-width="2.54cm" fo:padding-top="0cm" fo:padding-bottom="0cm" fo:padding-left="0.3cm" fo:padding-right="0cm"/>
    </style:style>
    <style:style style:name="gr17" style:family="graphic" style:parent-style-name="standard">
      <style:graphic-properties draw:stroke="none" draw:fill="none" draw:textarea-vertical-align="middle" fo:min-height="1.016cm" fo:min-width="2.54cm" fo:padding-top="0.3cm" fo:padding-bottom="0.3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2.54cm" fo:min-width="2.54cm" fo:padding-top="0cm" fo:padding-bottom="0cm" fo:padding-left="0.3cm" fo:padding-right="0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6.4cm"/>
    </style:style>
    <style:style style:name="gr20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21" style:family="graphic" style:parent-style-name="standard">
      <style:graphic-properties svg:stroke-color="#3465a4" draw:marker-end="Arrow" draw:textarea-vertical-align="middle"/>
    </style:style>
    <style:style style:name="gr22" style:family="graphic" style:parent-style-name="standard">
      <style:graphic-properties draw:fill="solid" draw:fill-color="#ed1c24" draw:textarea-horizontal-align="justify" draw:textarea-vertical-align="middle" draw:auto-grow-height="false" fo:min-height="2.15cm" fo:min-width="6.9cm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000000" draw:opacity="0%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ed1c24"/>
      <style:paragraph-properties fo:text-align="center"/>
    </style:style>
    <style:style style:name="T1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g>
          <draw:polygon draw:style-name="gr1" draw:text-style-name="P1" draw:layer="layout" svg:width="6.5cm" svg:height="6.104cm" svg:x="62.86cm" svg:y="3.264cm" svg:viewBox="0 0 6501 6105" draw:points="0,6105 6501,6105 6501,0 0,0">
            <text:p/>
          </draw:polygon>
          <draw:polygon draw:style-name="gr2" draw:text-style-name="P2" draw:layer="layout" svg:width="6.5cm" svg:height="6.104cm" svg:x="62.86cm" svg:y="3.264cm" svg:viewBox="0 0 6501 6105" draw:points="0,6105 6501,6105 6501,0 0,0">
            <text:p/>
          </draw:polygon>
        </draw:g>
        <draw:g>
          <draw:polygon draw:style-name="gr3" draw:text-style-name="P3" draw:layer="layout" svg:width="6.5cm" svg:height="1.514cm" svg:x="62.86cm" svg:y="1.75cm" svg:viewBox="0 0 6501 1515" draw:points="0,1515 6501,1515 6501,0 0,0">
            <text:p/>
          </draw:polygon>
          <draw:polygon draw:style-name="gr2" draw:text-style-name="P2" draw:layer="layout" svg:width="6.5cm" svg:height="1.514cm" svg:x="62.86cm" svg:y="1.75cm" svg:viewBox="0 0 6501 1515" draw:points="0,1515 6501,1515 6501,0 0,0">
            <text:p/>
          </draw:polygon>
        </draw:g>
        <draw:frame draw:style-name="gr4" draw:text-style-name="P2" draw:layer="layout" svg:width="6.5cm" svg:height="0.565cm" svg:x="62.86cm" svg:y="1.75cm">
          <draw:text-box>
            <text:p text:style-name="P4"><text:span text:style-name="T1">&lt;&lt;Интерфейс&gt;&gt;</text:span></text:p>
          </draw:text-box>
        </draw:frame>
        <draw:frame draw:style-name="gr5" draw:text-style-name="P2" draw:layer="layout" svg:width="6.5cm" svg:height="0.949cm" svg:x="62.86cm" svg:y="2.314cm">
          <draw:text-box>
            <text:p text:style-name="P4"><text:span text:style-name="T2">UIProperty</text:span></text:p>
          </draw:text-box>
        </draw:frame>
        <draw:g>
          <draw:polygon draw:style-name="gr6" draw:text-style-name="P5" draw:layer="layout" svg:width="6.3cm" svg:height="1.27cm" svg:x="62.96cm" svg:y="3.364cm" svg:viewBox="0 0 6301 1271" draw:points="0,1271 6301,1271 6301,0 0,0">
            <text:p/>
          </draw:polygon>
          <draw:frame draw:style-name="gr7" draw:text-style-name="P2" draw:layer="layout" svg:width="6.3cm" svg:height="1.27cm" svg:x="62.96cm" svg:y="3.364cm">
            <draw:text-box>
              <text:p text:style-name="P4"><text:span text:style-name="T1">GetType</text:span></text:p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6" draw:text-style-name="P5" draw:layer="layout" svg:width="6.3cm" svg:height="1.27cm" svg:x="62.96cm" svg:y="4.734cm" svg:viewBox="0 0 6301 1271" draw:points="0,1271 6301,1271 6301,0 0,0">
            <text:p/>
          </draw:polygon>
          <draw:frame draw:style-name="gr7" draw:text-style-name="P2" draw:layer="layout" svg:width="6.3cm" svg:height="1.27cm" svg:x="62.96cm" svg:y="4.734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g>
          <draw:polygon draw:style-name="gr6" draw:text-style-name="P5" draw:layer="layout" svg:width="6.3cm" svg:height="0.847cm" svg:x="62.96cm" svg:y="6.104cm" svg:viewBox="0 0 6301 848" draw:points="0,848 6301,848 6301,0 0,0">
            <text:p/>
          </draw:polygon>
          <draw:frame draw:style-name="gr8" draw:text-style-name="P2" draw:layer="layout" svg:width="6.3cm" svg:height="0.847cm" svg:x="62.96cm" svg:y="6.104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62.96cm" svg:y="6.054cm" svg:viewBox="0 0 6300 0" draw:points="0,0 6300,0">
            <text:p/>
          </draw:polygon>
          <draw:line draw:style-name="gr10" draw:text-style-name="P2" draw:layer="layout" svg:x1="62.96cm" svg:y1="6.054cm" svg:x2="69.26cm" svg:y2="6.054cm">
            <text:p/>
          </draw:line>
        </draw:g>
        <draw:g>
          <draw:polygon draw:style-name="gr9" draw:text-style-name="P6" draw:layer="layout" svg:width="6.299cm" svg:height="0cm" svg:x="62.96cm" svg:y="7.001cm" svg:viewBox="0 0 6300 0" draw:points="0,0 6300,0">
            <text:p/>
          </draw:polygon>
          <draw:line draw:style-name="gr10" draw:text-style-name="P2" draw:layer="layout" svg:x1="62.96cm" svg:y1="7.001cm" svg:x2="69.26cm" svg:y2="7.001cm">
            <text:p/>
          </draw:line>
        </draw:g>
        <draw:g>
          <draw:polygon draw:style-name="gr6" draw:text-style-name="P5" draw:layer="layout" svg:width="6.3cm" svg:height="0.847cm" svg:x="62.96cm" svg:y="7.051cm" svg:viewBox="0 0 6301 848" draw:points="0,848 6301,848 6301,0 0,0">
            <text:p/>
          </draw:polygon>
          <draw:frame draw:style-name="gr8" draw:text-style-name="P2" draw:layer="layout" svg:width="6.3cm" svg:height="0.847cm" svg:x="62.96cm" svg:y="7.051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62.96cm" svg:y="4.684cm" svg:viewBox="0 0 6300 0" draw:points="0,0 6300,0">
            <text:p/>
          </draw:polygon>
          <draw:line draw:style-name="gr10" draw:text-style-name="P2" draw:layer="layout" svg:x1="62.96cm" svg:y1="4.684cm" svg:x2="69.26cm" svg:y2="4.684cm">
            <text:p/>
          </draw:line>
        </draw:g>
        <draw:g>
          <draw:polygon draw:style-name="gr9" draw:text-style-name="P6" draw:layer="layout" svg:width="6.299cm" svg:height="0cm" svg:x="62.96cm" svg:y="7.947cm" svg:viewBox="0 0 6300 0" draw:points="0,0 6300,0">
            <text:p/>
          </draw:polygon>
          <draw:line draw:style-name="gr10" draw:text-style-name="P2" draw:layer="layout" svg:x1="62.96cm" svg:y1="7.947cm" svg:x2="69.26cm" svg:y2="7.947cm">
            <text:p/>
          </draw:line>
        </draw:g>
        <draw:g>
          <draw:polygon draw:style-name="gr6" draw:text-style-name="P5" draw:layer="layout" svg:width="6.3cm" svg:height="1.27cm" svg:x="62.96cm" svg:y="7.997cm" svg:viewBox="0 0 6301 1271" draw:points="0,1271 6301,1271 6301,0 0,0">
            <text:p/>
          </draw:polygon>
          <draw:frame draw:style-name="gr7" draw:text-style-name="P2" draw:layer="layout" svg:width="6.3cm" svg:height="1.27cm" svg:x="62.96cm" svg:y="7.997cm">
            <draw:text-box>
              <text:p text:style-name="P4"><text:span text:style-name="T1">GetUpdateTime</text:span></text:p>
              <text:p text:style-name="P4"><text:span text:style-name="T1">SetUpdateTime</text:span></text:p>
              <text:p text:style-name="P4"><text:span text:style-name="T1">ResetUpdateTime</text:span></text:p>
            </draw:text-box>
          </draw:frame>
        </draw:g>
        <draw:g>
          <draw:polygon draw:style-name="gr1" draw:text-style-name="P1" draw:layer="layout" svg:width="6.5cm" svg:height="5.48cm" svg:x="22.86cm" svg:y="30.573cm" svg:viewBox="0 0 6501 5481" draw:points="0,5481 6501,5481 6501,0 0,0">
            <text:p/>
          </draw:polygon>
          <draw:polygon draw:style-name="gr2" draw:text-style-name="P2" draw:layer="layout" svg:width="6.5cm" svg:height="5.48cm" svg:x="22.86cm" svg:y="30.573cm" svg:viewBox="0 0 6501 5481" draw:points="0,5481 6501,5481 6501,0 0,0">
            <text:p/>
          </draw:polygon>
        </draw:g>
        <draw:g>
          <draw:polygon draw:style-name="gr3" draw:text-style-name="P3" draw:layer="layout" svg:width="6.5cm" svg:height="1.108cm" svg:x="22.86cm" svg:y="29.465cm" svg:viewBox="0 0 6501 1109" draw:points="0,1109 6501,1109 6501,0 0,0">
            <text:p/>
          </draw:polygon>
          <draw:polygon draw:style-name="gr2" draw:text-style-name="P2" draw:layer="layout" svg:width="6.5cm" svg:height="1.108cm" svg:x="22.86cm" svg:y="29.465cm" svg:viewBox="0 0 6501 1109" draw:points="0,1109 6501,1109 6501,0 0,0">
            <text:p/>
          </draw:polygon>
        </draw:g>
        <draw:frame draw:style-name="gr11" draw:text-style-name="P2" draw:layer="layout" svg:width="6.5cm" svg:height="1.108cm" svg:x="22.86cm" svg:y="29.465cm">
          <draw:text-box>
            <text:p text:style-name="P4"><text:span text:style-name="T2">UIPropertyInput</text:span></text:p>
          </draw:text-box>
        </draw:frame>
        <draw:g>
          <draw:polygon draw:style-name="gr6" draw:text-style-name="P5" draw:layer="layout" svg:width="6.3cm" svg:height="1.27cm" svg:x="22.96cm" svg:y="30.673cm" svg:viewBox="0 0 6301 1271" draw:points="0,1271 6301,1271 6301,0 0,0">
            <text:p/>
          </draw:polygon>
          <draw:frame draw:style-name="gr7" draw:text-style-name="P2" draw:layer="layout" svg:width="6.3cm" svg:height="1.27cm" svg:x="22.96cm" svg:y="30.673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2.96cm" svg:y="31.993cm" svg:viewBox="0 0 6299 0" draw:points="0,0 6299,0">
            <text:p/>
          </draw:polygon>
          <draw:line draw:style-name="gr10" draw:text-style-name="P2" draw:layer="layout" svg:x1="22.96cm" svg:y1="31.993cm" svg:x2="29.259cm" svg:y2="31.993cm">
            <text:p/>
          </draw:line>
        </draw:g>
        <draw:g>
          <draw:polygon draw:style-name="gr6" draw:text-style-name="P5" draw:layer="layout" svg:width="6.3cm" svg:height="2.963cm" svg:x="22.96cm" svg:y="32.043cm" svg:viewBox="0 0 6301 2964" draw:points="0,2964 6301,2964 6301,0 0,0">
            <text:p/>
          </draw:polygon>
          <draw:frame draw:style-name="gr12" draw:text-style-name="P2" draw:layer="layout" svg:width="6.3cm" svg:height="2.963cm" svg:x="22.96cm" svg:y="32.043cm">
            <draw:text-box>
              <text:p text:style-name="P4"><text:span text:style-name="T1">GetItemsList</text:span></text:p>
              <text:p text:style-name="P4"><text:span text:style-name="T1">GetNumConnections</text:span></text:p>
              <text:p text:style-name="P4"><text:span text:style-name="T1">GetItem</text:span></text:p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2.96cm" svg:y="35.056cm" svg:viewBox="0 0 6299 0" draw:points="0,0 6299,0">
            <text:p/>
          </draw:polygon>
          <draw:line draw:style-name="gr10" draw:text-style-name="P2" draw:layer="layout" svg:x1="22.96cm" svg:y1="35.056cm" svg:x2="29.259cm" svg:y2="35.056cm">
            <text:p/>
          </draw:line>
        </draw:g>
        <draw:g>
          <draw:polygon draw:style-name="gr6" draw:text-style-name="P5" draw:layer="layout" svg:width="6.3cm" svg:height="0.847cm" svg:x="22.96cm" svg:y="35.106cm" svg:viewBox="0 0 6301 848" draw:points="0,848 6301,848 6301,0 0,0">
            <text:p/>
          </draw:polygon>
          <draw:frame draw:style-name="gr8" draw:text-style-name="P2" draw:layer="layout" svg:width="6.3cm" svg:height="0.847cm" svg:x="22.96cm" svg:y="35.106cm">
            <draw:text-box>
              <text:p text:style-name="P4"><text:span text:style-name="T1">Disconnect</text:span></text:p>
              <text:p text:style-name="P4"><text:span text:style-name="T1">CheckLink</text:span></text:p>
            </draw:text-box>
          </draw:frame>
        </draw:g>
        <draw:g>
          <draw:polygon draw:style-name="gr1" draw:text-style-name="P1" draw:layer="layout" svg:width="6.5cm" svg:height="2.417cm" svg:x="82.86cm" svg:y="50.108cm" svg:viewBox="0 0 6501 2418" draw:points="0,2418 6501,2418 6501,0 0,0">
            <text:p/>
          </draw:polygon>
          <draw:polygon draw:style-name="gr2" draw:text-style-name="P2" draw:layer="layout" svg:width="6.5cm" svg:height="2.417cm" svg:x="82.86cm" svg:y="50.108cm" svg:viewBox="0 0 6501 2418" draw:points="0,2418 6501,2418 6501,0 0,0">
            <text:p/>
          </draw:polygon>
        </draw:g>
        <draw:g>
          <draw:polygon draw:style-name="gr3" draw:text-style-name="P3" draw:layer="layout" svg:width="6.5cm" svg:height="1.108cm" svg:x="82.86cm" svg:y="49cm" svg:viewBox="0 0 6501 1109" draw:points="0,1109 6501,1109 6501,0 0,0">
            <text:p/>
          </draw:polygon>
          <draw:polygon draw:style-name="gr2" draw:text-style-name="P2" draw:layer="layout" svg:width="6.5cm" svg:height="1.108cm" svg:x="82.86cm" svg:y="49cm" svg:viewBox="0 0 6501 1109" draw:points="0,1109 6501,1109 6501,0 0,0">
            <text:p/>
          </draw:polygon>
        </draw:g>
        <draw:frame draw:style-name="gr11" draw:text-style-name="P2" draw:layer="layout" svg:width="6.5cm" svg:height="1.108cm" svg:x="82.86cm" svg:y="49cm">
          <draw:text-box>
            <text:p text:style-name="P4"><text:span text:style-name="T2">UIPropertyOutput</text:span></text:p>
          </draw:text-box>
        </draw:frame>
        <draw:g>
          <draw:polygon draw:style-name="gr6" draw:text-style-name="P5" draw:layer="layout" svg:width="6.3cm" svg:height="1.27cm" svg:x="82.96cm" svg:y="50.208cm" svg:viewBox="0 0 6301 1271" draw:points="0,1271 6301,1271 6301,0 0,0">
            <text:p/>
          </draw:polygon>
          <draw:frame draw:style-name="gr7" draw:text-style-name="P2" draw:layer="layout" svg:width="6.3cm" svg:height="1.27cm" svg:x="82.96cm" svg:y="50.208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9" draw:text-style-name="P6" draw:layer="layout" svg:width="6.299cm" svg:height="0cm" svg:x="82.96cm" svg:y="51.528cm" svg:viewBox="0 0 6300 0" draw:points="0,0 6300,0">
            <text:p/>
          </draw:polygon>
          <draw:line draw:style-name="gr10" draw:text-style-name="P2" draw:layer="layout" svg:x1="82.96cm" svg:y1="51.528cm" svg:x2="89.26cm" svg:y2="51.528cm">
            <text:p/>
          </draw:line>
        </draw:g>
        <draw:g>
          <draw:polygon draw:style-name="gr6" draw:text-style-name="P5" draw:layer="layout" svg:width="6.3cm" svg:height="0.847cm" svg:x="82.96cm" svg:y="51.578cm" svg:viewBox="0 0 6301 848" draw:points="0,848 6301,848 6301,0 0,0">
            <text:p/>
          </draw:polygon>
          <draw:frame draw:style-name="gr8" draw:text-style-name="P2" draw:layer="layout" svg:width="6.3cm" svg:height="0.847cm" svg:x="82.96cm" svg:y="51.578cm">
            <draw:text-box>
              <text:p text:style-name="P4"><text:span text:style-name="T1">Disconnect</text:span></text:p>
              <text:p text:style-name="P4"><text:span text:style-name="T1">DisconnectAll</text:span></text:p>
            </draw:text-box>
          </draw:frame>
        </draw:g>
        <draw:g>
          <draw:polygon draw:style-name="gr1" draw:text-style-name="P1" draw:layer="layout" svg:width="6.5cm" svg:height="7.151cm" svg:x="62.86cm" svg:y="13.015cm" svg:viewBox="0 0 6501 7152" draw:points="0,7152 6501,7152 6501,0 0,0">
            <text:p/>
          </draw:polygon>
          <draw:polygon draw:style-name="gr2" draw:text-style-name="P2" draw:layer="layout" svg:width="6.5cm" svg:height="7.151cm" svg:x="62.86cm" svg:y="13.015cm" svg:viewBox="0 0 6501 7152" draw:points="0,7152 6501,7152 6501,0 0,0">
            <text:p/>
          </draw:polygon>
        </draw:g>
        <draw:g>
          <draw:polygon draw:style-name="gr3" draw:text-style-name="P3" draw:layer="layout" svg:width="6.5cm" svg:height="1.108cm" svg:x="62.86cm" svg:y="11.908cm" svg:viewBox="0 0 6501 1109" draw:points="0,1109 6501,1109 6501,0 0,0">
            <text:p/>
          </draw:polygon>
          <draw:polygon draw:style-name="gr2" draw:text-style-name="P2" draw:layer="layout" svg:width="6.5cm" svg:height="1.108cm" svg:x="62.86cm" svg:y="11.908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11.908cm">
          <draw:text-box>
            <text:p text:style-name="P4"><text:span text:style-name="T2">UVBaseDataProperty&lt;T&gt;</text:span></text:p>
          </draw:text-box>
        </draw:frame>
        <draw:g>
          <draw:polygon draw:style-name="gr6" draw:text-style-name="P5" draw:layer="layout" svg:width="6.3cm" svg:height="0.847cm" svg:x="62.96cm" svg:y="13.116cm" svg:viewBox="0 0 6301 848" draw:points="0,848 6301,848 6301,0 0,0">
            <text:p/>
          </draw:polygon>
          <draw:frame draw:style-name="gr8" draw:text-style-name="P2" draw:layer="layout" svg:width="6.3cm" svg:height="0.847cm" svg:x="62.96cm" svg:y="13.11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g>
          <draw:polygon draw:style-name="gr9" draw:text-style-name="P6" draw:layer="layout" svg:width="6.299cm" svg:height="0cm" svg:x="62.96cm" svg:y="14.012cm" svg:viewBox="0 0 6300 0" draw:points="0,0 6300,0">
            <text:p/>
          </draw:polygon>
          <draw:line draw:style-name="gr10" draw:text-style-name="P2" draw:layer="layout" svg:x1="62.96cm" svg:y1="14.012cm" svg:x2="69.26cm" svg:y2="14.012cm">
            <text:p/>
          </draw:line>
        </draw:g>
        <draw:g>
          <draw:polygon draw:style-name="gr6" draw:text-style-name="P5" draw:layer="layout" svg:width="6.3cm" svg:height="0.847cm" svg:x="62.96cm" svg:y="14.062cm" svg:viewBox="0 0 6301 848" draw:points="0,848 6301,848 6301,0 0,0">
            <text:p/>
          </draw:polygon>
          <draw:frame draw:style-name="gr8" draw:text-style-name="P2" draw:layer="layout" svg:width="6.3cm" svg:height="0.847cm" svg:x="62.96cm" svg:y="14.062cm">
            <draw:text-box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9" draw:text-style-name="P6" draw:layer="layout" svg:width="6.299cm" svg:height="0cm" svg:x="62.96cm" svg:y="14.959cm" svg:viewBox="0 0 6300 0" draw:points="0,0 6300,0">
            <text:p/>
          </draw:polygon>
          <draw:line draw:style-name="gr10" draw:text-style-name="P2" draw:layer="layout" svg:x1="62.96cm" svg:y1="14.959cm" svg:x2="69.26cm" svg:y2="14.959cm">
            <text:p/>
          </draw:line>
        </draw:g>
        <draw:g>
          <draw:polygon draw:style-name="gr6" draw:text-style-name="P5" draw:layer="layout" svg:width="6.3cm" svg:height="0.847cm" svg:x="62.96cm" svg:y="15.009cm" svg:viewBox="0 0 6301 848" draw:points="0,848 6301,848 6301,0 0,0">
            <text:p/>
          </draw:polygon>
          <draw:frame draw:style-name="gr8" draw:text-style-name="P2" draw:layer="layout" svg:width="6.3cm" svg:height="0.847cm" svg:x="62.96cm" svg:y="15.009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62.96cm" svg:y="15.906cm" svg:viewBox="0 0 6300 0" draw:points="0,0 6300,0">
            <text:p/>
          </draw:polygon>
          <draw:line draw:style-name="gr10" draw:text-style-name="P2" draw:layer="layout" svg:x1="62.96cm" svg:y1="15.906cm" svg:x2="69.26cm" svg:y2="15.906cm">
            <text:p/>
          </draw:line>
        </draw:g>
        <draw:g>
          <draw:polygon draw:style-name="gr6" draw:text-style-name="P5" draw:layer="layout" svg:width="6.3cm" svg:height="0.847cm" svg:x="62.96cm" svg:y="15.956cm" svg:viewBox="0 0 6301 848" draw:points="0,848 6301,848 6301,0 0,0">
            <text:p/>
          </draw:polygon>
          <draw:frame draw:style-name="gr8" draw:text-style-name="P2" draw:layer="layout" svg:width="6.3cm" svg:height="0.847cm" svg:x="62.96cm" svg:y="15.956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62.96cm" svg:y="16.853cm" svg:viewBox="0 0 6300 0" draw:points="0,0 6300,0">
            <text:p/>
          </draw:polygon>
          <draw:line draw:style-name="gr10" draw:text-style-name="P2" draw:layer="layout" svg:x1="62.96cm" svg:y1="16.853cm" svg:x2="69.26cm" svg:y2="16.853cm">
            <text:p/>
          </draw:line>
        </draw:g>
        <draw:g>
          <draw:polygon draw:style-name="gr6" draw:text-style-name="P5" draw:layer="layout" svg:width="6.3cm" svg:height="0.423cm" svg:x="62.96cm" svg:y="16.903cm" svg:viewBox="0 0 6301 424" draw:points="0,424 6301,424 6301,0 0,0">
            <text:p/>
          </draw:polygon>
          <draw:frame draw:style-name="gr13" draw:text-style-name="P2" draw:layer="layout" svg:width="6.3cm" svg:height="0.423cm" svg:x="62.96cm" svg:y="16.903cm">
            <draw:text-box>
              <text:p text:style-name="P4"><text:span text:style-name="T1">UpdatePData</text:span></text:p>
            </draw:text-box>
          </draw:frame>
        </draw:g>
        <draw:g>
          <draw:polygon draw:style-name="gr9" draw:text-style-name="P6" draw:layer="layout" svg:width="6.299cm" svg:height="0cm" svg:x="62.96cm" svg:y="17.376cm" svg:viewBox="0 0 6300 0" draw:points="0,0 6300,0">
            <text:p/>
          </draw:polygon>
          <draw:line draw:style-name="gr10" draw:text-style-name="P2" draw:layer="layout" svg:x1="62.96cm" svg:y1="17.376cm" svg:x2="69.26cm" svg:y2="17.376cm">
            <text:p/>
          </draw:line>
        </draw:g>
        <draw:g>
          <draw:polygon draw:style-name="gr6" draw:text-style-name="P5" draw:layer="layout" svg:width="6.3cm" svg:height="1.27cm" svg:x="62.96cm" svg:y="17.426cm" svg:viewBox="0 0 6301 1271" draw:points="0,1271 6301,1271 6301,0 0,0">
            <text:p/>
          </draw:polygon>
          <draw:frame draw:style-name="gr7" draw:text-style-name="P2" draw:layer="layout" svg:width="6.3cm" svg:height="1.27cm" svg:x="62.96cm" svg:y="17.426cm">
            <draw:text-box>
              <text:p text:style-name="P4"><text:span text:style-name="T1">GetIoType</text:span></text:p>
              <text:p text:style-name="P4"><text:span text:style-name="T1">GetUpdateTime</text:span></text:p>
              <text:p text:style-name="P4"><text:span text:style-name="T1">SetUpdateTime</text:span></text:p>
            </draw:text-box>
          </draw:frame>
        </draw:g>
        <draw:g>
          <draw:polygon draw:style-name="gr9" draw:text-style-name="P6" draw:layer="layout" svg:width="6.299cm" svg:height="0cm" svg:x="62.96cm" svg:y="18.746cm" svg:viewBox="0 0 6300 0" draw:points="0,0 6300,0">
            <text:p/>
          </draw:polygon>
          <draw:line draw:style-name="gr10" draw:text-style-name="P2" draw:layer="layout" svg:x1="62.96cm" svg:y1="18.746cm" svg:x2="69.26cm" svg:y2="18.746cm">
            <text:p/>
          </draw:line>
        </draw:g>
        <draw:g>
          <draw:polygon draw:style-name="gr6" draw:text-style-name="P5" draw:layer="layout" svg:width="6.3cm" svg:height="1.27cm" svg:x="62.96cm" svg:y="18.796cm" svg:viewBox="0 0 6301 1271" draw:points="0,1271 6301,1271 6301,0 0,0">
            <text:p/>
          </draw:polygon>
          <draw:frame draw:style-name="gr7" draw:text-style-name="P2" draw:layer="layout" svg:width="6.3cm" svg:height="1.27cm" svg:x="62.96cm" svg:y="18.796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1" draw:text-style-name="P1" draw:layer="layout" svg:width="6.5cm" svg:height="1.994cm" svg:x="62.86cm" svg:y="24.162cm" svg:viewBox="0 0 6501 1995" draw:points="0,1995 6501,1995 6501,0 0,0">
            <text:p/>
          </draw:polygon>
          <draw:polygon draw:style-name="gr2" draw:text-style-name="P2" draw:layer="layout" svg:width="6.5cm" svg:height="1.994cm" svg:x="62.86cm" svg:y="24.162cm" svg:viewBox="0 0 6501 1995" draw:points="0,1995 6501,1995 6501,0 0,0">
            <text:p/>
          </draw:polygon>
        </draw:g>
        <draw:g>
          <draw:polygon draw:style-name="gr3" draw:text-style-name="P3" draw:layer="layout" svg:width="6.5cm" svg:height="1.108cm" svg:x="62.86cm" svg:y="23.054cm" svg:viewBox="0 0 6501 1109" draw:points="0,1109 6501,1109 6501,0 0,0">
            <text:p/>
          </draw:polygon>
          <draw:polygon draw:style-name="gr2" draw:text-style-name="P2" draw:layer="layout" svg:width="6.5cm" svg:height="1.108cm" svg:x="62.86cm" svg:y="23.054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23.054cm">
          <draw:text-box>
            <text:p text:style-name="P4"><text:span text:style-name="T2">UVBaseProperty&lt;T,OwnerT&gt;</text:span></text:p>
          </draw:text-box>
        </draw:frame>
        <draw:g>
          <draw:polygon draw:style-name="gr6" draw:text-style-name="P5" draw:layer="layout" svg:width="6.3cm" svg:height="0.423cm" svg:x="62.96cm" svg:y="24.262cm" svg:viewBox="0 0 6301 424" draw:points="0,424 6301,424 6301,0 0,0">
            <text:p/>
          </draw:polygon>
          <draw:frame draw:style-name="gr13" draw:text-style-name="P2" draw:layer="layout" svg:width="6.3cm" svg:height="0.423cm" svg:x="62.96cm" svg:y="24.262cm">
            <draw:text-box>
              <text:p text:style-name="P4"><text:span text:style-name="T1">GetType</text:span></text:p>
            </draw:text-box>
          </draw:frame>
        </draw:g>
        <draw:g>
          <draw:polygon draw:style-name="gr9" draw:text-style-name="P6" draw:layer="layout" svg:width="6.299cm" svg:height="0cm" svg:x="62.96cm" svg:y="24.735cm" svg:viewBox="0 0 6300 0" draw:points="0,0 6300,0">
            <text:p/>
          </draw:polygon>
          <draw:line draw:style-name="gr10" draw:text-style-name="P2" draw:layer="layout" svg:x1="62.96cm" svg:y1="24.735cm" svg:x2="69.26cm" svg:y2="24.735cm">
            <text:p/>
          </draw:line>
        </draw:g>
        <draw:g>
          <draw:polygon draw:style-name="gr6" draw:text-style-name="P5" draw:layer="layout" svg:width="6.3cm" svg:height="1.27cm" svg:x="62.96cm" svg:y="24.785cm" svg:viewBox="0 0 6301 1271" draw:points="0,1271 6301,1271 6301,0 0,0">
            <text:p/>
          </draw:polygon>
          <draw:frame draw:style-name="gr7" draw:text-style-name="P2" draw:layer="layout" svg:width="6.3cm" svg:height="1.27cm" svg:x="62.96cm" svg:y="24.785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line draw:style-name="gr14" draw:text-style-name="P2" draw:layer="layout" svg:x1="66.11cm" svg:y1="11.908cm" svg:x2="66.11cm" svg:y2="9.368cm">
          <text:p/>
        </draw:line>
        <draw:line draw:style-name="gr14" draw:text-style-name="P2" draw:layer="layout" svg:x1="66.11cm" svg:y1="23.053cm" svg:x2="66.11cm" svg:y2="20.166cm">
          <text:p/>
        </draw:line>
        <draw:g>
          <draw:polygon draw:style-name="gr1" draw:text-style-name="P1" draw:layer="layout" svg:width="6.5cm" svg:height="3.264cm" svg:x="62.86cm" svg:y="28.791cm" svg:viewBox="0 0 6501 3265" draw:points="0,3265 6501,3265 6501,0 0,0">
            <text:p/>
          </draw:polygon>
          <draw:polygon draw:style-name="gr2" draw:text-style-name="P2" draw:layer="layout" svg:width="6.5cm" svg:height="3.264cm" svg:x="62.86cm" svg:y="28.791cm" svg:viewBox="0 0 6501 3265" draw:points="0,3265 6501,3265 6501,0 0,0">
            <text:p/>
          </draw:polygon>
        </draw:g>
        <draw:g>
          <draw:polygon draw:style-name="gr3" draw:text-style-name="P3" draw:layer="layout" svg:width="6.5cm" svg:height="1.108cm" svg:x="62.86cm" svg:y="27.683cm" svg:viewBox="0 0 6501 1109" draw:points="0,1109 6501,1109 6501,0 0,0">
            <text:p/>
          </draw:polygon>
          <draw:polygon draw:style-name="gr2" draw:text-style-name="P2" draw:layer="layout" svg:width="6.5cm" svg:height="1.108cm" svg:x="62.86cm" svg:y="27.683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27.683cm">
          <draw:text-box>
            <text:p text:style-name="P4"><text:span text:style-name="T2">UVProperty&lt;T,OwnerT&gt;</text:span></text:p>
          </draw:text-box>
        </draw:frame>
        <draw:g>
          <draw:polygon draw:style-name="gr6" draw:text-style-name="P5" draw:layer="layout" svg:width="6.3cm" svg:height="0.847cm" svg:x="62.96cm" svg:y="28.891cm" svg:viewBox="0 0 6301 848" draw:points="0,848 6301,848 6301,0 0,0">
            <text:p/>
          </draw:polygon>
          <draw:frame draw:style-name="gr8" draw:text-style-name="P2" draw:layer="layout" svg:width="6.3cm" svg:height="0.847cm" svg:x="62.96cm" svg:y="28.89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6.11cm" svg:y1="27.683cm" svg:x2="66.11cm" svg:y2="26.155cm">
          <text:p/>
        </draw:line>
        <draw:g>
          <draw:polygon draw:style-name="gr1" draw:text-style-name="P1" draw:layer="layout" svg:width="6.5cm" svg:height="1.047cm" svg:x="71.71cm" svg:y="27.791cm" svg:viewBox="0 0 6501 1048" draw:points="0,1048 6501,1048 6501,0 0,0">
            <text:p/>
          </draw:polygon>
          <draw:polygon draw:style-name="gr2" draw:text-style-name="P2" draw:layer="layout" svg:width="6.5cm" svg:height="1.047cm" svg:x="71.71cm" svg:y="27.791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71.71cm" svg:y="26.683cm" svg:viewBox="0 0 6501 1109" draw:points="0,1109 6501,1109 6501,0 0,0">
            <text:p/>
          </draw:polygon>
          <draw:polygon draw:style-name="gr2" draw:text-style-name="P2" draw:layer="layout" svg:width="6.5cm" svg:height="1.108cm" svg:x="71.71cm" svg:y="26.683cm" svg:viewBox="0 0 6501 1109" draw:points="0,1109 6501,1109 6501,0 0,0">
            <text:p/>
          </draw:polygon>
        </draw:g>
        <draw:frame draw:style-name="gr11" draw:text-style-name="P2" draw:layer="layout" svg:width="6.5cm" svg:height="1.108cm" svg:x="71.71cm" svg:y="26.683cm">
          <draw:text-box>
            <text:p text:style-name="P4"><text:span text:style-name="T2">UVSProperty&lt;T,OwnerT&gt;</text:span></text:p>
          </draw:text-box>
        </draw:frame>
        <draw:g>
          <draw:polygon draw:style-name="gr6" draw:text-style-name="P5" draw:layer="layout" svg:width="6.3cm" svg:height="0.847cm" svg:x="71.81cm" svg:y="27.891cm" svg:viewBox="0 0 6301 848" draw:points="0,848 6301,848 6301,0 0,0">
            <text:p/>
          </draw:polygon>
          <draw:frame draw:style-name="gr8" draw:text-style-name="P2" draw:layer="layout" svg:width="6.3cm" svg:height="0.847cm" svg:x="71.81cm" svg:y="27.89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.6cm" svg:height="2.079cm" svg:x="69.36cm" svg:y="24.605cm" svg:viewBox="0 0 5601 2080" draw:points="5601,2080 5601,0 0,0">
          <text:p/>
        </draw:polyline>
        <draw:g>
          <draw:polygon draw:style-name="gr1" draw:text-style-name="P1" draw:layer="layout" svg:width="6.5cm" svg:height="1.047cm" svg:x="62.86cm" svg:y="37.042cm" svg:viewBox="0 0 6501 1048" draw:points="0,1048 6501,1048 6501,0 0,0">
            <text:p/>
          </draw:polygon>
          <draw:polygon draw:style-name="gr2" draw:text-style-name="P2" draw:layer="layout" svg:width="6.5cm" svg:height="1.047cm" svg:x="62.86cm" svg:y="37.042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62.86cm" svg:y="35.934cm" svg:viewBox="0 0 6501 1109" draw:points="0,1109 6501,1109 6501,0 0,0">
            <text:p/>
          </draw:polygon>
          <draw:polygon draw:style-name="gr2" draw:text-style-name="P2" draw:layer="layout" svg:width="6.5cm" svg:height="1.108cm" svg:x="62.86cm" svg:y="35.934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35.934cm">
          <draw:text-box>
            <text:p text:style-name="P4"><text:span text:style-name="T2">UProperty&lt;T,OwnerT,type&gt;</text:span></text:p>
          </draw:text-box>
        </draw:frame>
        <draw:g>
          <draw:polygon draw:style-name="gr6" draw:text-style-name="P5" draw:layer="layout" svg:width="6.3cm" svg:height="0.847cm" svg:x="62.96cm" svg:y="37.142cm" svg:viewBox="0 0 6301 848" draw:points="0,848 6301,848 6301,0 0,0">
            <text:p/>
          </draw:polygon>
          <draw:frame draw:style-name="gr8" draw:text-style-name="P2" draw:layer="layout" svg:width="6.3cm" svg:height="0.847cm" svg:x="62.96cm" svg:y="37.142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6.11cm" svg:y1="35.933cm" svg:x2="66.11cm" svg:y2="32.055cm">
          <text:p/>
        </draw:line>
        <draw:g>
          <draw:polygon draw:style-name="gr1" draw:text-style-name="P1" draw:layer="layout" svg:width="6.5cm" svg:height="1.047cm" svg:x="54.61cm" svg:y="37.142cm" svg:viewBox="0 0 6501 1048" draw:points="0,1048 6501,1048 6501,0 0,0">
            <text:p/>
          </draw:polygon>
          <draw:polygon draw:style-name="gr2" draw:text-style-name="P2" draw:layer="layout" svg:width="6.5cm" svg:height="1.047cm" svg:x="54.61cm" svg:y="37.142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54.61cm" svg:y="36.034cm" svg:viewBox="0 0 6501 1109" draw:points="0,1109 6501,1109 6501,0 0,0">
            <text:p/>
          </draw:polygon>
          <draw:polygon draw:style-name="gr2" draw:text-style-name="P2" draw:layer="layout" svg:width="6.5cm" svg:height="1.108cm" svg:x="54.61cm" svg:y="36.034cm" svg:viewBox="0 0 6501 1109" draw:points="0,1109 6501,1109 6501,0 0,0">
            <text:p/>
          </draw:polygon>
        </draw:g>
        <draw:frame draw:style-name="gr11" draw:text-style-name="P2" draw:layer="layout" svg:width="6.5cm" svg:height="1.108cm" svg:x="54.61cm" svg:y="36.034cm">
          <draw:text-box>
            <text:p text:style-name="P4"><text:span text:style-name="T2">UCProperty&lt;T,OwnerT&gt;</text:span></text:p>
          </draw:text-box>
        </draw:frame>
        <draw:g>
          <draw:polygon draw:style-name="gr6" draw:text-style-name="P5" draw:layer="layout" svg:width="6.3cm" svg:height="0.847cm" svg:x="54.71cm" svg:y="37.241cm" svg:viewBox="0 0 6301 848" draw:points="0,848 6301,848 6301,0 0,0">
            <text:p/>
          </draw:polygon>
          <draw:frame draw:style-name="gr8" draw:text-style-name="P2" draw:layer="layout" svg:width="6.3cm" svg:height="0.847cm" svg:x="54.71cm" svg:y="37.24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cm" svg:height="6.165cm" svg:x="57.86cm" svg:y="29.869cm" svg:viewBox="0 0 5001 6166" draw:points="0,6166 0,0 5001,0">
          <text:p/>
        </draw:polyline>
        <draw:g>
          <draw:polygon draw:style-name="gr1" draw:text-style-name="P1" draw:layer="layout" svg:width="6.5cm" svg:height="1.047cm" svg:x="80.01cm" svg:y="27.691cm" svg:viewBox="0 0 6501 1048" draw:points="0,1048 6501,1048 6501,0 0,0">
            <text:p/>
          </draw:polygon>
          <draw:polygon draw:style-name="gr2" draw:text-style-name="P2" draw:layer="layout" svg:width="6.5cm" svg:height="1.047cm" svg:x="80.01cm" svg:y="27.691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80.01cm" svg:y="26.583cm" svg:viewBox="0 0 6501 1109" draw:points="0,1109 6501,1109 6501,0 0,0">
            <text:p/>
          </draw:polygon>
          <draw:polygon draw:style-name="gr2" draw:text-style-name="P2" draw:layer="layout" svg:width="6.5cm" svg:height="1.108cm" svg:x="80.01cm" svg:y="26.583cm" svg:viewBox="0 0 6501 1109" draw:points="0,1109 6501,1109 6501,0 0,0">
            <text:p/>
          </draw:polygon>
        </draw:g>
        <draw:frame draw:style-name="gr11" draw:text-style-name="P2" draw:layer="layout" svg:width="6.5cm" svg:height="1.108cm" svg:x="80.01cm" svg:y="26.583cm">
          <draw:text-box>
            <text:p text:style-name="P4"><text:span text:style-name="T2">UVBaseLProperty&lt;T,OwnerT,type&gt;</text:span></text:p>
          </draw:text-box>
        </draw:frame>
        <draw:g>
          <draw:polygon draw:style-name="gr6" draw:text-style-name="P5" draw:layer="layout" svg:width="6.3cm" svg:height="0.847cm" svg:x="80.11cm" svg:y="27.791cm" svg:viewBox="0 0 6301 848" draw:points="0,848 6301,848 6301,0 0,0">
            <text:p/>
          </draw:polygon>
          <draw:frame draw:style-name="gr8" draw:text-style-name="P2" draw:layer="layout" svg:width="6.3cm" svg:height="0.847cm" svg:x="80.11cm" svg:y="27.79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13.9cm" svg:height="1.979cm" svg:x="69.36cm" svg:y="24.605cm" svg:viewBox="0 0 13901 1980" draw:points="13901,1980 13901,0 0,0">
          <text:p/>
        </draw:polyline>
        <draw:g>
          <draw:polygon draw:style-name="gr1" draw:text-style-name="P1" draw:layer="layout" svg:width="6.5cm" svg:height="1.047cm" svg:x="70.71cm" svg:y="37.123cm" svg:viewBox="0 0 6501 1048" draw:points="0,1048 6501,1048 6501,0 0,0">
            <text:p/>
          </draw:polygon>
          <draw:polygon draw:style-name="gr2" draw:text-style-name="P2" draw:layer="layout" svg:width="6.5cm" svg:height="1.047cm" svg:x="70.71cm" svg:y="37.123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70.71cm" svg:y="36.015cm" svg:viewBox="0 0 6501 1109" draw:points="0,1109 6501,1109 6501,0 0,0">
            <text:p/>
          </draw:polygon>
          <draw:polygon draw:style-name="gr2" draw:text-style-name="P2" draw:layer="layout" svg:width="6.5cm" svg:height="1.108cm" svg:x="70.71cm" svg:y="36.015cm" svg:viewBox="0 0 6501 1109" draw:points="0,1109 6501,1109 6501,0 0,0">
            <text:p/>
          </draw:polygon>
        </draw:g>
        <draw:frame draw:style-name="gr11" draw:text-style-name="P2" draw:layer="layout" svg:width="6.5cm" svg:height="1.108cm" svg:x="70.71cm" svg:y="36.015cm">
          <draw:text-box>
            <text:p text:style-name="P4"><text:span text:style-name="T2">UVLProperty&lt;T,OwnerT,type&gt;</text:span></text:p>
          </draw:text-box>
        </draw:frame>
        <draw:g>
          <draw:polygon draw:style-name="gr6" draw:text-style-name="P5" draw:layer="layout" svg:width="6.3cm" svg:height="0.423cm" svg:x="70.81cm" svg:y="37.434cm" svg:viewBox="0 0 6301 424" draw:points="0,424 6301,424 6301,0 0,0">
            <text:p/>
          </draw:polygon>
          <draw:frame draw:style-name="gr13" draw:text-style-name="P2" draw:layer="layout" svg:width="6.3cm" svg:height="0.423cm" svg:x="70.81cm" svg:y="37.434cm">
            <draw:text-box>
              <text:p text:style-name="P4"><text:span text:style-name="T1">operator =</text:span></text:p>
            </draw:text-box>
          </draw:frame>
        </draw:g>
        <draw:polyline draw:style-name="gr14" draw:text-style-name="P2" draw:layer="layout" svg:width="4.6cm" svg:height="6.146cm" svg:x="69.36cm" svg:y="29.869cm" svg:viewBox="0 0 4601 6147" draw:points="4601,6147 4601,0 0,0">
          <text:p/>
        </draw:polyline>
        <draw:g>
          <draw:polygon draw:style-name="gr9" draw:text-style-name="P6" draw:layer="layout" svg:width="6.299cm" svg:height="0cm" svg:x="62.96cm" svg:y="29.788cm" svg:viewBox="0 0 6300 0" draw:points="0,0 6300,0">
            <text:p/>
          </draw:polygon>
          <draw:line draw:style-name="gr10" draw:text-style-name="P2" draw:layer="layout" svg:x1="62.96cm" svg:y1="29.788cm" svg:x2="69.26cm" svg:y2="29.788cm">
            <text:p/>
          </draw:line>
        </draw:g>
        <draw:g>
          <draw:polygon draw:style-name="gr6" draw:text-style-name="P5" draw:layer="layout" svg:width="6.3cm" svg:height="2.117cm" svg:x="62.96cm" svg:y="29.838cm" svg:viewBox="0 0 6301 2118" draw:points="0,2118 6301,2118 6301,0 0,0">
            <text:p/>
          </draw:polygon>
          <draw:frame draw:style-name="gr15" draw:text-style-name="P2" draw:layer="layout" svg:width="6.3cm" svg:height="2.117cm" svg:x="62.96cm" svg:y="29.838cm">
            <draw:text-box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</draw:text-box>
          </draw:frame>
        </draw:g>
        <draw:g>
          <draw:polygon draw:style-name="gr1" draw:text-style-name="P1" draw:layer="layout" svg:width="6.5cm" svg:height="1.047cm" svg:x="62.86cm" svg:y="41.251cm" svg:viewBox="0 0 6501 1048" draw:points="0,1048 6501,1048 6501,0 0,0">
            <text:p/>
          </draw:polygon>
          <draw:polygon draw:style-name="gr2" draw:text-style-name="P2" draw:layer="layout" svg:width="6.5cm" svg:height="1.047cm" svg:x="62.86cm" svg:y="41.251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62.86cm" svg:y="40.143cm" svg:viewBox="0 0 6501 1109" draw:points="0,1109 6501,1109 6501,0 0,0">
            <text:p/>
          </draw:polygon>
          <draw:polygon draw:style-name="gr2" draw:text-style-name="P2" draw:layer="layout" svg:width="6.5cm" svg:height="1.108cm" svg:x="62.86cm" svg:y="40.143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40.143cm">
          <draw:text-box>
            <text:p text:style-name="P4"><text:span text:style-name="T2">ULProperty&lt;T,OwnerT,type&gt;</text:span></text:p>
          </draw:text-box>
        </draw:frame>
        <draw:g>
          <draw:polygon draw:style-name="gr6" draw:text-style-name="P5" draw:layer="layout" svg:width="6.3cm" svg:height="0.423cm" svg:x="62.96cm" svg:y="41.563cm" svg:viewBox="0 0 6301 424" draw:points="0,424 6301,424 6301,0 0,0">
            <text:p/>
          </draw:polygon>
          <draw:frame draw:style-name="gr13" draw:text-style-name="P2" draw:layer="layout" svg:width="6.3cm" svg:height="0.423cm" svg:x="62.96cm" svg:y="41.563cm">
            <draw:text-box>
              <text:p text:style-name="P4"><text:span text:style-name="T1">operator =</text:span></text:p>
            </draw:text-box>
          </draw:frame>
        </draw:g>
        <draw:line draw:style-name="gr14" draw:text-style-name="P2" draw:layer="layout" svg:x1="66.11cm" svg:y1="40.142cm" svg:x2="66.11cm" svg:y2="38.088cm">
          <text:p/>
        </draw:line>
        <draw:g>
          <draw:polygon draw:style-name="gr1" draw:text-style-name="P1" draw:layer="layout" svg:width="6.5cm" svg:height="3.164cm" svg:x="54.61cm" svg:y="41.108cm" svg:viewBox="0 0 6501 3165" draw:points="0,3165 6501,3165 6501,0 0,0">
            <text:p/>
          </draw:polygon>
          <draw:polygon draw:style-name="gr2" draw:text-style-name="P2" draw:layer="layout" svg:width="6.5cm" svg:height="3.164cm" svg:x="54.61cm" svg:y="41.108cm" svg:viewBox="0 0 6501 3165" draw:points="0,3165 6501,3165 6501,0 0,0">
            <text:p/>
          </draw:polygon>
        </draw:g>
        <draw:g>
          <draw:polygon draw:style-name="gr3" draw:text-style-name="P3" draw:layer="layout" svg:width="6.5cm" svg:height="1.108cm" svg:x="54.61cm" svg:y="40cm" svg:viewBox="0 0 6501 1109" draw:points="0,1109 6501,1109 6501,0 0,0">
            <text:p/>
          </draw:polygon>
          <draw:polygon draw:style-name="gr2" draw:text-style-name="P2" draw:layer="layout" svg:width="6.5cm" svg:height="1.108cm" svg:x="54.61cm" svg:y="40cm" svg:viewBox="0 0 6501 1109" draw:points="0,1109 6501,1109 6501,0 0,0">
            <text:p/>
          </draw:polygon>
        </draw:g>
        <draw:frame draw:style-name="gr11" draw:text-style-name="P2" draw:layer="layout" svg:width="6.5cm" svg:height="1.108cm" svg:x="54.61cm" svg:y="40cm">
          <draw:text-box>
            <text:p text:style-name="P4"><text:span text:style-name="T2">UCLProperty&lt;T,OwnerT,type&gt;</text:span></text:p>
          </draw:text-box>
        </draw:frame>
        <draw:g>
          <draw:polygon draw:style-name="gr6" draw:text-style-name="P5" draw:layer="layout" svg:width="6.3cm" svg:height="2.963cm" svg:x="54.71cm" svg:y="41.208cm" svg:viewBox="0 0 6301 2964" draw:points="0,2964 6301,2964 6301,0 0,0">
            <text:p/>
          </draw:polygon>
          <draw:frame draw:style-name="gr12" draw:text-style-name="P2" draw:layer="layout" svg:width="6.3cm" svg:height="2.963cm" svg:x="54.71cm" svg:y="41.208cm">
            <draw:text-box>
              <text:p text:style-name="P4"><text:span text:style-name="T1">operator ()</text:span></text:p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  <text:p text:style-name="P4"><text:span text:style-name="T1">operator []</text:span></text:p>
            </draw:text-box>
          </draw:frame>
        </draw:g>
        <draw:line draw:style-name="gr14" draw:text-style-name="P2" draw:layer="layout" svg:x1="57.86cm" svg:y1="39.999cm" svg:x2="57.86cm" svg:y2="38.188cm">
          <text:p/>
        </draw:line>
        <draw:g>
          <draw:polygon draw:style-name="gr1" draw:text-style-name="P1" draw:layer="layout" svg:width="6.5cm" svg:height="1.047cm" svg:x="28.36cm" svg:y="47.687cm" svg:viewBox="0 0 6501 1048" draw:points="0,1048 6501,1048 6501,0 0,0">
            <text:p/>
          </draw:polygon>
          <draw:polygon draw:style-name="gr2" draw:text-style-name="P2" draw:layer="layout" svg:width="6.5cm" svg:height="1.047cm" svg:x="28.36cm" svg:y="47.687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28.36cm" svg:y="46.579cm" svg:viewBox="0 0 6501 1109" draw:points="0,1109 6501,1109 6501,0 0,0">
            <text:p/>
          </draw:polygon>
          <draw:polygon draw:style-name="gr2" draw:text-style-name="P2" draw:layer="layout" svg:width="6.5cm" svg:height="1.108cm" svg:x="28.36cm" svg:y="46.579cm" svg:viewBox="0 0 6501 1109" draw:points="0,1109 6501,1109 6501,0 0,0">
            <text:p/>
          </draw:polygon>
        </draw:g>
        <draw:frame draw:style-name="gr11" draw:text-style-name="P2" draw:layer="layout" svg:width="6.5cm" svg:height="1.108cm" svg:x="28.36cm" svg:y="46.579cm">
          <draw:text-box>
            <text:p text:style-name="P4"><text:span text:style-name="T2">UPropertyInputPreBase&lt;T,OwnerT&gt;</text:span></text:p>
          </draw:text-box>
        </draw:frame>
        <draw:g>
          <draw:polygon draw:style-name="gr6" draw:text-style-name="P5" draw:layer="layout" svg:width="6.3cm" svg:height="0.423cm" svg:x="28.46cm" svg:y="47.998cm" svg:viewBox="0 0 6301 424" draw:points="0,424 6301,424 6301,0 0,0">
            <text:p/>
          </draw:polygon>
          <draw:frame draw:style-name="gr13" draw:text-style-name="P2" draw:layer="layout" svg:width="6.3cm" svg:height="0.423cm" svg:x="28.46cm" svg:y="47.998cm">
            <draw:text-box>
              <text:p text:style-name="P4"><text:span text:style-name="T1">ApplyOutputUpdateTime</text:span></text:p>
            </draw:text-box>
          </draw:frame>
        </draw:g>
        <draw:polyline draw:style-name="gr14" draw:text-style-name="P2" draw:layer="layout" svg:width="31.25cm" svg:height="16.71cm" svg:x="31.61cm" svg:y="29.869cm" svg:viewBox="0 0 31251 16711" draw:points="0,16711 0,0 31251,0">
          <text:p/>
        </draw:polyline>
        <draw:g>
          <draw:polygon draw:style-name="gr1" draw:text-style-name="P1" draw:layer="layout" svg:width="6.5cm" svg:height="4.411cm" svg:x="22.86cm" svg:y="54.108cm" svg:viewBox="0 0 6501 4412" draw:points="0,4412 6501,4412 6501,0 0,0">
            <text:p/>
          </draw:polygon>
          <draw:polygon draw:style-name="gr2" draw:text-style-name="P2" draw:layer="layout" svg:width="6.5cm" svg:height="4.411cm" svg:x="22.86cm" svg:y="54.108cm" svg:viewBox="0 0 6501 4412" draw:points="0,4412 6501,4412 6501,0 0,0">
            <text:p/>
          </draw:polygon>
        </draw:g>
        <draw:g>
          <draw:polygon draw:style-name="gr3" draw:text-style-name="P3" draw:layer="layout" svg:width="6.5cm" svg:height="1.108cm" svg:x="22.86cm" svg:y="53cm" svg:viewBox="0 0 6501 1109" draw:points="0,1109 6501,1109 6501,0 0,0">
            <text:p/>
          </draw:polygon>
          <draw:polygon draw:style-name="gr2" draw:text-style-name="P2" draw:layer="layout" svg:width="6.5cm" svg:height="1.108cm" svg:x="22.86cm" svg:y="53cm" svg:viewBox="0 0 6501 1109" draw:points="0,1109 6501,1109 6501,0 0,0">
            <text:p/>
          </draw:polygon>
        </draw:g>
        <draw:frame draw:style-name="gr11" draw:text-style-name="P2" draw:layer="layout" svg:width="6.5cm" svg:height="1.108cm" svg:x="22.86cm" svg:y="53cm">
          <draw:text-box>
            <text:p text:style-name="P4"><text:span text:style-name="T2">UPropertyInputBase&lt;T,OwnerT&gt;</text:span></text:p>
          </draw:text-box>
        </draw:frame>
        <draw:g>
          <draw:polygon draw:style-name="gr6" draw:text-style-name="P5" draw:layer="layout" svg:width="6.3cm" svg:height="0.423cm" svg:x="22.96cm" svg:y="54.208cm" svg:viewBox="0 0 6301 424" draw:points="0,424 6301,424 6301,0 0,0">
            <text:p/>
          </draw:polygon>
          <draw:frame draw:style-name="gr13" draw:text-style-name="P2" draw:layer="layout" svg:width="6.3cm" svg:height="0.423cm" svg:x="22.96cm" svg:y="54.208cm">
            <draw:text-box>
              <text:p text:style-name="P4"><text:span text:style-name="T1">GetLanguageType</text:span></text:p>
            </draw:text-box>
          </draw:frame>
        </draw:g>
        <draw:polyline draw:style-name="gr14" draw:text-style-name="P2" draw:layer="layout" svg:width="2.25cm" svg:height="5.344cm" svg:x="26.11cm" svg:y="47.656cm" svg:viewBox="0 0 2251 5345" draw:points="0,5345 0,0 2251,0">
          <text:p/>
        </draw:polyline>
        <draw:polyline draw:style-name="gr14" draw:text-style-name="P2" draw:layer="layout" svg:width="1.27cm" svg:height="23cm" svg:x="21.59cm" svg:y="32.759cm" svg:viewBox="0 0 1271 23001" draw:points="1271,23001 0,23001 0,0 1271,0">
          <text:p/>
        </draw:polyline>
        <draw:g>
          <draw:polygon draw:style-name="gr9" draw:text-style-name="P6" draw:layer="layout" svg:width="6.298cm" svg:height="0cm" svg:x="22.96cm" svg:y="54.681cm" svg:viewBox="0 0 6299 0" draw:points="0,0 6299,0">
            <text:p/>
          </draw:polygon>
          <draw:line draw:style-name="gr10" draw:text-style-name="P2" draw:layer="layout" svg:x1="22.96cm" svg:y1="54.681cm" svg:x2="29.259cm" svg:y2="54.681cm">
            <text:p/>
          </draw:line>
        </draw:g>
        <draw:g>
          <draw:polygon draw:style-name="gr6" draw:text-style-name="P5" draw:layer="layout" svg:width="6.3cm" svg:height="0.847cm" svg:x="22.96cm" svg:y="54.731cm" svg:viewBox="0 0 6301 848" draw:points="0,848 6301,848 6301,0 0,0">
            <text:p/>
          </draw:polygon>
          <draw:frame draw:style-name="gr8" draw:text-style-name="P2" draw:layer="layout" svg:width="6.3cm" svg:height="0.847cm" svg:x="22.96cm" svg:y="54.731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22.96cm" svg:y="55.628cm" svg:viewBox="0 0 6299 0" draw:points="0,0 6299,0">
            <text:p/>
          </draw:polygon>
          <draw:line draw:style-name="gr10" draw:text-style-name="P2" draw:layer="layout" svg:x1="22.96cm" svg:y1="55.628cm" svg:x2="29.259cm" svg:y2="55.628cm">
            <text:p/>
          </draw:line>
        </draw:g>
        <draw:g>
          <draw:polygon draw:style-name="gr6" draw:text-style-name="P5" draw:layer="layout" svg:width="6.3cm" svg:height="0.423cm" svg:x="22.96cm" svg:y="55.678cm" svg:viewBox="0 0 6301 424" draw:points="0,424 6301,424 6301,0 0,0">
            <text:p/>
          </draw:polygon>
          <draw:frame draw:style-name="gr13" draw:text-style-name="P2" draw:layer="layout" svg:width="6.3cm" svg:height="0.423cm" svg:x="22.96cm" svg:y="55.678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22.96cm" svg:y="56.152cm" svg:viewBox="0 0 6299 0" draw:points="0,0 6299,0">
            <text:p/>
          </draw:polygon>
          <draw:line draw:style-name="gr10" draw:text-style-name="P2" draw:layer="layout" svg:x1="22.96cm" svg:y1="56.152cm" svg:x2="29.259cm" svg:y2="56.152cm">
            <text:p/>
          </draw:line>
        </draw:g>
        <draw:g>
          <draw:polygon draw:style-name="gr6" draw:text-style-name="P5" draw:layer="layout" svg:width="6.3cm" svg:height="1.27cm" svg:x="22.96cm" svg:y="56.202cm" svg:viewBox="0 0 6301 1271" draw:points="0,1271 6301,1271 6301,0 0,0">
            <text:p/>
          </draw:polygon>
          <draw:frame draw:style-name="gr7" draw:text-style-name="P2" draw:layer="layout" svg:width="6.3cm" svg:height="1.27cm" svg:x="22.96cm" svg:y="56.202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g>
          <draw:polygon draw:style-name="gr9" draw:text-style-name="P6" draw:layer="layout" svg:width="6.298cm" svg:height="0cm" svg:x="22.96cm" svg:y="57.522cm" svg:viewBox="0 0 6299 0" draw:points="0,0 6299,0">
            <text:p/>
          </draw:polygon>
          <draw:line draw:style-name="gr10" draw:text-style-name="P2" draw:layer="layout" svg:x1="22.96cm" svg:y1="57.522cm" svg:x2="29.259cm" svg:y2="57.522cm">
            <text:p/>
          </draw:line>
        </draw:g>
        <draw:g>
          <draw:polygon draw:style-name="gr6" draw:text-style-name="P5" draw:layer="layout" svg:width="6.3cm" svg:height="0.847cm" svg:x="22.96cm" svg:y="57.572cm" svg:viewBox="0 0 6301 848" draw:points="0,848 6301,848 6301,0 0,0">
            <text:p/>
          </draw:polygon>
          <draw:frame draw:style-name="gr8" draw:text-style-name="P2" draw:layer="layout" svg:width="6.3cm" svg:height="0.847cm" svg:x="22.96cm" svg:y="57.572cm">
            <draw:text-box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1" draw:text-style-name="P1" draw:layer="layout" svg:width="6.5cm" svg:height="4.411cm" svg:x="33.51cm" svg:y="54.126cm" svg:viewBox="0 0 6501 4412" draw:points="0,4412 6501,4412 6501,0 0,0">
            <text:p/>
          </draw:polygon>
          <draw:polygon draw:style-name="gr2" draw:text-style-name="P2" draw:layer="layout" svg:width="6.5cm" svg:height="4.411cm" svg:x="33.51cm" svg:y="54.126cm" svg:viewBox="0 0 6501 4412" draw:points="0,4412 6501,4412 6501,0 0,0">
            <text:p/>
          </draw:polygon>
        </draw:g>
        <draw:g>
          <draw:polygon draw:style-name="gr3" draw:text-style-name="P3" draw:layer="layout" svg:width="6.5cm" svg:height="1.108cm" svg:x="33.51cm" svg:y="53.018cm" svg:viewBox="0 0 6501 1109" draw:points="0,1109 6501,1109 6501,0 0,0">
            <text:p/>
          </draw:polygon>
          <draw:polygon draw:style-name="gr2" draw:text-style-name="P2" draw:layer="layout" svg:width="6.5cm" svg:height="1.108cm" svg:x="33.51cm" svg:y="53.018cm" svg:viewBox="0 0 6501 1109" draw:points="0,1109 6501,1109 6501,0 0,0">
            <text:p/>
          </draw:polygon>
        </draw:g>
        <draw:frame draw:style-name="gr11" draw:text-style-name="P2" draw:layer="layout" svg:width="6.5cm" svg:height="1.108cm" svg:x="33.51cm" svg:y="53.018cm">
          <draw:text-box>
            <text:p text:style-name="P4"><text:span text:style-name="T2">UVPropertyInputBase&lt;T,OwnerT&gt;</text:span></text:p>
          </draw:text-box>
        </draw:frame>
        <draw:g>
          <draw:polygon draw:style-name="gr6" draw:text-style-name="P5" draw:layer="layout" svg:width="6.3cm" svg:height="0.423cm" svg:x="33.61cm" svg:y="54.226cm" svg:viewBox="0 0 6301 424" draw:points="0,424 6301,424 6301,0 0,0">
            <text:p/>
          </draw:polygon>
          <draw:frame draw:style-name="gr13" draw:text-style-name="P2" draw:layer="layout" svg:width="6.3cm" svg:height="0.423cm" svg:x="33.61cm" svg:y="54.226cm">
            <draw:text-box>
              <text:p text:style-name="P4"><text:span text:style-name="T1">GetLanguageType</text:span></text:p>
            </draw:text-box>
          </draw:frame>
        </draw:g>
        <draw:g>
          <draw:polygon draw:style-name="gr9" draw:text-style-name="P6" draw:layer="layout" svg:width="6.298cm" svg:height="0cm" svg:x="33.61cm" svg:y="54.7cm" svg:viewBox="0 0 6299 0" draw:points="0,0 6299,0">
            <text:p/>
          </draw:polygon>
          <draw:line draw:style-name="gr10" draw:text-style-name="P2" draw:layer="layout" svg:x1="33.61cm" svg:y1="54.7cm" svg:x2="39.909cm" svg:y2="54.7cm">
            <text:p/>
          </draw:line>
        </draw:g>
        <draw:g>
          <draw:polygon draw:style-name="gr6" draw:text-style-name="P5" draw:layer="layout" svg:width="6.3cm" svg:height="0.847cm" svg:x="33.61cm" svg:y="54.75cm" svg:viewBox="0 0 6301 848" draw:points="0,848 6301,848 6301,0 0,0">
            <text:p/>
          </draw:polygon>
          <draw:frame draw:style-name="gr8" draw:text-style-name="P2" draw:layer="layout" svg:width="6.3cm" svg:height="0.847cm" svg:x="33.61cm" svg:y="54.75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33.61cm" svg:y="55.647cm" svg:viewBox="0 0 6299 0" draw:points="0,0 6299,0">
            <text:p/>
          </draw:polygon>
          <draw:line draw:style-name="gr10" draw:text-style-name="P2" draw:layer="layout" svg:x1="33.61cm" svg:y1="55.647cm" svg:x2="39.909cm" svg:y2="55.647cm">
            <text:p/>
          </draw:line>
        </draw:g>
        <draw:g>
          <draw:polygon draw:style-name="gr6" draw:text-style-name="P5" draw:layer="layout" svg:width="6.3cm" svg:height="0.423cm" svg:x="33.61cm" svg:y="55.697cm" svg:viewBox="0 0 6301 424" draw:points="0,424 6301,424 6301,0 0,0">
            <text:p/>
          </draw:polygon>
          <draw:frame draw:style-name="gr13" draw:text-style-name="P2" draw:layer="layout" svg:width="6.3cm" svg:height="0.423cm" svg:x="33.61cm" svg:y="55.697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33.61cm" svg:y="56.17cm" svg:viewBox="0 0 6299 0" draw:points="0,0 6299,0">
            <text:p/>
          </draw:polygon>
          <draw:line draw:style-name="gr10" draw:text-style-name="P2" draw:layer="layout" svg:x1="33.61cm" svg:y1="56.17cm" svg:x2="39.909cm" svg:y2="56.17cm">
            <text:p/>
          </draw:line>
        </draw:g>
        <draw:g>
          <draw:polygon draw:style-name="gr6" draw:text-style-name="P5" draw:layer="layout" svg:width="6.3cm" svg:height="1.27cm" svg:x="33.61cm" svg:y="56.22cm" svg:viewBox="0 0 6301 1271" draw:points="0,1271 6301,1271 6301,0 0,0">
            <text:p/>
          </draw:polygon>
          <draw:frame draw:style-name="gr7" draw:text-style-name="P2" draw:layer="layout" svg:width="6.3cm" svg:height="1.27cm" svg:x="33.61cm" svg:y="56.22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g>
          <draw:polygon draw:style-name="gr9" draw:text-style-name="P6" draw:layer="layout" svg:width="6.298cm" svg:height="0cm" svg:x="33.61cm" svg:y="57.54cm" svg:viewBox="0 0 6299 0" draw:points="0,0 6299,0">
            <text:p/>
          </draw:polygon>
          <draw:line draw:style-name="gr10" draw:text-style-name="P2" draw:layer="layout" svg:x1="33.61cm" svg:y1="57.54cm" svg:x2="39.909cm" svg:y2="57.54cm">
            <text:p/>
          </draw:line>
        </draw:g>
        <draw:g>
          <draw:polygon draw:style-name="gr6" draw:text-style-name="P5" draw:layer="layout" svg:width="6.3cm" svg:height="0.847cm" svg:x="33.61cm" svg:y="57.59cm" svg:viewBox="0 0 6301 848" draw:points="0,848 6301,848 6301,0 0,0">
            <text:p/>
          </draw:polygon>
          <draw:frame draw:style-name="gr8" draw:text-style-name="P2" draw:layer="layout" svg:width="6.3cm" svg:height="0.847cm" svg:x="33.61cm" svg:y="57.59cm">
            <draw:text-box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polyline draw:style-name="gr14" draw:text-style-name="P2" draw:layer="layout" svg:width="1.9cm" svg:height="5.362cm" svg:x="34.86cm" svg:y="47.656cm" svg:viewBox="0 0 1901 5363" draw:points="1901,5363 1901,0 0,0">
          <text:p/>
        </draw:polyline>
        <draw:path draw:style-name="gr14" draw:text-style-name="P2" draw:layer="layout" svg:width="13.23cm" svg:height="23.103cm" svg:x="29.36cm" svg:y="32.676cm" svg:viewBox="0 0 13231 23104" svg:d="M10651 23104h2580v-23020h-10898c0-15-3-28-11-42-8-13-17-23-30-30-14-8-27-12-42-12-16 0-29 4-42 12-13 7-23 17-30 30-8 14-12 27-12 42h-2166">
          <text:p/>
        </draw:path>
        <draw:g>
          <draw:polygon draw:style-name="gr1" draw:text-style-name="P1" draw:layer="layout" svg:width="6.5cm" svg:height="3.787cm" svg:x="19.11cm" svg:y="61.731cm" svg:viewBox="0 0 6501 3788" draw:points="0,3788 6501,3788 6501,0 0,0">
            <text:p/>
          </draw:polygon>
          <draw:polygon draw:style-name="gr2" draw:text-style-name="P2" draw:layer="layout" svg:width="6.5cm" svg:height="3.787cm" svg:x="19.11cm" svg:y="61.731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19.11cm" svg:y="60.624cm" svg:viewBox="0 0 6501 1109" draw:points="0,1109 6501,1109 6501,0 0,0">
            <text:p/>
          </draw:polygon>
          <draw:polygon draw:style-name="gr2" draw:text-style-name="P2" draw:layer="layout" svg:width="6.5cm" svg:height="1.108cm" svg:x="19.11cm" svg:y="60.624cm" svg:viewBox="0 0 6501 1109" draw:points="0,1109 6501,1109 6501,0 0,0">
            <text:p/>
          </draw:polygon>
        </draw:g>
        <draw:frame draw:style-name="gr11" draw:text-style-name="P2" draw:layer="layout" svg:width="6.5cm" svg:height="1.108cm" svg:x="19.11cm" svg:y="60.624cm">
          <draw:text-box>
            <text:p text:style-name="P4"><text:span text:style-name="T2">UPropertyInput&lt;T,OwnerT,type&gt;</text:span></text:p>
          </draw:text-box>
        </draw:frame>
        <draw:g>
          <draw:polygon draw:style-name="gr6" draw:text-style-name="P5" draw:layer="layout" svg:width="6.3cm" svg:height="0.423cm" svg:x="19.21cm" svg:y="61.831cm" svg:viewBox="0 0 6301 424" draw:points="0,424 6301,424 6301,0 0,0">
            <text:p/>
          </draw:polygon>
          <draw:frame draw:style-name="gr13" draw:text-style-name="P2" draw:layer="layout" svg:width="6.3cm" svg:height="0.423cm" svg:x="19.21cm" svg:y="61.831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19.21cm" svg:y="62.305cm" svg:viewBox="0 0 6299 0" draw:points="0,0 6299,0">
            <text:p/>
          </draw:polygon>
          <draw:line draw:style-name="gr10" draw:text-style-name="P2" draw:layer="layout" svg:x1="19.21cm" svg:y1="62.305cm" svg:x2="25.509cm" svg:y2="62.305cm">
            <text:p/>
          </draw:line>
        </draw:g>
        <draw:g>
          <draw:polygon draw:style-name="gr6" draw:text-style-name="P5" draw:layer="layout" svg:width="6.3cm" svg:height="1.27cm" svg:x="19.21cm" svg:y="62.355cm" svg:viewBox="0 0 6301 1271" draw:points="0,1271 6301,1271 6301,0 0,0">
            <text:p/>
          </draw:polygon>
          <draw:frame draw:style-name="gr7" draw:text-style-name="P2" draw:layer="layout" svg:width="6.3cm" svg:height="1.27cm" svg:x="19.21cm" svg:y="62.355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19.21cm" svg:y="63.675cm" svg:viewBox="0 0 6299 0" draw:points="0,0 6299,0">
            <text:p/>
          </draw:polygon>
          <draw:line draw:style-name="gr10" draw:text-style-name="P2" draw:layer="layout" svg:x1="19.21cm" svg:y1="63.675cm" svg:x2="25.509cm" svg:y2="63.675cm">
            <text:p/>
          </draw:line>
        </draw:g>
        <draw:g>
          <draw:polygon draw:style-name="gr6" draw:text-style-name="P5" draw:layer="layout" svg:width="6.3cm" svg:height="1.693cm" svg:x="19.21cm" svg:y="63.725cm" svg:viewBox="0 0 6301 1694" draw:points="0,1694 6301,1694 6301,0 0,0">
            <text:p/>
          </draw:polygon>
          <draw:frame draw:style-name="gr16" draw:text-style-name="P2" draw:layer="layout" svg:width="6.3cm" svg:height="1.693cm" svg:x="19.21cm" svg:y="63.725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22.36cm" svg:y="58.519cm" svg:viewBox="0 0 3751 2106" draw:points="0,2106 0,835 3751,835 3751,0">
          <text:p/>
        </draw:polyline>
        <draw:g>
          <draw:polygon draw:style-name="gr1" draw:text-style-name="P1" draw:layer="layout" svg:width="6.5cm" svg:height="4.311cm" svg:x="26.61cm" svg:y="62.239cm" svg:viewBox="0 0 6501 4312" draw:points="0,4312 6501,4312 6501,0 0,0">
            <text:p/>
          </draw:polygon>
          <draw:polygon draw:style-name="gr2" draw:text-style-name="P2" draw:layer="layout" svg:width="6.5cm" svg:height="4.311cm" svg:x="26.61cm" svg:y="62.239cm" svg:viewBox="0 0 6501 4312" draw:points="0,4312 6501,4312 6501,0 0,0">
            <text:p/>
          </draw:polygon>
        </draw:g>
        <draw:g>
          <draw:polygon draw:style-name="gr3" draw:text-style-name="P3" draw:layer="layout" svg:width="6.5cm" svg:height="1.616cm" svg:x="26.61cm" svg:y="60.624cm" svg:viewBox="0 0 6501 1617" draw:points="0,1617 6501,1617 6501,0 0,0">
            <text:p/>
          </draw:polygon>
          <draw:polygon draw:style-name="gr2" draw:text-style-name="P2" draw:layer="layout" svg:width="6.5cm" svg:height="1.616cm" svg:x="26.61cm" svg:y="60.624cm" svg:viewBox="0 0 6501 1617" draw:points="0,1617 6501,1617 6501,0 0,0">
            <text:p/>
          </draw:polygon>
        </draw:g>
        <draw:frame draw:style-name="gr17" draw:text-style-name="P2" draw:layer="layout" svg:width="6.5cm" svg:height="1.616cm" svg:x="26.61cm" svg:y="60.624cm">
          <draw:text-box>
            <text:p text:style-name="P4"><text:span text:style-name="T2">UPropertyInputData&lt;T,OwnerT,type&gt;</text:span></text:p>
          </draw:text-box>
        </draw:frame>
        <draw:g>
          <draw:polygon draw:style-name="gr6" draw:text-style-name="P5" draw:layer="layout" svg:width="6.3cm" svg:height="0.423cm" svg:x="26.71cm" svg:y="62.339cm" svg:viewBox="0 0 6301 424" draw:points="0,424 6301,424 6301,0 0,0">
            <text:p/>
          </draw:polygon>
          <draw:frame draw:style-name="gr13" draw:text-style-name="P2" draw:layer="layout" svg:width="6.3cm" svg:height="0.423cm" svg:x="26.71cm" svg:y="62.339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6.71cm" svg:y="62.813cm" svg:viewBox="0 0 6299 0" draw:points="0,0 6299,0">
            <text:p/>
          </draw:polygon>
          <draw:line draw:style-name="gr10" draw:text-style-name="P2" draw:layer="layout" svg:x1="26.71cm" svg:y1="62.813cm" svg:x2="33.009cm" svg:y2="62.813cm">
            <text:p/>
          </draw:line>
        </draw:g>
        <draw:g>
          <draw:polygon draw:style-name="gr6" draw:text-style-name="P5" draw:layer="layout" svg:width="6.3cm" svg:height="1.27cm" svg:x="26.71cm" svg:y="62.863cm" svg:viewBox="0 0 6301 1271" draw:points="0,1271 6301,1271 6301,0 0,0">
            <text:p/>
          </draw:polygon>
          <draw:frame draw:style-name="gr7" draw:text-style-name="P2" draw:layer="layout" svg:width="6.3cm" svg:height="1.27cm" svg:x="26.71cm" svg:y="62.863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6.71cm" svg:y="64.183cm" svg:viewBox="0 0 6299 0" draw:points="0,0 6299,0">
            <text:p/>
          </draw:polygon>
          <draw:line draw:style-name="gr10" draw:text-style-name="P2" draw:layer="layout" svg:x1="26.71cm" svg:y1="64.183cm" svg:x2="33.009cm" svg:y2="64.183cm">
            <text:p/>
          </draw:line>
        </draw:g>
        <draw:g>
          <draw:polygon draw:style-name="gr6" draw:text-style-name="P5" draw:layer="layout" svg:width="6.3cm" svg:height="1.693cm" svg:x="26.71cm" svg:y="64.233cm" svg:viewBox="0 0 6301 1694" draw:points="0,1694 6301,1694 6301,0 0,0">
            <text:p/>
          </draw:polygon>
          <draw:frame draw:style-name="gr16" draw:text-style-name="P2" draw:layer="layout" svg:width="6.3cm" svg:height="1.693cm" svg:x="26.71cm" svg:y="64.233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26.11cm" svg:y="58.519cm" svg:viewBox="0 0 3751 2106" draw:points="3751,2106 3751,824 0,824 0,0">
          <text:p/>
        </draw:polyline>
        <draw:g>
          <draw:polygon draw:style-name="gr9" draw:text-style-name="P6" draw:layer="layout" svg:width="6.298cm" svg:height="0cm" svg:x="26.71cm" svg:y="65.977cm" svg:viewBox="0 0 6299 0" draw:points="0,0 6299,0">
            <text:p/>
          </draw:polygon>
          <draw:line draw:style-name="gr10" draw:text-style-name="P2" draw:layer="layout" svg:x1="26.71cm" svg:y1="65.977cm" svg:x2="33.009cm" svg:y2="65.977cm">
            <text:p/>
          </draw:line>
        </draw:g>
        <draw:g>
          <draw:polygon draw:style-name="gr6" draw:text-style-name="P5" draw:layer="layout" svg:width="6.3cm" svg:height="0.423cm" svg:x="26.71cm" svg:y="66.027cm" svg:viewBox="0 0 6301 424" draw:points="0,424 6301,424 6301,0 0,0">
            <text:p/>
          </draw:polygon>
          <draw:frame draw:style-name="gr13" draw:text-style-name="P2" draw:layer="layout" svg:width="6.3cm" svg:height="0.423cm" svg:x="26.71cm" svg:y="66.027cm">
            <draw:text-box>
              <text:p text:style-name="P4"><text:span text:style-name="T1">IsNewData</text:span></text:p>
            </draw:text-box>
          </draw:frame>
        </draw:g>
        <draw:g>
          <draw:polygon draw:style-name="gr1" draw:text-style-name="P1" draw:layer="layout" svg:width="6.5cm" svg:height="3.787cm" svg:x="34.36cm" svg:y="61.731cm" svg:viewBox="0 0 6501 3788" draw:points="0,3788 6501,3788 6501,0 0,0">
            <text:p/>
          </draw:polygon>
          <draw:polygon draw:style-name="gr2" draw:text-style-name="P2" draw:layer="layout" svg:width="6.5cm" svg:height="3.787cm" svg:x="34.36cm" svg:y="61.731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34.36cm" svg:y="60.624cm" svg:viewBox="0 0 6501 1109" draw:points="0,1109 6501,1109 6501,0 0,0">
            <text:p/>
          </draw:polygon>
          <draw:polygon draw:style-name="gr2" draw:text-style-name="P2" draw:layer="layout" svg:width="6.5cm" svg:height="1.108cm" svg:x="34.36cm" svg:y="60.624cm" svg:viewBox="0 0 6501 1109" draw:points="0,1109 6501,1109 6501,0 0,0">
            <text:p/>
          </draw:polygon>
        </draw:g>
        <draw:frame draw:style-name="gr11" draw:text-style-name="P2" draw:layer="layout" svg:width="6.5cm" svg:height="1.108cm" svg:x="34.36cm" svg:y="60.624cm">
          <draw:text-box>
            <text:p text:style-name="P4"><text:span text:style-name="T2">UVPropertyInputData&lt;T,OwnerT&gt;</text:span></text:p>
          </draw:text-box>
        </draw:frame>
        <draw:g>
          <draw:polygon draw:style-name="gr6" draw:text-style-name="P5" draw:layer="layout" svg:width="6.3cm" svg:height="0.423cm" svg:x="34.46cm" svg:y="61.831cm" svg:viewBox="0 0 6301 424" draw:points="0,424 6301,424 6301,0 0,0">
            <text:p/>
          </draw:polygon>
          <draw:frame draw:style-name="gr13" draw:text-style-name="P2" draw:layer="layout" svg:width="6.3cm" svg:height="0.423cm" svg:x="34.46cm" svg:y="61.831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34.46cm" svg:y="62.305cm" svg:viewBox="0 0 6299 0" draw:points="0,0 6299,0">
            <text:p/>
          </draw:polygon>
          <draw:line draw:style-name="gr10" draw:text-style-name="P2" draw:layer="layout" svg:x1="34.46cm" svg:y1="62.305cm" svg:x2="40.759cm" svg:y2="62.305cm">
            <text:p/>
          </draw:line>
        </draw:g>
        <draw:g>
          <draw:polygon draw:style-name="gr6" draw:text-style-name="P5" draw:layer="layout" svg:width="6.3cm" svg:height="1.27cm" svg:x="34.46cm" svg:y="62.355cm" svg:viewBox="0 0 6301 1271" draw:points="0,1271 6301,1271 6301,0 0,0">
            <text:p/>
          </draw:polygon>
          <draw:frame draw:style-name="gr7" draw:text-style-name="P2" draw:layer="layout" svg:width="6.3cm" svg:height="1.27cm" svg:x="34.46cm" svg:y="62.355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34.46cm" svg:y="63.675cm" svg:viewBox="0 0 6299 0" draw:points="0,0 6299,0">
            <text:p/>
          </draw:polygon>
          <draw:line draw:style-name="gr10" draw:text-style-name="P2" draw:layer="layout" svg:x1="34.46cm" svg:y1="63.675cm" svg:x2="40.759cm" svg:y2="63.675cm">
            <text:p/>
          </draw:line>
        </draw:g>
        <draw:g>
          <draw:polygon draw:style-name="gr6" draw:text-style-name="P5" draw:layer="layout" svg:width="6.3cm" svg:height="1.693cm" svg:x="34.46cm" svg:y="63.725cm" svg:viewBox="0 0 6301 1694" draw:points="0,1694 6301,1694 6301,0 0,0">
            <text:p/>
          </draw:polygon>
          <draw:frame draw:style-name="gr16" draw:text-style-name="P2" draw:layer="layout" svg:width="6.3cm" svg:height="1.693cm" svg:x="34.46cm" svg:y="63.725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0.85cm" svg:height="2.087cm" svg:x="36.76cm" svg:y="58.537cm" svg:viewBox="0 0 851 2088" draw:points="851,2088 851,817 0,817 0,0">
          <text:p/>
        </draw:polyline>
        <draw:g>
          <draw:polygon draw:style-name="gr1" draw:text-style-name="P1" draw:layer="layout" svg:width="6.5cm" svg:height="3.364cm" svg:x="43.96cm" svg:y="54.776cm" svg:viewBox="0 0 6501 3365" draw:points="0,3365 6501,3365 6501,0 0,0">
            <text:p/>
          </draw:polygon>
          <draw:polygon draw:style-name="gr2" draw:text-style-name="P2" draw:layer="layout" svg:width="6.5cm" svg:height="3.364cm" svg:x="43.96cm" svg:y="54.776cm" svg:viewBox="0 0 6501 3365" draw:points="0,3365 6501,3365 6501,0 0,0">
            <text:p/>
          </draw:polygon>
        </draw:g>
        <draw:g>
          <draw:polygon draw:style-name="gr3" draw:text-style-name="P3" draw:layer="layout" svg:width="6.5cm" svg:height="1.616cm" svg:x="43.96cm" svg:y="53.16cm" svg:viewBox="0 0 6501 1617" draw:points="0,1617 6501,1617 6501,0 0,0">
            <text:p/>
          </draw:polygon>
          <draw:polygon draw:style-name="gr2" draw:text-style-name="P2" draw:layer="layout" svg:width="6.5cm" svg:height="1.616cm" svg:x="43.96cm" svg:y="53.16cm" svg:viewBox="0 0 6501 1617" draw:points="0,1617 6501,1617 6501,0 0,0">
            <text:p/>
          </draw:polygon>
        </draw:g>
        <draw:frame draw:style-name="gr17" draw:text-style-name="P2" draw:layer="layout" svg:width="6.5cm" svg:height="1.616cm" svg:x="43.96cm" svg:y="53.16cm">
          <draw:text-box>
            <text:p text:style-name="P4"><text:span text:style-name="T2">UPropertyInputCBase&lt;T,OwnerT,type&gt;</text:span></text:p>
          </draw:text-box>
        </draw:frame>
        <draw:g>
          <draw:polygon draw:style-name="gr6" draw:text-style-name="P5" draw:layer="layout" svg:width="6.3cm" svg:height="0.423cm" svg:x="44.06cm" svg:y="54.876cm" svg:viewBox="0 0 6301 424" draw:points="0,424 6301,424 6301,0 0,0">
            <text:p/>
          </draw:polygon>
          <draw:frame draw:style-name="gr13" draw:text-style-name="P2" draw:layer="layout" svg:width="6.3cm" svg:height="0.423cm" svg:x="44.06cm" svg:y="54.876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44.06cm" svg:y="55.349cm" svg:viewBox="0 0 6299 0" draw:points="0,0 6299,0">
            <text:p/>
          </draw:polygon>
          <draw:line draw:style-name="gr10" draw:text-style-name="P2" draw:layer="layout" svg:x1="44.06cm" svg:y1="55.349cm" svg:x2="50.359cm" svg:y2="55.349cm">
            <text:p/>
          </draw:line>
        </draw:g>
        <draw:g>
          <draw:polygon draw:style-name="gr6" draw:text-style-name="P5" draw:layer="layout" svg:width="6.3cm" svg:height="2.117cm" svg:x="44.06cm" svg:y="55.399cm" svg:viewBox="0 0 6301 2118" draw:points="0,2118 6301,2118 6301,0 0,0">
            <text:p/>
          </draw:polygon>
          <draw:frame draw:style-name="gr15" draw:text-style-name="P2" draw:layer="layout" svg:width="6.3cm" svg:height="2.117cm" svg:x="44.06cm" svg:y="55.399cm">
            <draw:text-box>
              <text:p text:style-name="P4"><text:span text:style-name="T1">GetNumPointers</text:span></text:p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  <text:p text:style-name="P4"><text:span text:style-name="T1">ClearAllPointers</text:span></text:p>
            </draw:text-box>
          </draw:frame>
        </draw:g>
        <draw:g>
          <draw:polygon draw:style-name="gr9" draw:text-style-name="P6" draw:layer="layout" svg:width="6.298cm" svg:height="0cm" svg:x="44.06cm" svg:y="57.566cm" svg:viewBox="0 0 6299 0" draw:points="0,0 6299,0">
            <text:p/>
          </draw:polygon>
          <draw:line draw:style-name="gr10" draw:text-style-name="P2" draw:layer="layout" svg:x1="44.06cm" svg:y1="57.566cm" svg:x2="50.359cm" svg:y2="57.566cm">
            <text:p/>
          </draw:line>
        </draw:g>
        <draw:g>
          <draw:polygon draw:style-name="gr6" draw:text-style-name="P5" draw:layer="layout" svg:width="6.3cm" svg:height="0.423cm" svg:x="44.06cm" svg:y="57.616cm" svg:viewBox="0 0 6301 424" draw:points="0,424 6301,424 6301,0 0,0">
            <text:p/>
          </draw:polygon>
          <draw:frame draw:style-name="gr13" draw:text-style-name="P2" draw:layer="layout" svg:width="6.3cm" svg:height="0.423cm" svg:x="44.06cm" svg:y="57.616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7.4cm" svg:height="11.378cm" svg:x="50.46cm" svg:y="44.271cm" svg:viewBox="0 0 7401 11379" draw:points="0,11379 7401,11379 7401,0">
          <text:p/>
        </draw:polyline>
        <draw:path draw:style-name="gr14" draw:text-style-name="P2" draw:layer="layout" svg:width="14.6cm" svg:height="22.975cm" svg:x="29.36cm" svg:y="32.676cm" svg:viewBox="0 0 14601 22976" svg:d="M14601 22976h-1371v-22892h-10897c0-15-3-28-11-42-8-13-17-23-31-30-13-8-26-12-41-12-16 0-29 4-42 12-13 7-23 17-31 30-7 14-11 27-11 42h-2166">
          <text:p/>
        </draw:path>
        <draw:g>
          <draw:polygon draw:style-name="gr1" draw:text-style-name="P1" draw:layer="layout" svg:width="6.5cm" svg:height="1.57cm" svg:x="43.965cm" svg:y="62.631cm" svg:viewBox="0 0 6501 1571" draw:points="0,1571 6501,1571 6501,0 0,0">
            <text:p/>
          </draw:polygon>
          <draw:polygon draw:style-name="gr2" draw:text-style-name="P2" draw:layer="layout" svg:width="6.5cm" svg:height="1.57cm" svg:x="43.965cm" svg:y="62.631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43.965cm" svg:y="61.523cm" svg:viewBox="0 0 6501 1109" draw:points="0,1109 6501,1109 6501,0 0,0">
            <text:p/>
          </draw:polygon>
          <draw:polygon draw:style-name="gr2" draw:text-style-name="P2" draw:layer="layout" svg:width="6.5cm" svg:height="1.108cm" svg:x="43.965cm" svg:y="61.523cm" svg:viewBox="0 0 6501 1109" draw:points="0,1109 6501,1109 6501,0 0,0">
            <text:p/>
          </draw:polygon>
        </draw:g>
        <draw:frame draw:style-name="gr11" draw:text-style-name="P2" draw:layer="layout" svg:width="6.5cm" svg:height="1.108cm" svg:x="43.965cm" svg:y="61.523cm">
          <draw:text-box>
            <text:p text:style-name="P4"><text:span text:style-name="T2">UPropertyInputC&lt;T,OwnerT,type&gt;</text:span></text:p>
          </draw:text-box>
        </draw:frame>
        <draw:g>
          <draw:polygon draw:style-name="gr6" draw:text-style-name="P5" draw:layer="layout" svg:width="6.3cm" svg:height="0.847cm" svg:x="44.065cm" svg:y="62.731cm" svg:viewBox="0 0 6301 848" draw:points="0,848 6301,848 6301,0 0,0">
            <text:p/>
          </draw:polygon>
          <draw:frame draw:style-name="gr8" draw:text-style-name="P2" draw:layer="layout" svg:width="6.3cm" svg:height="0.847cm" svg:x="44.065cm" svg:y="62.731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44.065cm" svg:y="63.628cm" svg:viewBox="0 0 6300 0" draw:points="0,0 6300,0">
            <text:p/>
          </draw:polygon>
          <draw:line draw:style-name="gr10" draw:text-style-name="P2" draw:layer="layout" svg:x1="44.065cm" svg:y1="63.628cm" svg:x2="50.365cm" svg:y2="63.628cm">
            <text:p/>
          </draw:line>
        </draw:g>
        <draw:g>
          <draw:polygon draw:style-name="gr6" draw:text-style-name="P5" draw:layer="layout" svg:width="6.3cm" svg:height="0.423cm" svg:x="44.065cm" svg:y="63.678cm" svg:viewBox="0 0 6301 424" draw:points="0,424 6301,424 6301,0 0,0">
            <text:p/>
          </draw:polygon>
          <draw:frame draw:style-name="gr13" draw:text-style-name="P2" draw:layer="layout" svg:width="6.3cm" svg:height="0.423cm" svg:x="44.065cm" svg:y="63.678cm">
            <draw:text-box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0.005cm" svg:height="3.384cm" svg:x="47.21cm" svg:y="58.139cm" svg:viewBox="0 0 6 3385" draw:points="6,3385 6,2115 0,2115 0,0">
          <text:p/>
        </draw:polyline>
        <draw:g>
          <draw:polygon draw:style-name="gr1" draw:text-style-name="P1" draw:layer="layout" svg:width="6.5cm" svg:height="0.624cm" svg:x="43.965cm" svg:y="67.505cm" svg:viewBox="0 0 6501 625" draw:points="0,625 6501,625 6501,0 0,0">
            <text:p/>
          </draw:polygon>
          <draw:polygon draw:style-name="gr2" draw:text-style-name="P2" draw:layer="layout" svg:width="6.5cm" svg:height="0.624cm" svg:x="43.965cm" svg:y="67.505cm" svg:viewBox="0 0 6501 625" draw:points="0,625 6501,625 6501,0 0,0">
            <text:p/>
          </draw:polygon>
        </draw:g>
        <draw:g>
          <draw:polygon draw:style-name="gr3" draw:text-style-name="P3" draw:layer="layout" svg:width="6.5cm" svg:height="1.616cm" svg:x="43.965cm" svg:y="65.89cm" svg:viewBox="0 0 6501 1617" draw:points="0,1617 6501,1617 6501,0 0,0">
            <text:p/>
          </draw:polygon>
          <draw:polygon draw:style-name="gr2" draw:text-style-name="P2" draw:layer="layout" svg:width="6.5cm" svg:height="1.616cm" svg:x="43.965cm" svg:y="65.89cm" svg:viewBox="0 0 6501 1617" draw:points="0,1617 6501,1617 6501,0 0,0">
            <text:p/>
          </draw:polygon>
        </draw:g>
        <draw:frame draw:style-name="gr17" draw:text-style-name="P2" draw:layer="layout" svg:width="6.5cm" svg:height="1.616cm" svg:x="43.965cm" svg:y="65.89cm">
          <draw:text-box>
            <text:p text:style-name="P4"><text:span text:style-name="T2">UPropertyInputCData&lt;T,OwnerT,type&gt;</text:span></text:p>
          </draw:text-box>
        </draw:frame>
        <draw:line draw:style-name="gr14" draw:text-style-name="P2" draw:layer="layout" svg:x1="47.215cm" svg:y1="65.89cm" svg:x2="47.215cm" svg:y2="64.202cm">
          <text:p/>
        </draw:line>
        <draw:g>
          <draw:polygon draw:style-name="gr1" draw:text-style-name="P1" draw:layer="layout" svg:width="6.5cm" svg:height="2.94cm" svg:x="77.785cm" svg:y="57.984cm" svg:viewBox="0 0 6501 2941" draw:points="0,2941 6501,2941 6501,0 0,0">
            <text:p/>
          </draw:polygon>
          <draw:polygon draw:style-name="gr2" draw:text-style-name="P2" draw:layer="layout" svg:width="6.5cm" svg:height="2.94cm" svg:x="77.785cm" svg:y="57.984cm" svg:viewBox="0 0 6501 2941" draw:points="0,2941 6501,2941 6501,0 0,0">
            <text:p/>
          </draw:polygon>
        </draw:g>
        <draw:g>
          <draw:polygon draw:style-name="gr3" draw:text-style-name="P3" draw:layer="layout" svg:width="6.5cm" svg:height="1.616cm" svg:x="77.785cm" svg:y="56.368cm" svg:viewBox="0 0 6501 1617" draw:points="0,1617 6501,1617 6501,0 0,0">
            <text:p/>
          </draw:polygon>
          <draw:polygon draw:style-name="gr2" draw:text-style-name="P2" draw:layer="layout" svg:width="6.5cm" svg:height="1.616cm" svg:x="77.785cm" svg:y="56.368cm" svg:viewBox="0 0 6501 1617" draw:points="0,1617 6501,1617 6501,0 0,0">
            <text:p/>
          </draw:polygon>
        </draw:g>
        <draw:frame draw:style-name="gr17" draw:text-style-name="P2" draw:layer="layout" svg:width="6.5cm" svg:height="1.616cm" svg:x="77.785cm" svg:y="56.368cm">
          <draw:text-box>
            <text:p text:style-name="P4"><text:span text:style-name="T2">UPropertyOutputBase&lt;T,OwnerT,type&gt;</text:span></text:p>
          </draw:text-box>
        </draw:frame>
        <draw:g>
          <draw:polygon draw:style-name="gr6" draw:text-style-name="P5" draw:layer="layout" svg:width="6.3cm" svg:height="0.423cm" svg:x="77.885cm" svg:y="58.084cm" svg:viewBox="0 0 6301 424" draw:points="0,424 6301,424 6301,0 0,0">
            <text:p/>
          </draw:polygon>
          <draw:frame draw:style-name="gr13" draw:text-style-name="P2" draw:layer="layout" svg:width="6.3cm" svg:height="0.423cm" svg:x="77.885cm" svg:y="58.084cm">
            <draw:text-box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11.675cm" svg:height="16.349cm" svg:x="66.11cm" svg:y="42.298cm" svg:viewBox="0 0 11676 16350" draw:points="11676,16350 10407,16350 10407,1269 0,1269 0,0">
          <text:p/>
        </draw:polyline>
        <draw:polyline draw:style-name="gr14" draw:text-style-name="P2" draw:layer="layout" svg:width="5.075cm" svg:height="3.844cm" svg:x="81.035cm" svg:y="52.525cm" svg:viewBox="0 0 5076 3845" draw:points="0,3845 0,2574 5076,2574 5076,0">
          <text:p/>
        </draw:polyline>
        <draw:g>
          <draw:polygon draw:style-name="gr9" draw:text-style-name="P6" draw:layer="layout" svg:width="6.298cm" svg:height="0cm" svg:x="77.885cm" svg:y="58.558cm" svg:viewBox="0 0 6299 0" draw:points="0,0 6299,0">
            <text:p/>
          </draw:polygon>
          <draw:line draw:style-name="gr10" draw:text-style-name="P2" draw:layer="layout" svg:x1="77.885cm" svg:y1="58.558cm" svg:x2="84.184cm" svg:y2="58.558cm">
            <text:p/>
          </draw:line>
        </draw:g>
        <draw:g>
          <draw:polygon draw:style-name="gr6" draw:text-style-name="P5" draw:layer="layout" svg:width="6.3cm" svg:height="0.847cm" svg:x="77.885cm" svg:y="58.608cm" svg:viewBox="0 0 6301 848" draw:points="0,848 6301,848 6301,0 0,0">
            <text:p/>
          </draw:polygon>
          <draw:frame draw:style-name="gr8" draw:text-style-name="P2" draw:layer="layout" svg:width="6.3cm" svg:height="0.847cm" svg:x="77.885cm" svg:y="58.608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g>
          <draw:polygon draw:style-name="gr9" draw:text-style-name="P6" draw:layer="layout" svg:width="6.298cm" svg:height="0cm" svg:x="77.885cm" svg:y="59.505cm" svg:viewBox="0 0 6299 0" draw:points="0,0 6299,0">
            <text:p/>
          </draw:polygon>
          <draw:line draw:style-name="gr10" draw:text-style-name="P2" draw:layer="layout" svg:x1="77.885cm" svg:y1="59.505cm" svg:x2="84.184cm" svg:y2="59.505cm">
            <text:p/>
          </draw:line>
        </draw:g>
        <draw:g>
          <draw:polygon draw:style-name="gr6" draw:text-style-name="P5" draw:layer="layout" svg:width="6.3cm" svg:height="1.27cm" svg:x="77.885cm" svg:y="59.555cm" svg:viewBox="0 0 6301 1271" draw:points="0,1271 6301,1271 6301,0 0,0">
            <text:p/>
          </draw:polygon>
          <draw:frame draw:style-name="gr7" draw:text-style-name="P2" draw:layer="layout" svg:width="6.3cm" svg:height="1.27cm" svg:x="77.885cm" svg:y="59.555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1" draw:text-style-name="P1" draw:layer="layout" svg:width="6.5cm" svg:height="0.3cm" svg:x="77.785cm" svg:y="64.126cm" svg:viewBox="0 0 6501 301" draw:points="0,301 6501,301 6501,0 0,0">
            <text:p/>
          </draw:polygon>
          <draw:polygon draw:style-name="gr2" draw:text-style-name="P2" draw:layer="layout" svg:width="6.5cm" svg:height="0.3cm" svg:x="77.785cm" svg:y="64.126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77.785cm" svg:y="62.51cm" svg:viewBox="0 0 6501 1617" draw:points="0,1617 6501,1617 6501,0 0,0">
            <text:p/>
          </draw:polygon>
          <draw:polygon draw:style-name="gr2" draw:text-style-name="P2" draw:layer="layout" svg:width="6.5cm" svg:height="1.616cm" svg:x="77.785cm" svg:y="62.51cm" svg:viewBox="0 0 6501 1617" draw:points="0,1617 6501,1617 6501,0 0,0">
            <text:p/>
          </draw:polygon>
        </draw:g>
        <draw:frame draw:style-name="gr17" draw:text-style-name="P2" draw:layer="layout" svg:width="6.5cm" svg:height="1.616cm" svg:x="77.785cm" svg:y="62.51cm">
          <draw:text-box>
            <text:p text:style-name="P4"><text:span text:style-name="T2">UPropertyOutputData&lt;T,OwnerT,type&gt;</text:span></text:p>
          </draw:text-box>
        </draw:frame>
        <draw:line draw:style-name="gr14" draw:text-style-name="P2" draw:layer="layout" svg:x1="81.035cm" svg:y1="62.51cm" svg:x2="81.035cm" svg:y2="60.925cm">
          <text:p/>
        </draw:line>
        <draw:g>
          <draw:polygon draw:style-name="gr1" draw:text-style-name="P1" draw:layer="layout" svg:width="6.5cm" svg:height="1.147cm" svg:x="66.185cm" svg:y="57.799cm" svg:viewBox="0 0 6501 1148" draw:points="0,1148 6501,1148 6501,0 0,0">
            <text:p/>
          </draw:polygon>
          <draw:polygon draw:style-name="gr2" draw:text-style-name="P2" draw:layer="layout" svg:width="6.5cm" svg:height="1.147cm" svg:x="66.185cm" svg:y="57.799cm" svg:viewBox="0 0 6501 1148" draw:points="0,1148 6501,1148 6501,0 0,0">
            <text:p/>
          </draw:polygon>
        </draw:g>
        <draw:g>
          <draw:polygon draw:style-name="gr3" draw:text-style-name="P3" draw:layer="layout" svg:width="6.5cm" svg:height="1.616cm" svg:x="66.185cm" svg:y="56.183cm" svg:viewBox="0 0 6501 1617" draw:points="0,1617 6501,1617 6501,0 0,0">
            <text:p/>
          </draw:polygon>
          <draw:polygon draw:style-name="gr2" draw:text-style-name="P2" draw:layer="layout" svg:width="6.5cm" svg:height="1.616cm" svg:x="66.185cm" svg:y="56.183cm" svg:viewBox="0 0 6501 1617" draw:points="0,1617 6501,1617 6501,0 0,0">
            <text:p/>
          </draw:polygon>
        </draw:g>
        <draw:frame draw:style-name="gr17" draw:text-style-name="P2" draw:layer="layout" svg:width="6.5cm" svg:height="1.616cm" svg:x="66.185cm" svg:y="56.183cm">
          <draw:text-box>
            <text:p text:style-name="P4"><text:span text:style-name="T2">UPropertyOutputCBase&lt;T,OwnerT,type&gt;</text:span></text:p>
          </draw:text-box>
        </draw:frame>
        <draw:g>
          <draw:polygon draw:style-name="gr6" draw:text-style-name="P5" draw:layer="layout" svg:width="6.3cm" svg:height="0.423cm" svg:x="66.285cm" svg:y="57.899cm" svg:viewBox="0 0 6301 424" draw:points="0,424 6301,424 6301,0 0,0">
            <text:p/>
          </draw:polygon>
          <draw:frame draw:style-name="gr13" draw:text-style-name="P2" draw:layer="layout" svg:width="6.3cm" svg:height="0.423cm" svg:x="66.285cm" svg:y="57.899cm">
            <draw:text-box>
              <text:p text:style-name="P4"><text:span text:style-name="T1">Value</text:span></text:p>
            </draw:text-box>
          </draw:frame>
        </draw:g>
        <draw:g>
          <draw:polygon draw:style-name="gr9" draw:text-style-name="P6" draw:layer="layout" svg:width="6.298cm" svg:height="0cm" svg:x="66.285cm" svg:y="58.373cm" svg:viewBox="0 0 6299 0" draw:points="0,0 6299,0">
            <text:p/>
          </draw:polygon>
          <draw:line draw:style-name="gr10" draw:text-style-name="P2" draw:layer="layout" svg:x1="66.285cm" svg:y1="58.373cm" svg:x2="72.584cm" svg:y2="58.373cm">
            <text:p/>
          </draw:line>
        </draw:g>
        <draw:g>
          <draw:polygon draw:style-name="gr6" draw:text-style-name="P5" draw:layer="layout" svg:width="6.3cm" svg:height="0.423cm" svg:x="66.285cm" svg:y="58.422cm" svg:viewBox="0 0 6301 424" draw:points="0,424 6301,424 6301,0 0,0">
            <text:p/>
          </draw:polygon>
          <draw:frame draw:style-name="gr13" draw:text-style-name="P2" draw:layer="layout" svg:width="6.3cm" svg:height="0.423cm" svg:x="66.285cm" svg:y="58.422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11.575cm" svg:height="11.912cm" svg:x="57.86cm" svg:y="44.271cm" svg:viewBox="0 0 11576 11913" draw:points="11576,11913 11576,1728 0,1728 0,0">
          <text:p/>
        </draw:polyline>
        <draw:g>
          <draw:polygon draw:style-name="gr1" draw:text-style-name="P1" draw:layer="layout" svg:width="6.5cm" svg:height="0.3cm" svg:x="66.185cm" svg:y="64.126cm" svg:viewBox="0 0 6501 301" draw:points="0,301 6501,301 6501,0 0,0">
            <text:p/>
          </draw:polygon>
          <draw:polygon draw:style-name="gr2" draw:text-style-name="P2" draw:layer="layout" svg:width="6.5cm" svg:height="0.3cm" svg:x="66.185cm" svg:y="64.126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66.185cm" svg:y="62.51cm" svg:viewBox="0 0 6501 1617" draw:points="0,1617 6501,1617 6501,0 0,0">
            <text:p/>
          </draw:polygon>
          <draw:polygon draw:style-name="gr2" draw:text-style-name="P2" draw:layer="layout" svg:width="6.5cm" svg:height="1.616cm" svg:x="66.185cm" svg:y="62.51cm" svg:viewBox="0 0 6501 1617" draw:points="0,1617 6501,1617 6501,0 0,0">
            <text:p/>
          </draw:polygon>
        </draw:g>
        <draw:frame draw:style-name="gr17" draw:text-style-name="P2" draw:layer="layout" svg:width="6.5cm" svg:height="1.616cm" svg:x="66.185cm" svg:y="62.51cm">
          <draw:text-box>
            <text:p text:style-name="P4"><text:span text:style-name="T2">UPropertyOutputCData&lt;T,OwnerT,type&gt;</text:span></text:p>
          </draw:text-box>
        </draw:frame>
        <draw:line draw:style-name="gr14" draw:text-style-name="P2" draw:layer="layout" svg:x1="69.435cm" svg:y1="62.509cm" svg:x2="69.435cm" svg:y2="58.946cm">
          <text:p/>
        </draw:line>
        <draw:g>
          <draw:polygon draw:style-name="gr1" draw:text-style-name="P1" draw:layer="layout" svg:width="6.5cm" svg:height="1.047cm" svg:x="91.135cm" svg:y="58.063cm" svg:viewBox="0 0 6501 1048" draw:points="0,1048 6501,1048 6501,0 0,0">
            <text:p/>
          </draw:polygon>
          <draw:polygon draw:style-name="gr2" draw:text-style-name="P2" draw:layer="layout" svg:width="6.5cm" svg:height="1.047cm" svg:x="91.135cm" svg:y="58.063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91.135cm" svg:y="56.447cm" svg:viewBox="0 0 6501 1617" draw:points="0,1617 6501,1617 6501,0 0,0">
            <text:p/>
          </draw:polygon>
          <draw:polygon draw:style-name="gr2" draw:text-style-name="P2" draw:layer="layout" svg:width="6.5cm" svg:height="1.616cm" svg:x="91.135cm" svg:y="56.447cm" svg:viewBox="0 0 6501 1617" draw:points="0,1617 6501,1617 6501,0 0,0">
            <text:p/>
          </draw:polygon>
        </draw:g>
        <draw:frame draw:style-name="gr17" draw:text-style-name="P2" draw:layer="layout" svg:width="6.5cm" svg:height="1.616cm" svg:x="91.135cm" svg:y="56.447cm">
          <draw:text-box>
            <text:p text:style-name="P4"><text:span text:style-name="T2">UVPropertyOutputBase&lt;T,OwnerT,type&gt;</text:span></text:p>
          </draw:text-box>
        </draw:frame>
        <draw:g>
          <draw:polygon draw:style-name="gr6" draw:text-style-name="P5" draw:layer="layout" svg:width="6.3cm" svg:height="0.847cm" svg:x="91.235cm" svg:y="58.163cm" svg:viewBox="0 0 6301 848" draw:points="0,848 6301,848 6301,0 0,0">
            <text:p/>
          </draw:polygon>
          <draw:frame draw:style-name="gr8" draw:text-style-name="P2" draw:layer="layout" svg:width="6.3cm" svg:height="0.847cm" svg:x="91.235cm" svg:y="58.163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polyline draw:style-name="gr14" draw:text-style-name="P2" draw:layer="layout" svg:width="25.025cm" svg:height="26.578cm" svg:x="69.36cm" svg:y="29.869cm" svg:viewBox="0 0 25026 26579" draw:points="25026,26579 25026,0 0,0">
          <text:p/>
        </draw:polyline>
        <draw:polyline draw:style-name="gr14" draw:text-style-name="P2" draw:layer="layout" svg:width="5.025cm" svg:height="5.12cm" svg:x="86.11cm" svg:y="52.659cm" svg:viewBox="0 0 5026 5121" draw:points="5026,5121 4391,5121 4391,2342 0,2342 0,0">
          <text:p/>
        </draw:polyline>
        <draw:g>
          <draw:polygon draw:style-name="gr1" draw:text-style-name="P1" draw:layer="layout" svg:width="6.5cm" svg:height="1.047cm" svg:x="91.123cm" svg:y="64.285cm" svg:viewBox="0 0 6501 1048" draw:points="0,1048 6501,1048 6501,0 0,0">
            <text:p/>
          </draw:polygon>
          <draw:polygon draw:style-name="gr2" draw:text-style-name="P2" draw:layer="layout" svg:width="6.5cm" svg:height="1.047cm" svg:x="91.123cm" svg:y="64.285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91.123cm" svg:y="62.669cm" svg:viewBox="0 0 6501 1617" draw:points="0,1617 6501,1617 6501,0 0,0">
            <text:p/>
          </draw:polygon>
          <draw:polygon draw:style-name="gr2" draw:text-style-name="P2" draw:layer="layout" svg:width="6.5cm" svg:height="1.616cm" svg:x="91.123cm" svg:y="62.669cm" svg:viewBox="0 0 6501 1617" draw:points="0,1617 6501,1617 6501,0 0,0">
            <text:p/>
          </draw:polygon>
        </draw:g>
        <draw:frame draw:style-name="gr17" draw:text-style-name="P2" draw:layer="layout" svg:width="6.5cm" svg:height="1.616cm" svg:x="91.123cm" svg:y="62.669cm">
          <draw:text-box>
            <text:p text:style-name="P4"><text:span text:style-name="T2">UVPropertyOutputData&lt;T,OwnerT,type&gt;</text:span></text:p>
          </draw:text-box>
        </draw:frame>
        <draw:polyline draw:style-name="gr14" draw:text-style-name="P2" draw:layer="layout" svg:width="0.012cm" svg:height="3.559cm" svg:x="94.373cm" svg:y="59.11cm" svg:viewBox="0 0 13 3560" draw:points="0,3560 0,2289 13,2289 13,0">
          <text:p/>
        </draw:polyline>
        <draw:path draw:style-name="gr14" draw:text-style-name="P2" draw:layer="layout" svg:width="10.175cm" svg:height="6.886cm" svg:x="72.685cm" svg:y="50.679cm" svg:viewBox="0 0 10176 6887" svg:d="M0 6887h1270v-6803h2477c0-15 3-28 11-42 8-13 17-23 30-30 14-8 27-12 42-12 16 0 29 4 42 12 13 7 23 17 31 30 7 14 11 27 11 42h6262">
          <text:p/>
        </draw:path>
      </draw:page>
      <draw:page draw:name="Страница-2" draw:style-name="dp1" draw:master-page-name="PM1">
        <draw:g>
          <draw:polygon draw:style-name="gr1" draw:text-style-name="P1" draw:layer="layout" svg:width="6.5cm" svg:height="12.431cm" svg:x="57.306cm" svg:y="2.784cm" svg:viewBox="0 0 6501 12432" draw:points="0,12432 6501,12432 6501,0 0,0">
            <text:p/>
          </draw:polygon>
          <draw:polygon draw:style-name="gr2" draw:text-style-name="P2" draw:layer="layout" svg:width="6.5cm" svg:height="12.431cm" svg:x="57.306cm" svg:y="2.784cm" svg:viewBox="0 0 6501 12432" draw:points="0,12432 6501,12432 6501,0 0,0">
            <text:p/>
          </draw:polygon>
        </draw:g>
        <draw:g>
          <draw:polygon draw:style-name="gr3" draw:text-style-name="P3" draw:layer="layout" svg:width="6.5cm" svg:height="1.514cm" svg:x="57.306cm" svg:y="1.27cm" svg:viewBox="0 0 6501 1515" draw:points="0,1515 6501,1515 6501,0 0,0">
            <text:p/>
          </draw:polygon>
          <draw:polygon draw:style-name="gr2" draw:text-style-name="P2" draw:layer="layout" svg:width="6.5cm" svg:height="1.514cm" svg:x="57.306cm" svg:y="1.27cm" svg:viewBox="0 0 6501 1515" draw:points="0,1515 6501,1515 6501,0 0,0">
            <text:p/>
          </draw:polygon>
        </draw:g>
        <draw:frame draw:style-name="gr4" draw:text-style-name="P2" draw:layer="layout" svg:width="6.5cm" svg:height="0.565cm" svg:x="57.306cm" svg:y="1.27cm">
          <draw:text-box>
            <text:p text:style-name="P4"><text:span text:style-name="T1">&lt;&lt;Интерфейс&gt;&gt;</text:span></text:p>
          </draw:text-box>
        </draw:frame>
        <draw:frame draw:style-name="gr5" draw:text-style-name="P2" draw:layer="layout" svg:width="6.5cm" svg:height="0.949cm" svg:x="57.306cm" svg:y="1.835cm">
          <draw:text-box>
            <text:p text:style-name="P4"><text:span text:style-name="T2">UIProperty</text:span></text:p>
          </draw:text-box>
        </draw:frame>
        <draw:g>
          <draw:polygon draw:style-name="gr6" draw:text-style-name="P5" draw:layer="layout" svg:width="6.3cm" svg:height="1.27cm" svg:x="57.406cm" svg:y="2.884cm" svg:viewBox="0 0 6301 1271" draw:points="0,1271 6301,1271 6301,0 0,0">
            <text:p/>
          </draw:polygon>
          <draw:frame draw:style-name="gr7" draw:text-style-name="P2" draw:layer="layout" svg:width="6.3cm" svg:height="1.27cm" svg:x="57.406cm" svg:y="2.884cm">
            <draw:text-box>
              <text:p text:style-name="P4"><text:span text:style-name="T1">GetType</text:span></text:p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6" draw:text-style-name="P5" draw:layer="layout" svg:width="6.3cm" svg:height="1.27cm" svg:x="57.406cm" svg:y="4.254cm" svg:viewBox="0 0 6301 1271" draw:points="0,1271 6301,1271 6301,0 0,0">
            <text:p/>
          </draw:polygon>
          <draw:frame draw:style-name="gr7" draw:text-style-name="P2" draw:layer="layout" svg:width="6.3cm" svg:height="1.27cm" svg:x="57.406cm" svg:y="4.254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g>
          <draw:polygon draw:style-name="gr6" draw:text-style-name="P5" draw:layer="layout" svg:width="6.3cm" svg:height="0.847cm" svg:x="57.406cm" svg:y="5.624cm" svg:viewBox="0 0 6301 848" draw:points="0,848 6301,848 6301,0 0,0">
            <text:p/>
          </draw:polygon>
          <draw:frame draw:style-name="gr8" draw:text-style-name="P2" draw:layer="layout" svg:width="6.3cm" svg:height="0.847cm" svg:x="57.406cm" svg:y="5.624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57.406cm" svg:y="5.574cm" svg:viewBox="0 0 6300 0" draw:points="0,0 6300,0">
            <text:p/>
          </draw:polygon>
          <draw:line draw:style-name="gr10" draw:text-style-name="P2" draw:layer="layout" svg:x1="57.406cm" svg:y1="5.574cm" svg:x2="63.706cm" svg:y2="5.574cm">
            <text:p/>
          </draw:line>
        </draw:g>
        <draw:g>
          <draw:polygon draw:style-name="gr9" draw:text-style-name="P6" draw:layer="layout" svg:width="6.299cm" svg:height="0cm" svg:x="57.406cm" svg:y="6.521cm" svg:viewBox="0 0 6300 0" draw:points="0,0 6300,0">
            <text:p/>
          </draw:polygon>
          <draw:line draw:style-name="gr10" draw:text-style-name="P2" draw:layer="layout" svg:x1="57.406cm" svg:y1="6.521cm" svg:x2="63.706cm" svg:y2="6.521cm">
            <text:p/>
          </draw:line>
        </draw:g>
        <draw:g>
          <draw:polygon draw:style-name="gr6" draw:text-style-name="P5" draw:layer="layout" svg:width="6.3cm" svg:height="0.847cm" svg:x="57.406cm" svg:y="6.571cm" svg:viewBox="0 0 6301 848" draw:points="0,848 6301,848 6301,0 0,0">
            <text:p/>
          </draw:polygon>
          <draw:frame draw:style-name="gr8" draw:text-style-name="P2" draw:layer="layout" svg:width="6.3cm" svg:height="0.847cm" svg:x="57.406cm" svg:y="6.571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57.406cm" svg:y="4.204cm" svg:viewBox="0 0 6300 0" draw:points="0,0 6300,0">
            <text:p/>
          </draw:polygon>
          <draw:line draw:style-name="gr10" draw:text-style-name="P2" draw:layer="layout" svg:x1="57.406cm" svg:y1="4.204cm" svg:x2="63.706cm" svg:y2="4.204cm">
            <text:p/>
          </draw:line>
        </draw:g>
        <draw:g>
          <draw:polygon draw:style-name="gr9" draw:text-style-name="P6" draw:layer="layout" svg:width="6.299cm" svg:height="0cm" svg:x="57.406cm" svg:y="7.468cm" svg:viewBox="0 0 6300 0" draw:points="0,0 6300,0">
            <text:p/>
          </draw:polygon>
          <draw:line draw:style-name="gr10" draw:text-style-name="P2" draw:layer="layout" svg:x1="57.406cm" svg:y1="7.468cm" svg:x2="63.706cm" svg:y2="7.468cm">
            <text:p/>
          </draw:line>
        </draw:g>
        <draw:g>
          <draw:polygon draw:style-name="gr6" draw:text-style-name="P5" draw:layer="layout" svg:width="6.3cm" svg:height="1.27cm" svg:x="57.406cm" svg:y="7.518cm" svg:viewBox="0 0 6301 1271" draw:points="0,1271 6301,1271 6301,0 0,0">
            <text:p/>
          </draw:polygon>
          <draw:frame draw:style-name="gr7" draw:text-style-name="P2" draw:layer="layout" svg:width="6.3cm" svg:height="1.27cm" svg:x="57.406cm" svg:y="7.518cm">
            <draw:text-box>
              <text:p text:style-name="P4"><text:span text:style-name="T1">GetUpdateTime</text:span></text:p>
              <text:p text:style-name="P4"><text:span text:style-name="T1">SetUpdateTime</text:span></text:p>
              <text:p text:style-name="P4"><text:span text:style-name="T1">ResetUpdateTime</text:span></text:p>
            </draw:text-box>
          </draw:frame>
        </draw:g>
        <draw:g>
          <draw:polygon draw:style-name="gr1" draw:text-style-name="P1" draw:layer="layout" svg:width="6.5cm" svg:height="2.74cm" svg:x="17.306cm" svg:y="39.567cm" svg:viewBox="0 0 6501 2741" draw:points="0,2741 6501,2741 6501,0 0,0">
            <text:p/>
          </draw:polygon>
          <draw:polygon draw:style-name="gr2" draw:text-style-name="P2" draw:layer="layout" svg:width="6.5cm" svg:height="2.74cm" svg:x="17.306cm" svg:y="39.567cm" svg:viewBox="0 0 6501 2741" draw:points="0,2741 6501,2741 6501,0 0,0">
            <text:p/>
          </draw:polygon>
        </draw:g>
        <draw:g>
          <draw:polygon draw:style-name="gr3" draw:text-style-name="P3" draw:layer="layout" svg:width="6.5cm" svg:height="1.108cm" svg:x="17.306cm" svg:y="38.459cm" svg:viewBox="0 0 6501 1109" draw:points="0,1109 6501,1109 6501,0 0,0">
            <text:p/>
          </draw:polygon>
          <draw:polygon draw:style-name="gr2" draw:text-style-name="P2" draw:layer="layout" svg:width="6.5cm" svg:height="1.108cm" svg:x="17.306cm" svg:y="38.459cm" svg:viewBox="0 0 6501 1109" draw:points="0,1109 6501,1109 6501,0 0,0">
            <text:p/>
          </draw:polygon>
        </draw:g>
        <draw:frame draw:style-name="gr11" draw:text-style-name="P2" draw:layer="layout" svg:width="6.5cm" svg:height="1.108cm" svg:x="17.306cm" svg:y="38.459cm">
          <draw:text-box>
            <text:p text:style-name="P4"><text:span text:style-name="T2">UIPropertyInput</text:span></text:p>
          </draw:text-box>
        </draw:frame>
        <draw:g>
          <draw:polygon draw:style-name="gr6" draw:text-style-name="P5" draw:layer="layout" svg:width="6.3cm" svg:height="2.54cm" svg:x="17.406cm" svg:y="39.667cm" svg:viewBox="0 0 6301 2541" draw:points="0,2541 6301,2541 6301,0 0,0">
            <text:p/>
          </draw:polygon>
          <draw:frame draw:style-name="gr18" draw:text-style-name="P2" draw:layer="layout" svg:width="6.3cm" svg:height="2.54cm" svg:x="17.406cm" svg:y="39.667cm">
            <draw:text-box>
              <text:p text:style-name="P4"><text:span text:style-name="T1">GetItem</text:span></text:p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1" draw:text-style-name="P1" draw:layer="layout" svg:width="6.5cm" svg:height="1.47cm" svg:x="77.306cm" svg:y="59.102cm" svg:viewBox="0 0 6501 1471" draw:points="0,1471 6501,1471 6501,0 0,0">
            <text:p/>
          </draw:polygon>
          <draw:polygon draw:style-name="gr2" draw:text-style-name="P2" draw:layer="layout" svg:width="6.5cm" svg:height="1.47cm" svg:x="77.306cm" svg:y="59.102cm" svg:viewBox="0 0 6501 1471" draw:points="0,1471 6501,1471 6501,0 0,0">
            <text:p/>
          </draw:polygon>
        </draw:g>
        <draw:g>
          <draw:polygon draw:style-name="gr3" draw:text-style-name="P3" draw:layer="layout" svg:width="6.5cm" svg:height="1.108cm" svg:x="77.306cm" svg:y="57.994cm" svg:viewBox="0 0 6501 1109" draw:points="0,1109 6501,1109 6501,0 0,0">
            <text:p/>
          </draw:polygon>
          <draw:polygon draw:style-name="gr2" draw:text-style-name="P2" draw:layer="layout" svg:width="6.5cm" svg:height="1.108cm" svg:x="77.306cm" svg:y="57.994cm" svg:viewBox="0 0 6501 1109" draw:points="0,1109 6501,1109 6501,0 0,0">
            <text:p/>
          </draw:polygon>
        </draw:g>
        <draw:frame draw:style-name="gr11" draw:text-style-name="P2" draw:layer="layout" svg:width="6.5cm" svg:height="1.108cm" svg:x="77.306cm" svg:y="57.994cm">
          <draw:text-box>
            <text:p text:style-name="P4"><text:span text:style-name="T2">UIPropertyOutput</text:span></text:p>
          </draw:text-box>
        </draw:frame>
        <draw:g>
          <draw:polygon draw:style-name="gr6" draw:text-style-name="P5" draw:layer="layout" svg:width="6.3cm" svg:height="1.27cm" svg:x="77.406cm" svg:y="59.202cm" svg:viewBox="0 0 6301 1271" draw:points="0,1271 6301,1271 6301,0 0,0">
            <text:p/>
          </draw:polygon>
          <draw:frame draw:style-name="gr7" draw:text-style-name="P2" draw:layer="layout" svg:width="6.3cm" svg:height="1.27cm" svg:x="77.406cm" svg:y="59.202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1" draw:text-style-name="P1" draw:layer="layout" svg:width="6.5cm" svg:height="11.685cm" svg:x="57.306cm" svg:y="17.467cm" svg:viewBox="0 0 6501 11686" draw:points="0,11686 6501,11686 6501,0 0,0">
            <text:p/>
          </draw:polygon>
          <draw:polygon draw:style-name="gr2" draw:text-style-name="P2" draw:layer="layout" svg:width="6.5cm" svg:height="11.685cm" svg:x="57.306cm" svg:y="17.467cm" svg:viewBox="0 0 6501 11686" draw:points="0,11686 6501,11686 6501,0 0,0">
            <text:p/>
          </draw:polygon>
        </draw:g>
        <draw:g>
          <draw:polygon draw:style-name="gr3" draw:text-style-name="P3" draw:layer="layout" svg:width="6.5cm" svg:height="1.108cm" svg:x="57.306cm" svg:y="16.359cm" svg:viewBox="0 0 6501 1109" draw:points="0,1109 6501,1109 6501,0 0,0">
            <text:p/>
          </draw:polygon>
          <draw:polygon draw:style-name="gr2" draw:text-style-name="P2" draw:layer="layout" svg:width="6.5cm" svg:height="1.108cm" svg:x="57.306cm" svg:y="16.359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16.359cm">
          <draw:text-box>
            <text:p text:style-name="P4"><text:span text:style-name="T2">UVBaseDataProperty&lt;T&gt;</text:span></text:p>
          </draw:text-box>
        </draw:frame>
        <draw:g>
          <draw:polygon draw:style-name="gr6" draw:text-style-name="P5" draw:layer="layout" svg:width="6.3cm" svg:height="0.847cm" svg:x="57.406cm" svg:y="17.567cm" svg:viewBox="0 0 6301 848" draw:points="0,848 6301,848 6301,0 0,0">
            <text:p/>
          </draw:polygon>
          <draw:frame draw:style-name="gr8" draw:text-style-name="P2" draw:layer="layout" svg:width="6.3cm" svg:height="0.847cm" svg:x="57.406cm" svg:y="17.567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g>
          <draw:polygon draw:style-name="gr9" draw:text-style-name="P6" draw:layer="layout" svg:width="6.299cm" svg:height="0cm" svg:x="57.406cm" svg:y="18.464cm" svg:viewBox="0 0 6300 0" draw:points="0,0 6300,0">
            <text:p/>
          </draw:polygon>
          <draw:line draw:style-name="gr10" draw:text-style-name="P2" draw:layer="layout" svg:x1="57.406cm" svg:y1="18.464cm" svg:x2="63.706cm" svg:y2="18.464cm">
            <text:p/>
          </draw:line>
        </draw:g>
        <draw:g>
          <draw:polygon draw:style-name="gr6" draw:text-style-name="P5" draw:layer="layout" svg:width="6.3cm" svg:height="0.847cm" svg:x="57.406cm" svg:y="18.514cm" svg:viewBox="0 0 6301 848" draw:points="0,848 6301,848 6301,0 0,0">
            <text:p/>
          </draw:polygon>
          <draw:frame draw:style-name="gr8" draw:text-style-name="P2" draw:layer="layout" svg:width="6.3cm" svg:height="0.847cm" svg:x="57.406cm" svg:y="18.514cm">
            <draw:text-box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9" draw:text-style-name="P6" draw:layer="layout" svg:width="6.299cm" svg:height="0cm" svg:x="57.406cm" svg:y="19.41cm" svg:viewBox="0 0 6300 0" draw:points="0,0 6300,0">
            <text:p/>
          </draw:polygon>
          <draw:line draw:style-name="gr10" draw:text-style-name="P2" draw:layer="layout" svg:x1="57.406cm" svg:y1="19.41cm" svg:x2="63.706cm" svg:y2="19.41cm">
            <text:p/>
          </draw:line>
        </draw:g>
        <draw:g>
          <draw:polygon draw:style-name="gr6" draw:text-style-name="P5" draw:layer="layout" svg:width="6.3cm" svg:height="0.847cm" svg:x="57.406cm" svg:y="19.46cm" svg:viewBox="0 0 6301 848" draw:points="0,848 6301,848 6301,0 0,0">
            <text:p/>
          </draw:polygon>
          <draw:frame draw:style-name="gr8" draw:text-style-name="P2" draw:layer="layout" svg:width="6.3cm" svg:height="0.847cm" svg:x="57.406cm" svg:y="19.46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57.406cm" svg:y="20.357cm" svg:viewBox="0 0 6300 0" draw:points="0,0 6300,0">
            <text:p/>
          </draw:polygon>
          <draw:line draw:style-name="gr10" draw:text-style-name="P2" draw:layer="layout" svg:x1="57.406cm" svg:y1="20.357cm" svg:x2="63.706cm" svg:y2="20.357cm">
            <text:p/>
          </draw:line>
        </draw:g>
        <draw:g>
          <draw:polygon draw:style-name="gr6" draw:text-style-name="P5" draw:layer="layout" svg:width="6.3cm" svg:height="0.847cm" svg:x="57.406cm" svg:y="20.407cm" svg:viewBox="0 0 6301 848" draw:points="0,848 6301,848 6301,0 0,0">
            <text:p/>
          </draw:polygon>
          <draw:frame draw:style-name="gr8" draw:text-style-name="P2" draw:layer="layout" svg:width="6.3cm" svg:height="0.847cm" svg:x="57.406cm" svg:y="20.407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57.406cm" svg:y="21.304cm" svg:viewBox="0 0 6300 0" draw:points="0,0 6300,0">
            <text:p/>
          </draw:polygon>
          <draw:line draw:style-name="gr10" draw:text-style-name="P2" draw:layer="layout" svg:x1="57.406cm" svg:y1="21.304cm" svg:x2="63.706cm" svg:y2="21.304cm">
            <text:p/>
          </draw:line>
        </draw:g>
        <draw:g>
          <draw:polygon draw:style-name="gr6" draw:text-style-name="P5" draw:layer="layout" svg:width="6.3cm" svg:height="0.423cm" svg:x="57.406cm" svg:y="21.354cm" svg:viewBox="0 0 6301 424" draw:points="0,424 6301,424 6301,0 0,0">
            <text:p/>
          </draw:polygon>
          <draw:frame draw:style-name="gr13" draw:text-style-name="P2" draw:layer="layout" svg:width="6.3cm" svg:height="0.423cm" svg:x="57.406cm" svg:y="21.354cm">
            <draw:text-box>
              <text:p text:style-name="P4"><text:span text:style-name="T1">UpdatePData</text:span></text:p>
            </draw:text-box>
          </draw:frame>
        </draw:g>
        <draw:g>
          <draw:polygon draw:style-name="gr9" draw:text-style-name="P6" draw:layer="layout" svg:width="6.299cm" svg:height="0cm" svg:x="57.406cm" svg:y="21.827cm" svg:viewBox="0 0 6300 0" draw:points="0,0 6300,0">
            <text:p/>
          </draw:polygon>
          <draw:line draw:style-name="gr10" draw:text-style-name="P2" draw:layer="layout" svg:x1="57.406cm" svg:y1="21.827cm" svg:x2="63.706cm" svg:y2="21.827cm">
            <text:p/>
          </draw:line>
        </draw:g>
        <draw:g>
          <draw:polygon draw:style-name="gr6" draw:text-style-name="P5" draw:layer="layout" svg:width="6.3cm" svg:height="1.27cm" svg:x="57.406cm" svg:y="21.877cm" svg:viewBox="0 0 6301 1271" draw:points="0,1271 6301,1271 6301,0 0,0">
            <text:p/>
          </draw:polygon>
          <draw:frame draw:style-name="gr7" draw:text-style-name="P2" draw:layer="layout" svg:width="6.3cm" svg:height="1.27cm" svg:x="57.406cm" svg:y="21.877cm">
            <draw:text-box>
              <text:p text:style-name="P4"><text:span text:style-name="T1">GetIoType</text:span></text:p>
              <text:p text:style-name="P4"><text:span text:style-name="T1">GetUpdateTime</text:span></text:p>
              <text:p text:style-name="P4"><text:span text:style-name="T1">SetUpdateTime</text:span></text:p>
            </draw:text-box>
          </draw:frame>
        </draw:g>
        <draw:g>
          <draw:polygon draw:style-name="gr9" draw:text-style-name="P6" draw:layer="layout" svg:width="6.299cm" svg:height="0cm" svg:x="57.406cm" svg:y="23.198cm" svg:viewBox="0 0 6300 0" draw:points="0,0 6300,0">
            <text:p/>
          </draw:polygon>
          <draw:line draw:style-name="gr10" draw:text-style-name="P2" draw:layer="layout" svg:x1="57.406cm" svg:y1="23.198cm" svg:x2="63.706cm" svg:y2="23.198cm">
            <text:p/>
          </draw:line>
        </draw:g>
        <draw:g>
          <draw:polygon draw:style-name="gr6" draw:text-style-name="P5" draw:layer="layout" svg:width="6.3cm" svg:height="1.27cm" svg:x="57.406cm" svg:y="23.247cm" svg:viewBox="0 0 6301 1271" draw:points="0,1271 6301,1271 6301,0 0,0">
            <text:p/>
          </draw:polygon>
          <draw:frame draw:style-name="gr7" draw:text-style-name="P2" draw:layer="layout" svg:width="6.3cm" svg:height="1.27cm" svg:x="57.406cm" svg:y="23.247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1" draw:text-style-name="P1" draw:layer="layout" svg:width="6.5cm" svg:height="1.994cm" svg:x="57.306cm" svg:y="33.156cm" svg:viewBox="0 0 6501 1995" draw:points="0,1995 6501,1995 6501,0 0,0">
            <text:p/>
          </draw:polygon>
          <draw:polygon draw:style-name="gr2" draw:text-style-name="P2" draw:layer="layout" svg:width="6.5cm" svg:height="1.994cm" svg:x="57.306cm" svg:y="33.156cm" svg:viewBox="0 0 6501 1995" draw:points="0,1995 6501,1995 6501,0 0,0">
            <text:p/>
          </draw:polygon>
        </draw:g>
        <draw:g>
          <draw:polygon draw:style-name="gr3" draw:text-style-name="P3" draw:layer="layout" svg:width="6.5cm" svg:height="1.108cm" svg:x="57.306cm" svg:y="32.048cm" svg:viewBox="0 0 6501 1109" draw:points="0,1109 6501,1109 6501,0 0,0">
            <text:p/>
          </draw:polygon>
          <draw:polygon draw:style-name="gr2" draw:text-style-name="P2" draw:layer="layout" svg:width="6.5cm" svg:height="1.108cm" svg:x="57.306cm" svg:y="32.048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32.048cm">
          <draw:text-box>
            <text:p text:style-name="P4"><text:span text:style-name="T2">UVBaseProperty&lt;T,OwnerT&gt;</text:span></text:p>
          </draw:text-box>
        </draw:frame>
        <draw:g>
          <draw:polygon draw:style-name="gr6" draw:text-style-name="P5" draw:layer="layout" svg:width="6.3cm" svg:height="0.423cm" svg:x="57.406cm" svg:y="33.256cm" svg:viewBox="0 0 6301 424" draw:points="0,424 6301,424 6301,0 0,0">
            <text:p/>
          </draw:polygon>
          <draw:frame draw:style-name="gr13" draw:text-style-name="P2" draw:layer="layout" svg:width="6.3cm" svg:height="0.423cm" svg:x="57.406cm" svg:y="33.256cm">
            <draw:text-box>
              <text:p text:style-name="P4"><text:span text:style-name="T1">GetType</text:span></text:p>
            </draw:text-box>
          </draw:frame>
        </draw:g>
        <draw:g>
          <draw:polygon draw:style-name="gr9" draw:text-style-name="P6" draw:layer="layout" svg:width="6.299cm" svg:height="0cm" svg:x="57.406cm" svg:y="33.73cm" svg:viewBox="0 0 6300 0" draw:points="0,0 6300,0">
            <text:p/>
          </draw:polygon>
          <draw:line draw:style-name="gr10" draw:text-style-name="P2" draw:layer="layout" svg:x1="57.406cm" svg:y1="33.73cm" svg:x2="63.706cm" svg:y2="33.73cm">
            <text:p/>
          </draw:line>
        </draw:g>
        <draw:g>
          <draw:polygon draw:style-name="gr6" draw:text-style-name="P5" draw:layer="layout" svg:width="6.3cm" svg:height="1.27cm" svg:x="57.406cm" svg:y="33.78cm" svg:viewBox="0 0 6301 1271" draw:points="0,1271 6301,1271 6301,0 0,0">
            <text:p/>
          </draw:polygon>
          <draw:frame draw:style-name="gr7" draw:text-style-name="P2" draw:layer="layout" svg:width="6.3cm" svg:height="1.27cm" svg:x="57.406cm" svg:y="33.78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line draw:style-name="gr14" draw:text-style-name="P2" draw:layer="layout" svg:x1="60.556cm" svg:y1="16.358cm" svg:x2="60.556cm" svg:y2="15.215cm">
          <text:p/>
        </draw:line>
        <draw:line draw:style-name="gr14" draw:text-style-name="P2" draw:layer="layout" svg:x1="60.556cm" svg:y1="32.048cm" svg:x2="60.556cm" svg:y2="29.151cm">
          <text:p/>
        </draw:line>
        <draw:g>
          <draw:polygon draw:style-name="gr1" draw:text-style-name="P1" draw:layer="layout" svg:width="6.5cm" svg:height="3.264cm" svg:x="57.306cm" svg:y="37.786cm" svg:viewBox="0 0 6501 3265" draw:points="0,3265 6501,3265 6501,0 0,0">
            <text:p/>
          </draw:polygon>
          <draw:polygon draw:style-name="gr2" draw:text-style-name="P2" draw:layer="layout" svg:width="6.5cm" svg:height="3.264cm" svg:x="57.306cm" svg:y="37.786cm" svg:viewBox="0 0 6501 3265" draw:points="0,3265 6501,3265 6501,0 0,0">
            <text:p/>
          </draw:polygon>
        </draw:g>
        <draw:g>
          <draw:polygon draw:style-name="gr3" draw:text-style-name="P3" draw:layer="layout" svg:width="6.5cm" svg:height="1.108cm" svg:x="57.306cm" svg:y="36.678cm" svg:viewBox="0 0 6501 1109" draw:points="0,1109 6501,1109 6501,0 0,0">
            <text:p/>
          </draw:polygon>
          <draw:polygon draw:style-name="gr2" draw:text-style-name="P2" draw:layer="layout" svg:width="6.5cm" svg:height="1.108cm" svg:x="57.306cm" svg:y="36.678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36.678cm">
          <draw:text-box>
            <text:p text:style-name="P4"><text:span text:style-name="T2">UVProperty&lt;T,OwnerT&gt;</text:span></text:p>
          </draw:text-box>
        </draw:frame>
        <draw:g>
          <draw:polygon draw:style-name="gr6" draw:text-style-name="P5" draw:layer="layout" svg:width="6.3cm" svg:height="0.847cm" svg:x="57.406cm" svg:y="37.886cm" svg:viewBox="0 0 6301 848" draw:points="0,848 6301,848 6301,0 0,0">
            <text:p/>
          </draw:polygon>
          <draw:frame draw:style-name="gr8" draw:text-style-name="P2" draw:layer="layout" svg:width="6.3cm" svg:height="0.847cm" svg:x="57.406cm" svg:y="37.88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0.556cm" svg:y1="36.678cm" svg:x2="60.556cm" svg:y2="35.15cm">
          <text:p/>
        </draw:line>
        <draw:g>
          <draw:polygon draw:style-name="gr1" draw:text-style-name="P1" draw:layer="layout" svg:width="6.5cm" svg:height="1.047cm" svg:x="66.156cm" svg:y="36.786cm" svg:viewBox="0 0 6501 1048" draw:points="0,1048 6501,1048 6501,0 0,0">
            <text:p/>
          </draw:polygon>
          <draw:polygon draw:style-name="gr2" draw:text-style-name="P2" draw:layer="layout" svg:width="6.5cm" svg:height="1.047cm" svg:x="66.156cm" svg:y="36.78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66.156cm" svg:y="35.678cm" svg:viewBox="0 0 6501 1109" draw:points="0,1109 6501,1109 6501,0 0,0">
            <text:p/>
          </draw:polygon>
          <draw:polygon draw:style-name="gr2" draw:text-style-name="P2" draw:layer="layout" svg:width="6.5cm" svg:height="1.108cm" svg:x="66.156cm" svg:y="35.678cm" svg:viewBox="0 0 6501 1109" draw:points="0,1109 6501,1109 6501,0 0,0">
            <text:p/>
          </draw:polygon>
        </draw:g>
        <draw:frame draw:style-name="gr11" draw:text-style-name="P2" draw:layer="layout" svg:width="6.5cm" svg:height="1.108cm" svg:x="66.156cm" svg:y="35.678cm">
          <draw:text-box>
            <text:p text:style-name="P4"><text:span text:style-name="T2">UVSProperty&lt;T,OwnerT&gt;</text:span></text:p>
          </draw:text-box>
        </draw:frame>
        <draw:g>
          <draw:polygon draw:style-name="gr6" draw:text-style-name="P5" draw:layer="layout" svg:width="6.3cm" svg:height="0.847cm" svg:x="66.256cm" svg:y="36.886cm" svg:viewBox="0 0 6301 848" draw:points="0,848 6301,848 6301,0 0,0">
            <text:p/>
          </draw:polygon>
          <draw:frame draw:style-name="gr8" draw:text-style-name="P2" draw:layer="layout" svg:width="6.3cm" svg:height="0.847cm" svg:x="66.256cm" svg:y="36.88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.6cm" svg:height="2.079cm" svg:x="63.806cm" svg:y="33.599cm" svg:viewBox="0 0 5601 2080" draw:points="5601,2080 5601,0 0,0">
          <text:p/>
        </draw:polyline>
        <draw:g>
          <draw:polygon draw:style-name="gr1" draw:text-style-name="P1" draw:layer="layout" svg:width="6.5cm" svg:height="1.047cm" svg:x="57.306cm" svg:y="46.036cm" svg:viewBox="0 0 6501 1048" draw:points="0,1048 6501,1048 6501,0 0,0">
            <text:p/>
          </draw:polygon>
          <draw:polygon draw:style-name="gr2" draw:text-style-name="P2" draw:layer="layout" svg:width="6.5cm" svg:height="1.047cm" svg:x="57.306cm" svg:y="46.03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57.306cm" svg:y="44.928cm" svg:viewBox="0 0 6501 1109" draw:points="0,1109 6501,1109 6501,0 0,0">
            <text:p/>
          </draw:polygon>
          <draw:polygon draw:style-name="gr2" draw:text-style-name="P2" draw:layer="layout" svg:width="6.5cm" svg:height="1.108cm" svg:x="57.306cm" svg:y="44.928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44.928cm">
          <draw:text-box>
            <text:p text:style-name="P4"><text:span text:style-name="T2">UProperty&lt;T,OwnerT,type&gt;</text:span></text:p>
          </draw:text-box>
        </draw:frame>
        <draw:g>
          <draw:polygon draw:style-name="gr6" draw:text-style-name="P5" draw:layer="layout" svg:width="6.3cm" svg:height="0.847cm" svg:x="57.406cm" svg:y="46.136cm" svg:viewBox="0 0 6301 848" draw:points="0,848 6301,848 6301,0 0,0">
            <text:p/>
          </draw:polygon>
          <draw:frame draw:style-name="gr8" draw:text-style-name="P2" draw:layer="layout" svg:width="6.3cm" svg:height="0.847cm" svg:x="57.406cm" svg:y="46.13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0.556cm" svg:y1="44.927cm" svg:x2="60.556cm" svg:y2="41.049cm">
          <text:p/>
        </draw:line>
        <draw:g>
          <draw:polygon draw:style-name="gr1" draw:text-style-name="P1" draw:layer="layout" svg:width="6.5cm" svg:height="1.047cm" svg:x="49.056cm" svg:y="46.136cm" svg:viewBox="0 0 6501 1048" draw:points="0,1048 6501,1048 6501,0 0,0">
            <text:p/>
          </draw:polygon>
          <draw:polygon draw:style-name="gr2" draw:text-style-name="P2" draw:layer="layout" svg:width="6.5cm" svg:height="1.047cm" svg:x="49.056cm" svg:y="46.13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49.056cm" svg:y="45.028cm" svg:viewBox="0 0 6501 1109" draw:points="0,1109 6501,1109 6501,0 0,0">
            <text:p/>
          </draw:polygon>
          <draw:polygon draw:style-name="gr2" draw:text-style-name="P2" draw:layer="layout" svg:width="6.5cm" svg:height="1.108cm" svg:x="49.056cm" svg:y="45.028cm" svg:viewBox="0 0 6501 1109" draw:points="0,1109 6501,1109 6501,0 0,0">
            <text:p/>
          </draw:polygon>
        </draw:g>
        <draw:frame draw:style-name="gr11" draw:text-style-name="P2" draw:layer="layout" svg:width="6.5cm" svg:height="1.108cm" svg:x="49.056cm" svg:y="45.028cm">
          <draw:text-box>
            <text:p text:style-name="P4"><text:span text:style-name="T2">UCProperty&lt;T,OwnerT&gt;</text:span></text:p>
          </draw:text-box>
        </draw:frame>
        <draw:g>
          <draw:polygon draw:style-name="gr6" draw:text-style-name="P5" draw:layer="layout" svg:width="6.3cm" svg:height="0.847cm" svg:x="49.156cm" svg:y="46.236cm" svg:viewBox="0 0 6301 848" draw:points="0,848 6301,848 6301,0 0,0">
            <text:p/>
          </draw:polygon>
          <draw:frame draw:style-name="gr8" draw:text-style-name="P2" draw:layer="layout" svg:width="6.3cm" svg:height="0.847cm" svg:x="49.156cm" svg:y="46.23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cm" svg:height="6.165cm" svg:x="52.306cm" svg:y="38.864cm" svg:viewBox="0 0 5001 6166" draw:points="0,6166 0,0 5001,0">
          <text:p/>
        </draw:polyline>
        <draw:g>
          <draw:polygon draw:style-name="gr1" draw:text-style-name="P1" draw:layer="layout" svg:width="6.5cm" svg:height="1.047cm" svg:x="74.456cm" svg:y="36.686cm" svg:viewBox="0 0 6501 1048" draw:points="0,1048 6501,1048 6501,0 0,0">
            <text:p/>
          </draw:polygon>
          <draw:polygon draw:style-name="gr2" draw:text-style-name="P2" draw:layer="layout" svg:width="6.5cm" svg:height="1.047cm" svg:x="74.456cm" svg:y="36.68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74.456cm" svg:y="35.578cm" svg:viewBox="0 0 6501 1109" draw:points="0,1109 6501,1109 6501,0 0,0">
            <text:p/>
          </draw:polygon>
          <draw:polygon draw:style-name="gr2" draw:text-style-name="P2" draw:layer="layout" svg:width="6.5cm" svg:height="1.108cm" svg:x="74.456cm" svg:y="35.578cm" svg:viewBox="0 0 6501 1109" draw:points="0,1109 6501,1109 6501,0 0,0">
            <text:p/>
          </draw:polygon>
        </draw:g>
        <draw:frame draw:style-name="gr11" draw:text-style-name="P2" draw:layer="layout" svg:width="6.5cm" svg:height="1.108cm" svg:x="74.456cm" svg:y="35.578cm">
          <draw:text-box>
            <text:p text:style-name="P4"><text:span text:style-name="T2">UVBaseLProperty&lt;T,OwnerT,type&gt;</text:span></text:p>
          </draw:text-box>
        </draw:frame>
        <draw:g>
          <draw:polygon draw:style-name="gr6" draw:text-style-name="P5" draw:layer="layout" svg:width="6.3cm" svg:height="0.847cm" svg:x="74.556cm" svg:y="36.786cm" svg:viewBox="0 0 6301 848" draw:points="0,848 6301,848 6301,0 0,0">
            <text:p/>
          </draw:polygon>
          <draw:frame draw:style-name="gr8" draw:text-style-name="P2" draw:layer="layout" svg:width="6.3cm" svg:height="0.847cm" svg:x="74.556cm" svg:y="36.78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13.9cm" svg:height="1.979cm" svg:x="63.806cm" svg:y="33.599cm" svg:viewBox="0 0 13901 1980" draw:points="13901,1980 13901,0 0,0">
          <text:p/>
        </draw:polyline>
        <draw:g>
          <draw:polygon draw:style-name="gr1" draw:text-style-name="P1" draw:layer="layout" svg:width="6.5cm" svg:height="0.624cm" svg:x="65.156cm" svg:y="46.117cm" svg:viewBox="0 0 6501 625" draw:points="0,625 6501,625 6501,0 0,0">
            <text:p/>
          </draw:polygon>
          <draw:polygon draw:style-name="gr2" draw:text-style-name="P2" draw:layer="layout" svg:width="6.5cm" svg:height="0.624cm" svg:x="65.156cm" svg:y="46.117cm" svg:viewBox="0 0 6501 625" draw:points="0,625 6501,625 6501,0 0,0">
            <text:p/>
          </draw:polygon>
        </draw:g>
        <draw:g>
          <draw:polygon draw:style-name="gr3" draw:text-style-name="P3" draw:layer="layout" svg:width="6.5cm" svg:height="1.108cm" svg:x="65.156cm" svg:y="45.009cm" svg:viewBox="0 0 6501 1109" draw:points="0,1109 6501,1109 6501,0 0,0">
            <text:p/>
          </draw:polygon>
          <draw:polygon draw:style-name="gr2" draw:text-style-name="P2" draw:layer="layout" svg:width="6.5cm" svg:height="1.108cm" svg:x="65.156cm" svg:y="45.009cm" svg:viewBox="0 0 6501 1109" draw:points="0,1109 6501,1109 6501,0 0,0">
            <text:p/>
          </draw:polygon>
        </draw:g>
        <draw:frame draw:style-name="gr11" draw:text-style-name="P2" draw:layer="layout" svg:width="6.5cm" svg:height="1.108cm" svg:x="65.156cm" svg:y="45.009cm">
          <draw:text-box>
            <text:p text:style-name="P4"><text:span text:style-name="T2">UVLProperty&lt;T,OwnerT,type&gt;</text:span></text:p>
          </draw:text-box>
        </draw:frame>
        <draw:g>
          <draw:polygon draw:style-name="gr6" draw:text-style-name="P5" draw:layer="layout" svg:width="6.3cm" svg:height="0.423cm" svg:x="65.256cm" svg:y="46.217cm" svg:viewBox="0 0 6301 424" draw:points="0,424 6301,424 6301,0 0,0">
            <text:p/>
          </draw:polygon>
          <draw:frame draw:style-name="gr13" draw:text-style-name="P2" draw:layer="layout" svg:width="6.3cm" svg:height="0.423cm" svg:x="65.256cm" svg:y="46.217cm">
            <draw:text-box>
              <text:p text:style-name="P4"><text:span text:style-name="T1">operator =</text:span></text:p>
            </draw:text-box>
          </draw:frame>
        </draw:g>
        <draw:polyline draw:style-name="gr14" draw:text-style-name="P2" draw:layer="layout" svg:width="4.6cm" svg:height="6.146cm" svg:x="63.806cm" svg:y="38.864cm" svg:viewBox="0 0 4601 6147" draw:points="4601,6147 4601,0 0,0">
          <text:p/>
        </draw:polyline>
        <draw:g>
          <draw:polygon draw:style-name="gr9" draw:text-style-name="P6" draw:layer="layout" svg:width="6.299cm" svg:height="0cm" svg:x="57.406cm" svg:y="38.782cm" svg:viewBox="0 0 6300 0" draw:points="0,0 6300,0">
            <text:p/>
          </draw:polygon>
          <draw:line draw:style-name="gr10" draw:text-style-name="P2" draw:layer="layout" svg:x1="57.406cm" svg:y1="38.782cm" svg:x2="63.706cm" svg:y2="38.782cm">
            <text:p/>
          </draw:line>
        </draw:g>
        <draw:g>
          <draw:polygon draw:style-name="gr6" draw:text-style-name="P5" draw:layer="layout" svg:width="6.3cm" svg:height="2.117cm" svg:x="57.406cm" svg:y="38.833cm" svg:viewBox="0 0 6301 2118" draw:points="0,2118 6301,2118 6301,0 0,0">
            <text:p/>
          </draw:polygon>
          <draw:frame draw:style-name="gr15" draw:text-style-name="P2" draw:layer="layout" svg:width="6.3cm" svg:height="2.117cm" svg:x="57.406cm" svg:y="38.833cm">
            <draw:text-box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</draw:text-box>
          </draw:frame>
        </draw:g>
        <draw:g>
          <draw:polygon draw:style-name="gr1" draw:text-style-name="P1" draw:layer="layout" svg:width="6.5cm" svg:height="0.624cm" svg:x="57.306cm" svg:y="50.245cm" svg:viewBox="0 0 6501 625" draw:points="0,625 6501,625 6501,0 0,0">
            <text:p/>
          </draw:polygon>
          <draw:polygon draw:style-name="gr2" draw:text-style-name="P2" draw:layer="layout" svg:width="6.5cm" svg:height="0.624cm" svg:x="57.306cm" svg:y="50.245cm" svg:viewBox="0 0 6501 625" draw:points="0,625 6501,625 6501,0 0,0">
            <text:p/>
          </draw:polygon>
        </draw:g>
        <draw:g>
          <draw:polygon draw:style-name="gr3" draw:text-style-name="P3" draw:layer="layout" svg:width="6.5cm" svg:height="1.108cm" svg:x="57.306cm" svg:y="49.137cm" svg:viewBox="0 0 6501 1109" draw:points="0,1109 6501,1109 6501,0 0,0">
            <text:p/>
          </draw:polygon>
          <draw:polygon draw:style-name="gr2" draw:text-style-name="P2" draw:layer="layout" svg:width="6.5cm" svg:height="1.108cm" svg:x="57.306cm" svg:y="49.137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49.137cm">
          <draw:text-box>
            <text:p text:style-name="P4"><text:span text:style-name="T2">ULProperty&lt;T,OwnerT,type&gt;</text:span></text:p>
          </draw:text-box>
        </draw:frame>
        <draw:g>
          <draw:polygon draw:style-name="gr6" draw:text-style-name="P5" draw:layer="layout" svg:width="6.3cm" svg:height="0.423cm" svg:x="57.406cm" svg:y="50.345cm" svg:viewBox="0 0 6301 424" draw:points="0,424 6301,424 6301,0 0,0">
            <text:p/>
          </draw:polygon>
          <draw:frame draw:style-name="gr13" draw:text-style-name="P2" draw:layer="layout" svg:width="6.3cm" svg:height="0.423cm" svg:x="57.406cm" svg:y="50.345cm">
            <draw:text-box>
              <text:p text:style-name="P4"><text:span text:style-name="T1">operator =</text:span></text:p>
            </draw:text-box>
          </draw:frame>
        </draw:g>
        <draw:line draw:style-name="gr14" draw:text-style-name="P2" draw:layer="layout" svg:x1="60.556cm" svg:y1="49.137cm" svg:x2="60.556cm" svg:y2="47.083cm">
          <text:p/>
        </draw:line>
        <draw:g>
          <draw:polygon draw:style-name="gr1" draw:text-style-name="P1" draw:layer="layout" svg:width="6.5cm" svg:height="3.164cm" svg:x="49.056cm" svg:y="50.102cm" svg:viewBox="0 0 6501 3165" draw:points="0,3165 6501,3165 6501,0 0,0">
            <text:p/>
          </draw:polygon>
          <draw:polygon draw:style-name="gr2" draw:text-style-name="P2" draw:layer="layout" svg:width="6.5cm" svg:height="3.164cm" svg:x="49.056cm" svg:y="50.102cm" svg:viewBox="0 0 6501 3165" draw:points="0,3165 6501,3165 6501,0 0,0">
            <text:p/>
          </draw:polygon>
        </draw:g>
        <draw:g>
          <draw:polygon draw:style-name="gr3" draw:text-style-name="P3" draw:layer="layout" svg:width="6.5cm" svg:height="1.108cm" svg:x="49.056cm" svg:y="48.994cm" svg:viewBox="0 0 6501 1109" draw:points="0,1109 6501,1109 6501,0 0,0">
            <text:p/>
          </draw:polygon>
          <draw:polygon draw:style-name="gr2" draw:text-style-name="P2" draw:layer="layout" svg:width="6.5cm" svg:height="1.108cm" svg:x="49.056cm" svg:y="48.994cm" svg:viewBox="0 0 6501 1109" draw:points="0,1109 6501,1109 6501,0 0,0">
            <text:p/>
          </draw:polygon>
        </draw:g>
        <draw:frame draw:style-name="gr11" draw:text-style-name="P2" draw:layer="layout" svg:width="6.5cm" svg:height="1.108cm" svg:x="49.056cm" svg:y="48.994cm">
          <draw:text-box>
            <text:p text:style-name="P4"><text:span text:style-name="T2">UCLProperty&lt;T,OwnerT,type&gt;</text:span></text:p>
          </draw:text-box>
        </draw:frame>
        <draw:g>
          <draw:polygon draw:style-name="gr6" draw:text-style-name="P5" draw:layer="layout" svg:width="6.3cm" svg:height="2.963cm" svg:x="49.156cm" svg:y="50.202cm" svg:viewBox="0 0 6301 2964" draw:points="0,2964 6301,2964 6301,0 0,0">
            <text:p/>
          </draw:polygon>
          <draw:frame draw:style-name="gr12" draw:text-style-name="P2" draw:layer="layout" svg:width="6.3cm" svg:height="2.963cm" svg:x="49.156cm" svg:y="50.202cm">
            <draw:text-box>
              <text:p text:style-name="P4"><text:span text:style-name="T1">operator ()</text:span></text:p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  <text:p text:style-name="P4"><text:span text:style-name="T1">operator []</text:span></text:p>
            </draw:text-box>
          </draw:frame>
        </draw:g>
        <draw:line draw:style-name="gr14" draw:text-style-name="P2" draw:layer="layout" svg:x1="52.306cm" svg:y1="48.994cm" svg:x2="52.306cm" svg:y2="47.183cm">
          <text:p/>
        </draw:line>
        <draw:g>
          <draw:polygon draw:style-name="gr1" draw:text-style-name="P1" draw:layer="layout" svg:width="6.5cm" svg:height="0.624cm" svg:x="22.806cm" svg:y="56.681cm" svg:viewBox="0 0 6501 625" draw:points="0,625 6501,625 6501,0 0,0">
            <text:p/>
          </draw:polygon>
          <draw:polygon draw:style-name="gr2" draw:text-style-name="P2" draw:layer="layout" svg:width="6.5cm" svg:height="0.624cm" svg:x="22.806cm" svg:y="56.681cm" svg:viewBox="0 0 6501 625" draw:points="0,625 6501,625 6501,0 0,0">
            <text:p/>
          </draw:polygon>
        </draw:g>
        <draw:g>
          <draw:polygon draw:style-name="gr3" draw:text-style-name="P3" draw:layer="layout" svg:width="6.5cm" svg:height="1.108cm" svg:x="22.806cm" svg:y="55.573cm" svg:viewBox="0 0 6501 1109" draw:points="0,1109 6501,1109 6501,0 0,0">
            <text:p/>
          </draw:polygon>
          <draw:polygon draw:style-name="gr2" draw:text-style-name="P2" draw:layer="layout" svg:width="6.5cm" svg:height="1.108cm" svg:x="22.806cm" svg:y="55.573cm" svg:viewBox="0 0 6501 1109" draw:points="0,1109 6501,1109 6501,0 0,0">
            <text:p/>
          </draw:polygon>
        </draw:g>
        <draw:frame draw:style-name="gr11" draw:text-style-name="P2" draw:layer="layout" svg:width="6.5cm" svg:height="1.108cm" svg:x="22.806cm" svg:y="55.573cm">
          <draw:text-box>
            <text:p text:style-name="P4"><text:span text:style-name="T2">UPropertyInputPreBase&lt;T,OwnerT&gt;</text:span></text:p>
          </draw:text-box>
        </draw:frame>
        <draw:g>
          <draw:polygon draw:style-name="gr6" draw:text-style-name="P5" draw:layer="layout" svg:width="6.3cm" svg:height="0.423cm" svg:x="22.906cm" svg:y="56.781cm" svg:viewBox="0 0 6301 424" draw:points="0,424 6301,424 6301,0 0,0">
            <text:p/>
          </draw:polygon>
          <draw:frame draw:style-name="gr13" draw:text-style-name="P2" draw:layer="layout" svg:width="6.3cm" svg:height="0.423cm" svg:x="22.906cm" svg:y="56.781cm">
            <draw:text-box>
              <text:p text:style-name="P4"><text:span text:style-name="T1">ApplyOutputUpdateTime</text:span></text:p>
            </draw:text-box>
          </draw:frame>
        </draw:g>
        <draw:polyline draw:style-name="gr14" draw:text-style-name="P2" draw:layer="layout" svg:width="31.25cm" svg:height="16.71cm" svg:x="26.056cm" svg:y="38.864cm" svg:viewBox="0 0 31251 16711" draw:points="0,16711 0,0 31251,0">
          <text:p/>
        </draw:polyline>
        <draw:g>
          <draw:polygon draw:style-name="gr1" draw:text-style-name="P1" draw:layer="layout" svg:width="6.5cm" svg:height="4.411cm" svg:x="17.306cm" svg:y="63.102cm" svg:viewBox="0 0 6501 4412" draw:points="0,4412 6501,4412 6501,0 0,0">
            <text:p/>
          </draw:polygon>
          <draw:polygon draw:style-name="gr2" draw:text-style-name="P2" draw:layer="layout" svg:width="6.5cm" svg:height="4.411cm" svg:x="17.306cm" svg:y="63.102cm" svg:viewBox="0 0 6501 4412" draw:points="0,4412 6501,4412 6501,0 0,0">
            <text:p/>
          </draw:polygon>
        </draw:g>
        <draw:g>
          <draw:polygon draw:style-name="gr3" draw:text-style-name="P3" draw:layer="layout" svg:width="6.5cm" svg:height="1.108cm" svg:x="17.306cm" svg:y="61.994cm" svg:viewBox="0 0 6501 1109" draw:points="0,1109 6501,1109 6501,0 0,0">
            <text:p/>
          </draw:polygon>
          <draw:polygon draw:style-name="gr2" draw:text-style-name="P2" draw:layer="layout" svg:width="6.5cm" svg:height="1.108cm" svg:x="17.306cm" svg:y="61.994cm" svg:viewBox="0 0 6501 1109" draw:points="0,1109 6501,1109 6501,0 0,0">
            <text:p/>
          </draw:polygon>
        </draw:g>
        <draw:frame draw:style-name="gr11" draw:text-style-name="P2" draw:layer="layout" svg:width="6.5cm" svg:height="1.108cm" svg:x="17.306cm" svg:y="61.994cm">
          <draw:text-box>
            <text:p text:style-name="P4"><text:span text:style-name="T2">UPropertyInputBase&lt;T,OwnerT&gt;</text:span></text:p>
          </draw:text-box>
        </draw:frame>
        <draw:g>
          <draw:polygon draw:style-name="gr6" draw:text-style-name="P5" draw:layer="layout" svg:width="6.3cm" svg:height="0.423cm" svg:x="17.406cm" svg:y="63.202cm" svg:viewBox="0 0 6301 424" draw:points="0,424 6301,424 6301,0 0,0">
            <text:p/>
          </draw:polygon>
          <draw:frame draw:style-name="gr13" draw:text-style-name="P2" draw:layer="layout" svg:width="6.3cm" svg:height="0.423cm" svg:x="17.406cm" svg:y="63.202cm">
            <draw:text-box>
              <text:p text:style-name="P4"><text:span text:style-name="T1">GetLanguageType</text:span></text:p>
            </draw:text-box>
          </draw:frame>
        </draw:g>
        <draw:polyline draw:style-name="gr14" draw:text-style-name="P2" draw:layer="layout" svg:width="2.25cm" svg:height="5.555cm" svg:x="20.556cm" svg:y="56.439cm" svg:viewBox="0 0 2251 5556" draw:points="0,5556 0,0 2251,0">
          <text:p/>
        </draw:polyline>
        <draw:polyline draw:style-name="gr14" draw:text-style-name="P2" draw:layer="layout" svg:width="1.27cm" svg:height="24.37cm" svg:x="16.036cm" svg:y="40.383cm" svg:viewBox="0 0 1271 24371" draw:points="1270,24371 0,24371 0,0 1271,0">
          <text:p/>
        </draw:polyline>
        <draw:g>
          <draw:polygon draw:style-name="gr9" draw:text-style-name="P6" draw:layer="layout" svg:width="6.298cm" svg:height="0cm" svg:x="17.406cm" svg:y="63.676cm" svg:viewBox="0 0 6299 0" draw:points="0,0 6299,0">
            <text:p/>
          </draw:polygon>
          <draw:line draw:style-name="gr10" draw:text-style-name="P2" draw:layer="layout" svg:x1="17.406cm" svg:y1="63.676cm" svg:x2="23.705cm" svg:y2="63.676cm">
            <text:p/>
          </draw:line>
        </draw:g>
        <draw:g>
          <draw:polygon draw:style-name="gr6" draw:text-style-name="P5" draw:layer="layout" svg:width="6.3cm" svg:height="0.847cm" svg:x="17.406cm" svg:y="63.726cm" svg:viewBox="0 0 6301 848" draw:points="0,848 6301,848 6301,0 0,0">
            <text:p/>
          </draw:polygon>
          <draw:frame draw:style-name="gr8" draw:text-style-name="P2" draw:layer="layout" svg:width="6.3cm" svg:height="0.847cm" svg:x="17.406cm" svg:y="63.726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17.406cm" svg:y="64.622cm" svg:viewBox="0 0 6299 0" draw:points="0,0 6299,0">
            <text:p/>
          </draw:polygon>
          <draw:line draw:style-name="gr10" draw:text-style-name="P2" draw:layer="layout" svg:x1="17.406cm" svg:y1="64.622cm" svg:x2="23.705cm" svg:y2="64.622cm">
            <text:p/>
          </draw:line>
        </draw:g>
        <draw:g>
          <draw:polygon draw:style-name="gr6" draw:text-style-name="P5" draw:layer="layout" svg:width="6.3cm" svg:height="0.423cm" svg:x="17.406cm" svg:y="64.672cm" svg:viewBox="0 0 6301 424" draw:points="0,424 6301,424 6301,0 0,0">
            <text:p/>
          </draw:polygon>
          <draw:frame draw:style-name="gr13" draw:text-style-name="P2" draw:layer="layout" svg:width="6.3cm" svg:height="0.423cm" svg:x="17.406cm" svg:y="64.672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17.406cm" svg:y="65.146cm" svg:viewBox="0 0 6299 0" draw:points="0,0 6299,0">
            <text:p/>
          </draw:polygon>
          <draw:line draw:style-name="gr10" draw:text-style-name="P2" draw:layer="layout" svg:x1="17.406cm" svg:y1="65.146cm" svg:x2="23.705cm" svg:y2="65.146cm">
            <text:p/>
          </draw:line>
        </draw:g>
        <draw:g>
          <draw:polygon draw:style-name="gr6" draw:text-style-name="P5" draw:layer="layout" svg:width="6.3cm" svg:height="1.27cm" svg:x="17.406cm" svg:y="65.196cm" svg:viewBox="0 0 6301 1271" draw:points="0,1271 6301,1271 6301,0 0,0">
            <text:p/>
          </draw:polygon>
          <draw:frame draw:style-name="gr7" draw:text-style-name="P2" draw:layer="layout" svg:width="6.3cm" svg:height="1.27cm" svg:x="17.406cm" svg:y="65.196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g>
          <draw:polygon draw:style-name="gr9" draw:text-style-name="P6" draw:layer="layout" svg:width="6.298cm" svg:height="0cm" svg:x="17.406cm" svg:y="66.516cm" svg:viewBox="0 0 6299 0" draw:points="0,0 6299,0">
            <text:p/>
          </draw:polygon>
          <draw:line draw:style-name="gr10" draw:text-style-name="P2" draw:layer="layout" svg:x1="17.406cm" svg:y1="66.516cm" svg:x2="23.705cm" svg:y2="66.516cm">
            <text:p/>
          </draw:line>
        </draw:g>
        <draw:g>
          <draw:polygon draw:style-name="gr6" draw:text-style-name="P5" draw:layer="layout" svg:width="6.3cm" svg:height="0.847cm" svg:x="17.406cm" svg:y="66.566cm" svg:viewBox="0 0 6301 848" draw:points="0,848 6301,848 6301,0 0,0">
            <text:p/>
          </draw:polygon>
          <draw:frame draw:style-name="gr8" draw:text-style-name="P2" draw:layer="layout" svg:width="6.3cm" svg:height="0.847cm" svg:x="17.406cm" svg:y="66.566cm">
            <draw:text-box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1" draw:text-style-name="P1" draw:layer="layout" svg:width="6.5cm" svg:height="3.464cm" svg:x="27.956cm" svg:y="63.121cm" svg:viewBox="0 0 6501 3465" draw:points="0,3465 6501,3465 6501,0 0,0">
            <text:p/>
          </draw:polygon>
          <draw:polygon draw:style-name="gr2" draw:text-style-name="P2" draw:layer="layout" svg:width="6.5cm" svg:height="3.464cm" svg:x="27.956cm" svg:y="63.121cm" svg:viewBox="0 0 6501 3465" draw:points="0,3465 6501,3465 6501,0 0,0">
            <text:p/>
          </draw:polygon>
        </draw:g>
        <draw:g>
          <draw:polygon draw:style-name="gr3" draw:text-style-name="P3" draw:layer="layout" svg:width="6.5cm" svg:height="1.108cm" svg:x="27.956cm" svg:y="62.013cm" svg:viewBox="0 0 6501 1109" draw:points="0,1109 6501,1109 6501,0 0,0">
            <text:p/>
          </draw:polygon>
          <draw:polygon draw:style-name="gr2" draw:text-style-name="P2" draw:layer="layout" svg:width="6.5cm" svg:height="1.108cm" svg:x="27.956cm" svg:y="62.013cm" svg:viewBox="0 0 6501 1109" draw:points="0,1109 6501,1109 6501,0 0,0">
            <text:p/>
          </draw:polygon>
        </draw:g>
        <draw:frame draw:style-name="gr11" draw:text-style-name="P2" draw:layer="layout" svg:width="6.5cm" svg:height="1.108cm" svg:x="27.956cm" svg:y="62.013cm">
          <draw:text-box>
            <text:p text:style-name="P4"><text:span text:style-name="T2">UVPropertyInputBase&lt;T,OwnerT&gt;</text:span></text:p>
          </draw:text-box>
        </draw:frame>
        <draw:g>
          <draw:polygon draw:style-name="gr6" draw:text-style-name="P5" draw:layer="layout" svg:width="6.3cm" svg:height="0.423cm" svg:x="28.056cm" svg:y="63.221cm" svg:viewBox="0 0 6301 424" draw:points="0,424 6301,424 6301,0 0,0">
            <text:p/>
          </draw:polygon>
          <draw:frame draw:style-name="gr13" draw:text-style-name="P2" draw:layer="layout" svg:width="6.3cm" svg:height="0.423cm" svg:x="28.056cm" svg:y="63.221cm">
            <draw:text-box>
              <text:p text:style-name="P4"><text:span text:style-name="T1">GetLanguageType</text:span></text:p>
            </draw:text-box>
          </draw:frame>
        </draw:g>
        <draw:g>
          <draw:polygon draw:style-name="gr9" draw:text-style-name="P6" draw:layer="layout" svg:width="6.298cm" svg:height="0cm" svg:x="28.056cm" svg:y="63.694cm" svg:viewBox="0 0 6299 0" draw:points="0,0 6299,0">
            <text:p/>
          </draw:polygon>
          <draw:line draw:style-name="gr10" draw:text-style-name="P2" draw:layer="layout" svg:x1="28.056cm" svg:y1="63.694cm" svg:x2="34.355cm" svg:y2="63.694cm">
            <text:p/>
          </draw:line>
        </draw:g>
        <draw:g>
          <draw:polygon draw:style-name="gr6" draw:text-style-name="P5" draw:layer="layout" svg:width="6.3cm" svg:height="0.847cm" svg:x="28.056cm" svg:y="63.744cm" svg:viewBox="0 0 6301 848" draw:points="0,848 6301,848 6301,0 0,0">
            <text:p/>
          </draw:polygon>
          <draw:frame draw:style-name="gr8" draw:text-style-name="P2" draw:layer="layout" svg:width="6.3cm" svg:height="0.847cm" svg:x="28.056cm" svg:y="63.744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28.056cm" svg:y="64.641cm" svg:viewBox="0 0 6299 0" draw:points="0,0 6299,0">
            <text:p/>
          </draw:polygon>
          <draw:line draw:style-name="gr10" draw:text-style-name="P2" draw:layer="layout" svg:x1="28.056cm" svg:y1="64.641cm" svg:x2="34.355cm" svg:y2="64.641cm">
            <text:p/>
          </draw:line>
        </draw:g>
        <draw:g>
          <draw:polygon draw:style-name="gr6" draw:text-style-name="P5" draw:layer="layout" svg:width="6.3cm" svg:height="0.423cm" svg:x="28.056cm" svg:y="64.691cm" svg:viewBox="0 0 6301 424" draw:points="0,424 6301,424 6301,0 0,0">
            <text:p/>
          </draw:polygon>
          <draw:frame draw:style-name="gr13" draw:text-style-name="P2" draw:layer="layout" svg:width="6.3cm" svg:height="0.423cm" svg:x="28.056cm" svg:y="64.691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28.056cm" svg:y="65.164cm" svg:viewBox="0 0 6299 0" draw:points="0,0 6299,0">
            <text:p/>
          </draw:polygon>
          <draw:line draw:style-name="gr10" draw:text-style-name="P2" draw:layer="layout" svg:x1="28.056cm" svg:y1="65.164cm" svg:x2="34.355cm" svg:y2="65.164cm">
            <text:p/>
          </draw:line>
        </draw:g>
        <draw:g>
          <draw:polygon draw:style-name="gr6" draw:text-style-name="P5" draw:layer="layout" svg:width="6.3cm" svg:height="1.27cm" svg:x="28.056cm" svg:y="65.215cm" svg:viewBox="0 0 6301 1271" draw:points="0,1271 6301,1271 6301,0 0,0">
            <text:p/>
          </draw:polygon>
          <draw:frame draw:style-name="gr7" draw:text-style-name="P2" draw:layer="layout" svg:width="6.3cm" svg:height="1.27cm" svg:x="28.056cm" svg:y="65.215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polyline draw:style-name="gr14" draw:text-style-name="P2" draw:layer="layout" svg:width="1.9cm" svg:height="5.574cm" svg:x="29.306cm" svg:y="56.439cm" svg:viewBox="0 0 1901 5575" draw:points="1901,5575 1901,0 0,0">
          <text:p/>
        </draw:polyline>
        <draw:path draw:style-name="gr14" draw:text-style-name="P2" draw:layer="layout" svg:width="13.23cm" svg:height="24cm" svg:x="23.806cm" svg:y="40.3cm" svg:viewBox="0 0 13231 24001" svg:d="M10651 24001h2580v-23917h-10898c0-15-3-28-11-42-8-13-17-23-30-30-14-8-27-12-42-12-16 0-29 4-42 12-13 7-23 17-30 30-8 14-12 27-12 42h-2166">
          <text:p/>
        </draw:path>
        <draw:g>
          <draw:polygon draw:style-name="gr1" draw:text-style-name="P1" draw:layer="layout" svg:width="6.5cm" svg:height="3.787cm" svg:x="13.556cm" svg:y="70.726cm" svg:viewBox="0 0 6501 3788" draw:points="0,3788 6501,3788 6501,0 0,0">
            <text:p/>
          </draw:polygon>
          <draw:polygon draw:style-name="gr2" draw:text-style-name="P2" draw:layer="layout" svg:width="6.5cm" svg:height="3.787cm" svg:x="13.556cm" svg:y="70.726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13.556cm" svg:y="69.618cm" svg:viewBox="0 0 6501 1109" draw:points="0,1109 6501,1109 6501,0 0,0">
            <text:p/>
          </draw:polygon>
          <draw:polygon draw:style-name="gr2" draw:text-style-name="P2" draw:layer="layout" svg:width="6.5cm" svg:height="1.108cm" svg:x="13.556cm" svg:y="69.618cm" svg:viewBox="0 0 6501 1109" draw:points="0,1109 6501,1109 6501,0 0,0">
            <text:p/>
          </draw:polygon>
        </draw:g>
        <draw:frame draw:style-name="gr11" draw:text-style-name="P2" draw:layer="layout" svg:width="6.5cm" svg:height="1.108cm" svg:x="13.556cm" svg:y="69.618cm">
          <draw:text-box>
            <text:p text:style-name="P4"><text:span text:style-name="T2">UPropertyInput&lt;T,OwnerT,type&gt;</text:span></text:p>
          </draw:text-box>
        </draw:frame>
        <draw:g>
          <draw:polygon draw:style-name="gr6" draw:text-style-name="P5" draw:layer="layout" svg:width="6.3cm" svg:height="0.423cm" svg:x="13.656cm" svg:y="70.826cm" svg:viewBox="0 0 6301 424" draw:points="0,424 6301,424 6301,0 0,0">
            <text:p/>
          </draw:polygon>
          <draw:frame draw:style-name="gr13" draw:text-style-name="P2" draw:layer="layout" svg:width="6.3cm" svg:height="0.423cm" svg:x="13.656cm" svg:y="70.826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13.656cm" svg:y="71.299cm" svg:viewBox="0 0 6299 0" draw:points="0,0 6299,0">
            <text:p/>
          </draw:polygon>
          <draw:line draw:style-name="gr10" draw:text-style-name="P2" draw:layer="layout" svg:x1="13.656cm" svg:y1="71.299cm" svg:x2="19.955cm" svg:y2="71.299cm">
            <text:p/>
          </draw:line>
        </draw:g>
        <draw:g>
          <draw:polygon draw:style-name="gr6" draw:text-style-name="P5" draw:layer="layout" svg:width="6.3cm" svg:height="1.27cm" svg:x="13.656cm" svg:y="71.349cm" svg:viewBox="0 0 6301 1271" draw:points="0,1271 6301,1271 6301,0 0,0">
            <text:p/>
          </draw:polygon>
          <draw:frame draw:style-name="gr7" draw:text-style-name="P2" draw:layer="layout" svg:width="6.3cm" svg:height="1.27cm" svg:x="13.656cm" svg:y="71.349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13.656cm" svg:y="72.669cm" svg:viewBox="0 0 6299 0" draw:points="0,0 6299,0">
            <text:p/>
          </draw:polygon>
          <draw:line draw:style-name="gr10" draw:text-style-name="P2" draw:layer="layout" svg:x1="13.656cm" svg:y1="72.669cm" svg:x2="19.955cm" svg:y2="72.669cm">
            <text:p/>
          </draw:line>
        </draw:g>
        <draw:g>
          <draw:polygon draw:style-name="gr6" draw:text-style-name="P5" draw:layer="layout" svg:width="6.3cm" svg:height="1.693cm" svg:x="13.656cm" svg:y="72.719cm" svg:viewBox="0 0 6301 1694" draw:points="0,1694 6301,1694 6301,0 0,0">
            <text:p/>
          </draw:polygon>
          <draw:frame draw:style-name="gr16" draw:text-style-name="P2" draw:layer="layout" svg:width="6.3cm" svg:height="1.693cm" svg:x="13.656cm" svg:y="72.719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16.806cm" svg:y="67.513cm" svg:viewBox="0 0 3751 2106" draw:points="0,2106 0,835 3751,835 3751,0">
          <text:p/>
        </draw:polyline>
        <draw:g>
          <draw:polygon draw:style-name="gr1" draw:text-style-name="P1" draw:layer="layout" svg:width="6.5cm" svg:height="4.311cm" svg:x="21.056cm" svg:y="71.234cm" svg:viewBox="0 0 6501 4312" draw:points="0,4312 6501,4312 6501,0 0,0">
            <text:p/>
          </draw:polygon>
          <draw:polygon draw:style-name="gr2" draw:text-style-name="P2" draw:layer="layout" svg:width="6.5cm" svg:height="4.311cm" svg:x="21.056cm" svg:y="71.234cm" svg:viewBox="0 0 6501 4312" draw:points="0,4312 6501,4312 6501,0 0,0">
            <text:p/>
          </draw:polygon>
        </draw:g>
        <draw:g>
          <draw:polygon draw:style-name="gr3" draw:text-style-name="P3" draw:layer="layout" svg:width="6.5cm" svg:height="1.616cm" svg:x="21.056cm" svg:y="69.618cm" svg:viewBox="0 0 6501 1617" draw:points="0,1617 6501,1617 6501,0 0,0">
            <text:p/>
          </draw:polygon>
          <draw:polygon draw:style-name="gr2" draw:text-style-name="P2" draw:layer="layout" svg:width="6.5cm" svg:height="1.616cm" svg:x="21.056cm" svg:y="69.618cm" svg:viewBox="0 0 6501 1617" draw:points="0,1617 6501,1617 6501,0 0,0">
            <text:p/>
          </draw:polygon>
        </draw:g>
        <draw:frame draw:style-name="gr17" draw:text-style-name="P2" draw:layer="layout" svg:width="6.5cm" svg:height="1.616cm" svg:x="21.056cm" svg:y="69.618cm">
          <draw:text-box>
            <text:p text:style-name="P4"><text:span text:style-name="T2">UPropertyInputData&lt;T,OwnerT,type&gt;</text:span></text:p>
          </draw:text-box>
        </draw:frame>
        <draw:g>
          <draw:polygon draw:style-name="gr6" draw:text-style-name="P5" draw:layer="layout" svg:width="6.3cm" svg:height="0.423cm" svg:x="21.156cm" svg:y="71.334cm" svg:viewBox="0 0 6301 424" draw:points="0,424 6301,424 6301,0 0,0">
            <text:p/>
          </draw:polygon>
          <draw:frame draw:style-name="gr13" draw:text-style-name="P2" draw:layer="layout" svg:width="6.3cm" svg:height="0.423cm" svg:x="21.156cm" svg:y="71.334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1.156cm" svg:y="71.807cm" svg:viewBox="0 0 6299 0" draw:points="0,0 6299,0">
            <text:p/>
          </draw:polygon>
          <draw:line draw:style-name="gr10" draw:text-style-name="P2" draw:layer="layout" svg:x1="21.156cm" svg:y1="71.807cm" svg:x2="27.455cm" svg:y2="71.807cm">
            <text:p/>
          </draw:line>
        </draw:g>
        <draw:g>
          <draw:polygon draw:style-name="gr6" draw:text-style-name="P5" draw:layer="layout" svg:width="6.3cm" svg:height="1.27cm" svg:x="21.156cm" svg:y="71.857cm" svg:viewBox="0 0 6301 1271" draw:points="0,1271 6301,1271 6301,0 0,0">
            <text:p/>
          </draw:polygon>
          <draw:frame draw:style-name="gr7" draw:text-style-name="P2" draw:layer="layout" svg:width="6.3cm" svg:height="1.27cm" svg:x="21.156cm" svg:y="71.857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1.156cm" svg:y="73.177cm" svg:viewBox="0 0 6299 0" draw:points="0,0 6299,0">
            <text:p/>
          </draw:polygon>
          <draw:line draw:style-name="gr10" draw:text-style-name="P2" draw:layer="layout" svg:x1="21.156cm" svg:y1="73.177cm" svg:x2="27.455cm" svg:y2="73.177cm">
            <text:p/>
          </draw:line>
        </draw:g>
        <draw:g>
          <draw:polygon draw:style-name="gr6" draw:text-style-name="P5" draw:layer="layout" svg:width="6.3cm" svg:height="1.693cm" svg:x="21.156cm" svg:y="73.227cm" svg:viewBox="0 0 6301 1694" draw:points="0,1694 6301,1694 6301,0 0,0">
            <text:p/>
          </draw:polygon>
          <draw:frame draw:style-name="gr16" draw:text-style-name="P2" draw:layer="layout" svg:width="6.3cm" svg:height="1.693cm" svg:x="21.156cm" svg:y="73.227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20.556cm" svg:y="67.513cm" svg:viewBox="0 0 3751 2106" draw:points="3751,2106 3751,824 0,824 0,0">
          <text:p/>
        </draw:polyline>
        <draw:g>
          <draw:polygon draw:style-name="gr9" draw:text-style-name="P6" draw:layer="layout" svg:width="6.298cm" svg:height="0cm" svg:x="21.156cm" svg:y="74.971cm" svg:viewBox="0 0 6299 0" draw:points="0,0 6299,0">
            <text:p/>
          </draw:polygon>
          <draw:line draw:style-name="gr10" draw:text-style-name="P2" draw:layer="layout" svg:x1="21.156cm" svg:y1="74.971cm" svg:x2="27.455cm" svg:y2="74.971cm">
            <text:p/>
          </draw:line>
        </draw:g>
        <draw:g>
          <draw:polygon draw:style-name="gr6" draw:text-style-name="P5" draw:layer="layout" svg:width="6.3cm" svg:height="0.423cm" svg:x="21.156cm" svg:y="75.021cm" svg:viewBox="0 0 6301 424" draw:points="0,424 6301,424 6301,0 0,0">
            <text:p/>
          </draw:polygon>
          <draw:frame draw:style-name="gr13" draw:text-style-name="P2" draw:layer="layout" svg:width="6.3cm" svg:height="0.423cm" svg:x="21.156cm" svg:y="75.021cm">
            <draw:text-box>
              <text:p text:style-name="P4"><text:span text:style-name="T1">IsNewData</text:span></text:p>
            </draw:text-box>
          </draw:frame>
        </draw:g>
        <draw:g>
          <draw:polygon draw:style-name="gr1" draw:text-style-name="P1" draw:layer="layout" svg:width="6.5cm" svg:height="3.787cm" svg:x="28.806cm" svg:y="70.726cm" svg:viewBox="0 0 6501 3788" draw:points="0,3788 6501,3788 6501,0 0,0">
            <text:p/>
          </draw:polygon>
          <draw:polygon draw:style-name="gr2" draw:text-style-name="P2" draw:layer="layout" svg:width="6.5cm" svg:height="3.787cm" svg:x="28.806cm" svg:y="70.726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28.806cm" svg:y="69.618cm" svg:viewBox="0 0 6501 1109" draw:points="0,1109 6501,1109 6501,0 0,0">
            <text:p/>
          </draw:polygon>
          <draw:polygon draw:style-name="gr2" draw:text-style-name="P2" draw:layer="layout" svg:width="6.5cm" svg:height="1.108cm" svg:x="28.806cm" svg:y="69.618cm" svg:viewBox="0 0 6501 1109" draw:points="0,1109 6501,1109 6501,0 0,0">
            <text:p/>
          </draw:polygon>
        </draw:g>
        <draw:frame draw:style-name="gr11" draw:text-style-name="P2" draw:layer="layout" svg:width="6.5cm" svg:height="1.108cm" svg:x="28.806cm" svg:y="69.618cm">
          <draw:text-box>
            <text:p text:style-name="P4"><text:span text:style-name="T2">UVPropertyInputData&lt;T,OwnerT&gt;</text:span></text:p>
          </draw:text-box>
        </draw:frame>
        <draw:g>
          <draw:polygon draw:style-name="gr6" draw:text-style-name="P5" draw:layer="layout" svg:width="6.3cm" svg:height="0.423cm" svg:x="28.906cm" svg:y="70.826cm" svg:viewBox="0 0 6301 424" draw:points="0,424 6301,424 6301,0 0,0">
            <text:p/>
          </draw:polygon>
          <draw:frame draw:style-name="gr13" draw:text-style-name="P2" draw:layer="layout" svg:width="6.3cm" svg:height="0.423cm" svg:x="28.906cm" svg:y="70.826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8.906cm" svg:y="71.299cm" svg:viewBox="0 0 6299 0" draw:points="0,0 6299,0">
            <text:p/>
          </draw:polygon>
          <draw:line draw:style-name="gr10" draw:text-style-name="P2" draw:layer="layout" svg:x1="28.906cm" svg:y1="71.299cm" svg:x2="35.205cm" svg:y2="71.299cm">
            <text:p/>
          </draw:line>
        </draw:g>
        <draw:g>
          <draw:polygon draw:style-name="gr6" draw:text-style-name="P5" draw:layer="layout" svg:width="6.3cm" svg:height="1.27cm" svg:x="28.906cm" svg:y="71.349cm" svg:viewBox="0 0 6301 1271" draw:points="0,1271 6301,1271 6301,0 0,0">
            <text:p/>
          </draw:polygon>
          <draw:frame draw:style-name="gr7" draw:text-style-name="P2" draw:layer="layout" svg:width="6.3cm" svg:height="1.27cm" svg:x="28.906cm" svg:y="71.349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8.906cm" svg:y="72.669cm" svg:viewBox="0 0 6299 0" draw:points="0,0 6299,0">
            <text:p/>
          </draw:polygon>
          <draw:line draw:style-name="gr10" draw:text-style-name="P2" draw:layer="layout" svg:x1="28.906cm" svg:y1="72.669cm" svg:x2="35.205cm" svg:y2="72.669cm">
            <text:p/>
          </draw:line>
        </draw:g>
        <draw:g>
          <draw:polygon draw:style-name="gr6" draw:text-style-name="P5" draw:layer="layout" svg:width="6.3cm" svg:height="1.693cm" svg:x="28.906cm" svg:y="72.719cm" svg:viewBox="0 0 6301 1694" draw:points="0,1694 6301,1694 6301,0 0,0">
            <text:p/>
          </draw:polygon>
          <draw:frame draw:style-name="gr16" draw:text-style-name="P2" draw:layer="layout" svg:width="6.3cm" svg:height="1.693cm" svg:x="28.906cm" svg:y="72.719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0.85cm" svg:height="3.033cm" svg:x="31.206cm" svg:y="66.585cm" svg:viewBox="0 0 851 3034" draw:points="851,3034 851,1764 0,1764 0,0">
          <text:p/>
        </draw:polyline>
        <draw:g>
          <draw:polygon draw:style-name="gr1" draw:text-style-name="P1" draw:layer="layout" svg:width="6.5cm" svg:height="3.364cm" svg:x="38.406cm" svg:y="63.77cm" svg:viewBox="0 0 6501 3365" draw:points="0,3365 6501,3365 6501,0 0,0">
            <text:p/>
          </draw:polygon>
          <draw:polygon draw:style-name="gr2" draw:text-style-name="P2" draw:layer="layout" svg:width="6.5cm" svg:height="3.364cm" svg:x="38.406cm" svg:y="63.77cm" svg:viewBox="0 0 6501 3365" draw:points="0,3365 6501,3365 6501,0 0,0">
            <text:p/>
          </draw:polygon>
        </draw:g>
        <draw:g>
          <draw:polygon draw:style-name="gr3" draw:text-style-name="P3" draw:layer="layout" svg:width="6.5cm" svg:height="1.616cm" svg:x="38.406cm" svg:y="62.154cm" svg:viewBox="0 0 6501 1617" draw:points="0,1617 6501,1617 6501,0 0,0">
            <text:p/>
          </draw:polygon>
          <draw:polygon draw:style-name="gr2" draw:text-style-name="P2" draw:layer="layout" svg:width="6.5cm" svg:height="1.616cm" svg:x="38.406cm" svg:y="62.154cm" svg:viewBox="0 0 6501 1617" draw:points="0,1617 6501,1617 6501,0 0,0">
            <text:p/>
          </draw:polygon>
        </draw:g>
        <draw:frame draw:style-name="gr17" draw:text-style-name="P2" draw:layer="layout" svg:width="6.5cm" svg:height="1.616cm" svg:x="38.406cm" svg:y="62.154cm">
          <draw:text-box>
            <text:p text:style-name="P4"><text:span text:style-name="T2">UPropertyInputCBase&lt;T,OwnerT,type&gt;</text:span></text:p>
          </draw:text-box>
        </draw:frame>
        <draw:g>
          <draw:polygon draw:style-name="gr6" draw:text-style-name="P5" draw:layer="layout" svg:width="6.3cm" svg:height="0.423cm" svg:x="38.506cm" svg:y="63.87cm" svg:viewBox="0 0 6301 424" draw:points="0,424 6301,424 6301,0 0,0">
            <text:p/>
          </draw:polygon>
          <draw:frame draw:style-name="gr13" draw:text-style-name="P2" draw:layer="layout" svg:width="6.3cm" svg:height="0.423cm" svg:x="38.506cm" svg:y="63.87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38.506cm" svg:y="64.344cm" svg:viewBox="0 0 6299 0" draw:points="0,0 6299,0">
            <text:p/>
          </draw:polygon>
          <draw:line draw:style-name="gr10" draw:text-style-name="P2" draw:layer="layout" svg:x1="38.506cm" svg:y1="64.344cm" svg:x2="44.805cm" svg:y2="64.344cm">
            <text:p/>
          </draw:line>
        </draw:g>
        <draw:g>
          <draw:polygon draw:style-name="gr6" draw:text-style-name="P5" draw:layer="layout" svg:width="6.3cm" svg:height="2.117cm" svg:x="38.506cm" svg:y="64.394cm" svg:viewBox="0 0 6301 2118" draw:points="0,2118 6301,2118 6301,0 0,0">
            <text:p/>
          </draw:polygon>
          <draw:frame draw:style-name="gr15" draw:text-style-name="P2" draw:layer="layout" svg:width="6.3cm" svg:height="2.117cm" svg:x="38.506cm" svg:y="64.394cm">
            <draw:text-box>
              <text:p text:style-name="P4"><text:span text:style-name="T1">GetNumPointers</text:span></text:p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  <text:p text:style-name="P4"><text:span text:style-name="T1">ClearAllPointers</text:span></text:p>
            </draw:text-box>
          </draw:frame>
        </draw:g>
        <draw:g>
          <draw:polygon draw:style-name="gr9" draw:text-style-name="P6" draw:layer="layout" svg:width="6.298cm" svg:height="0cm" svg:x="38.506cm" svg:y="66.56cm" svg:viewBox="0 0 6299 0" draw:points="0,0 6299,0">
            <text:p/>
          </draw:polygon>
          <draw:line draw:style-name="gr10" draw:text-style-name="P2" draw:layer="layout" svg:x1="38.506cm" svg:y1="66.56cm" svg:x2="44.805cm" svg:y2="66.56cm">
            <text:p/>
          </draw:line>
        </draw:g>
        <draw:g>
          <draw:polygon draw:style-name="gr6" draw:text-style-name="P5" draw:layer="layout" svg:width="6.3cm" svg:height="0.423cm" svg:x="38.506cm" svg:y="66.61cm" svg:viewBox="0 0 6301 424" draw:points="0,424 6301,424 6301,0 0,0">
            <text:p/>
          </draw:polygon>
          <draw:frame draw:style-name="gr13" draw:text-style-name="P2" draw:layer="layout" svg:width="6.3cm" svg:height="0.423cm" svg:x="38.506cm" svg:y="66.61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7.4cm" svg:height="11.378cm" svg:x="44.906cm" svg:y="53.266cm" svg:viewBox="0 0 7401 11379" draw:points="0,11379 7401,11379 7401,0">
          <text:p/>
        </draw:polyline>
        <draw:path draw:style-name="gr14" draw:text-style-name="P2" draw:layer="layout" svg:width="14.6cm" svg:height="24.345cm" svg:x="23.806cm" svg:y="40.3cm" svg:viewBox="0 0 14601 24346" svg:d="M14601 24346h-1371v-24262h-10897c0-15-3-28-11-42-8-13-17-23-31-30-13-8-26-12-41-12-16 0-29 4-42 12-13 7-23 17-31 30-7 14-11 27-11 42h-2166">
          <text:p/>
        </draw:path>
        <draw:g>
          <draw:polygon draw:style-name="gr1" draw:text-style-name="P1" draw:layer="layout" svg:width="6.5cm" svg:height="1.57cm" svg:x="38.411cm" svg:y="71.626cm" svg:viewBox="0 0 6501 1571" draw:points="0,1571 6501,1571 6501,0 0,0">
            <text:p/>
          </draw:polygon>
          <draw:polygon draw:style-name="gr2" draw:text-style-name="P2" draw:layer="layout" svg:width="6.5cm" svg:height="1.57cm" svg:x="38.411cm" svg:y="71.626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38.411cm" svg:y="70.518cm" svg:viewBox="0 0 6501 1109" draw:points="0,1109 6501,1109 6501,0 0,0">
            <text:p/>
          </draw:polygon>
          <draw:polygon draw:style-name="gr2" draw:text-style-name="P2" draw:layer="layout" svg:width="6.5cm" svg:height="1.108cm" svg:x="38.411cm" svg:y="70.518cm" svg:viewBox="0 0 6501 1109" draw:points="0,1109 6501,1109 6501,0 0,0">
            <text:p/>
          </draw:polygon>
        </draw:g>
        <draw:frame draw:style-name="gr11" draw:text-style-name="P2" draw:layer="layout" svg:width="6.5cm" svg:height="1.108cm" svg:x="38.411cm" svg:y="70.518cm">
          <draw:text-box>
            <text:p text:style-name="P4"><text:span text:style-name="T2">UPropertyInputC&lt;T,OwnerT,type&gt;</text:span></text:p>
          </draw:text-box>
        </draw:frame>
        <draw:g>
          <draw:polygon draw:style-name="gr6" draw:text-style-name="P5" draw:layer="layout" svg:width="6.3cm" svg:height="0.847cm" svg:x="38.511cm" svg:y="71.726cm" svg:viewBox="0 0 6301 848" draw:points="0,848 6301,848 6301,0 0,0">
            <text:p/>
          </draw:polygon>
          <draw:frame draw:style-name="gr8" draw:text-style-name="P2" draw:layer="layout" svg:width="6.3cm" svg:height="0.847cm" svg:x="38.511cm" svg:y="71.726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8cm" svg:height="0cm" svg:x="38.511cm" svg:y="72.622cm" svg:viewBox="0 0 6299 0" draw:points="0,0 6299,0">
            <text:p/>
          </draw:polygon>
          <draw:line draw:style-name="gr10" draw:text-style-name="P2" draw:layer="layout" svg:x1="38.511cm" svg:y1="72.622cm" svg:x2="44.81cm" svg:y2="72.622cm">
            <text:p/>
          </draw:line>
        </draw:g>
        <draw:g>
          <draw:polygon draw:style-name="gr6" draw:text-style-name="P5" draw:layer="layout" svg:width="6.3cm" svg:height="0.423cm" svg:x="38.511cm" svg:y="72.672cm" svg:viewBox="0 0 6301 424" draw:points="0,424 6301,424 6301,0 0,0">
            <text:p/>
          </draw:polygon>
          <draw:frame draw:style-name="gr13" draw:text-style-name="P2" draw:layer="layout" svg:width="6.3cm" svg:height="0.423cm" svg:x="38.511cm" svg:y="72.672cm">
            <draw:text-box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0.005cm" svg:height="3.384cm" svg:x="41.656cm" svg:y="67.134cm" svg:viewBox="0 0 6 3385" draw:points="6,3385 6,2115 0,2115 0,0">
          <text:p/>
        </draw:polyline>
        <draw:g>
          <draw:polygon draw:style-name="gr1" draw:text-style-name="P1" draw:layer="layout" svg:width="6.5cm" svg:height="0.624cm" svg:x="38.411cm" svg:y="76.5cm" svg:viewBox="0 0 6501 625" draw:points="0,625 6501,625 6501,0 0,0">
            <text:p/>
          </draw:polygon>
          <draw:polygon draw:style-name="gr2" draw:text-style-name="P2" draw:layer="layout" svg:width="6.5cm" svg:height="0.624cm" svg:x="38.411cm" svg:y="76.5cm" svg:viewBox="0 0 6501 625" draw:points="0,625 6501,625 6501,0 0,0">
            <text:p/>
          </draw:polygon>
        </draw:g>
        <draw:g>
          <draw:polygon draw:style-name="gr3" draw:text-style-name="P3" draw:layer="layout" svg:width="6.5cm" svg:height="1.616cm" svg:x="38.411cm" svg:y="74.884cm" svg:viewBox="0 0 6501 1617" draw:points="0,1617 6501,1617 6501,0 0,0">
            <text:p/>
          </draw:polygon>
          <draw:polygon draw:style-name="gr2" draw:text-style-name="P2" draw:layer="layout" svg:width="6.5cm" svg:height="1.616cm" svg:x="38.411cm" svg:y="74.884cm" svg:viewBox="0 0 6501 1617" draw:points="0,1617 6501,1617 6501,0 0,0">
            <text:p/>
          </draw:polygon>
        </draw:g>
        <draw:frame draw:style-name="gr17" draw:text-style-name="P2" draw:layer="layout" svg:width="6.5cm" svg:height="1.616cm" svg:x="38.411cm" svg:y="74.884cm">
          <draw:text-box>
            <text:p text:style-name="P4"><text:span text:style-name="T2">UPropertyInputCData&lt;T,OwnerT,type&gt;</text:span></text:p>
          </draw:text-box>
        </draw:frame>
        <draw:line draw:style-name="gr14" draw:text-style-name="P2" draw:layer="layout" svg:x1="41.661cm" svg:y1="74.884cm" svg:x2="41.661cm" svg:y2="73.196cm">
          <text:p/>
        </draw:line>
        <draw:g>
          <draw:polygon draw:style-name="gr1" draw:text-style-name="P1" draw:layer="layout" svg:width="6.5cm" svg:height="2.94cm" svg:x="72.231cm" svg:y="66.979cm" svg:viewBox="0 0 6501 2941" draw:points="0,2941 6501,2941 6501,0 0,0">
            <text:p/>
          </draw:polygon>
          <draw:polygon draw:style-name="gr2" draw:text-style-name="P2" draw:layer="layout" svg:width="6.5cm" svg:height="2.94cm" svg:x="72.231cm" svg:y="66.979cm" svg:viewBox="0 0 6501 2941" draw:points="0,2941 6501,2941 6501,0 0,0">
            <text:p/>
          </draw:polygon>
        </draw:g>
        <draw:g>
          <draw:polygon draw:style-name="gr3" draw:text-style-name="P3" draw:layer="layout" svg:width="6.5cm" svg:height="1.616cm" svg:x="72.231cm" svg:y="65.363cm" svg:viewBox="0 0 6501 1617" draw:points="0,1617 6501,1617 6501,0 0,0">
            <text:p/>
          </draw:polygon>
          <draw:polygon draw:style-name="gr2" draw:text-style-name="P2" draw:layer="layout" svg:width="6.5cm" svg:height="1.616cm" svg:x="72.231cm" svg:y="65.363cm" svg:viewBox="0 0 6501 1617" draw:points="0,1617 6501,1617 6501,0 0,0">
            <text:p/>
          </draw:polygon>
        </draw:g>
        <draw:frame draw:style-name="gr17" draw:text-style-name="P2" draw:layer="layout" svg:width="6.5cm" svg:height="1.616cm" svg:x="72.231cm" svg:y="65.363cm">
          <draw:text-box>
            <text:p text:style-name="P4"><text:span text:style-name="T2">UPropertyOutputBase&lt;T,OwnerT,type&gt;</text:span></text:p>
          </draw:text-box>
        </draw:frame>
        <draw:g>
          <draw:polygon draw:style-name="gr6" draw:text-style-name="P5" draw:layer="layout" svg:width="6.3cm" svg:height="0.423cm" svg:x="72.331cm" svg:y="67.079cm" svg:viewBox="0 0 6301 424" draw:points="0,424 6301,424 6301,0 0,0">
            <text:p/>
          </draw:polygon>
          <draw:frame draw:style-name="gr13" draw:text-style-name="P2" draw:layer="layout" svg:width="6.3cm" svg:height="0.423cm" svg:x="72.331cm" svg:y="67.079cm">
            <draw:text-box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11.675cm" svg:height="16.772cm" svg:x="60.556cm" svg:y="50.869cm" svg:viewBox="0 0 11676 16773" draw:points="11676,16773 10406,16773 10406,1270 0,1270 0,0">
          <text:p/>
        </draw:polyline>
        <draw:polyline draw:style-name="gr14" draw:text-style-name="P2" draw:layer="layout" svg:width="5.075cm" svg:height="4.79cm" svg:x="75.481cm" svg:y="60.572cm" svg:viewBox="0 0 5076 4791" draw:points="0,4791 0,3521 5076,3521 5076,0">
          <text:p/>
        </draw:polyline>
        <draw:g>
          <draw:polygon draw:style-name="gr9" draw:text-style-name="P6" draw:layer="layout" svg:width="6.298cm" svg:height="0cm" svg:x="72.331cm" svg:y="67.552cm" svg:viewBox="0 0 6299 0" draw:points="0,0 6299,0">
            <text:p/>
          </draw:polygon>
          <draw:line draw:style-name="gr10" draw:text-style-name="P2" draw:layer="layout" svg:x1="72.331cm" svg:y1="67.552cm" svg:x2="78.63cm" svg:y2="67.552cm">
            <text:p/>
          </draw:line>
        </draw:g>
        <draw:g>
          <draw:polygon draw:style-name="gr6" draw:text-style-name="P5" draw:layer="layout" svg:width="6.3cm" svg:height="0.847cm" svg:x="72.331cm" svg:y="67.602cm" svg:viewBox="0 0 6301 848" draw:points="0,848 6301,848 6301,0 0,0">
            <text:p/>
          </draw:polygon>
          <draw:frame draw:style-name="gr8" draw:text-style-name="P2" draw:layer="layout" svg:width="6.3cm" svg:height="0.847cm" svg:x="72.331cm" svg:y="67.602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g>
          <draw:polygon draw:style-name="gr9" draw:text-style-name="P6" draw:layer="layout" svg:width="6.298cm" svg:height="0cm" svg:x="72.331cm" svg:y="68.499cm" svg:viewBox="0 0 6299 0" draw:points="0,0 6299,0">
            <text:p/>
          </draw:polygon>
          <draw:line draw:style-name="gr10" draw:text-style-name="P2" draw:layer="layout" svg:x1="72.331cm" svg:y1="68.499cm" svg:x2="78.63cm" svg:y2="68.499cm">
            <text:p/>
          </draw:line>
        </draw:g>
        <draw:g>
          <draw:polygon draw:style-name="gr6" draw:text-style-name="P5" draw:layer="layout" svg:width="6.3cm" svg:height="1.27cm" svg:x="72.331cm" svg:y="68.549cm" svg:viewBox="0 0 6301 1271" draw:points="0,1271 6301,1271 6301,0 0,0">
            <text:p/>
          </draw:polygon>
          <draw:frame draw:style-name="gr7" draw:text-style-name="P2" draw:layer="layout" svg:width="6.3cm" svg:height="1.27cm" svg:x="72.331cm" svg:y="68.549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1" draw:text-style-name="P1" draw:layer="layout" svg:width="6.5cm" svg:height="0.3cm" svg:x="72.231cm" svg:y="73.12cm" svg:viewBox="0 0 6501 301" draw:points="0,301 6501,301 6501,0 0,0">
            <text:p/>
          </draw:polygon>
          <draw:polygon draw:style-name="gr2" draw:text-style-name="P2" draw:layer="layout" svg:width="6.5cm" svg:height="0.3cm" svg:x="72.231cm" svg:y="73.12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72.231cm" svg:y="71.504cm" svg:viewBox="0 0 6501 1617" draw:points="0,1617 6501,1617 6501,0 0,0">
            <text:p/>
          </draw:polygon>
          <draw:polygon draw:style-name="gr2" draw:text-style-name="P2" draw:layer="layout" svg:width="6.5cm" svg:height="1.616cm" svg:x="72.231cm" svg:y="71.504cm" svg:viewBox="0 0 6501 1617" draw:points="0,1617 6501,1617 6501,0 0,0">
            <text:p/>
          </draw:polygon>
        </draw:g>
        <draw:frame draw:style-name="gr17" draw:text-style-name="P2" draw:layer="layout" svg:width="6.5cm" svg:height="1.616cm" svg:x="72.231cm" svg:y="71.504cm">
          <draw:text-box>
            <text:p text:style-name="P4"><text:span text:style-name="T2">UPropertyOutputData&lt;T,OwnerT,type&gt;</text:span></text:p>
          </draw:text-box>
        </draw:frame>
        <draw:line draw:style-name="gr14" draw:text-style-name="P2" draw:layer="layout" svg:x1="75.481cm" svg:y1="71.504cm" svg:x2="75.481cm" svg:y2="69.919cm">
          <text:p/>
        </draw:line>
        <draw:g>
          <draw:polygon draw:style-name="gr1" draw:text-style-name="P1" draw:layer="layout" svg:width="6.5cm" svg:height="1.147cm" svg:x="60.631cm" svg:y="66.793cm" svg:viewBox="0 0 6501 1148" draw:points="0,1148 6501,1148 6501,0 0,0">
            <text:p/>
          </draw:polygon>
          <draw:polygon draw:style-name="gr2" draw:text-style-name="P2" draw:layer="layout" svg:width="6.5cm" svg:height="1.147cm" svg:x="60.631cm" svg:y="66.793cm" svg:viewBox="0 0 6501 1148" draw:points="0,1148 6501,1148 6501,0 0,0">
            <text:p/>
          </draw:polygon>
        </draw:g>
        <draw:g>
          <draw:polygon draw:style-name="gr3" draw:text-style-name="P3" draw:layer="layout" svg:width="6.5cm" svg:height="1.616cm" svg:x="60.631cm" svg:y="65.177cm" svg:viewBox="0 0 6501 1617" draw:points="0,1617 6501,1617 6501,0 0,0">
            <text:p/>
          </draw:polygon>
          <draw:polygon draw:style-name="gr2" draw:text-style-name="P2" draw:layer="layout" svg:width="6.5cm" svg:height="1.616cm" svg:x="60.631cm" svg:y="65.177cm" svg:viewBox="0 0 6501 1617" draw:points="0,1617 6501,1617 6501,0 0,0">
            <text:p/>
          </draw:polygon>
        </draw:g>
        <draw:frame draw:style-name="gr17" draw:text-style-name="P2" draw:layer="layout" svg:width="6.5cm" svg:height="1.616cm" svg:x="60.631cm" svg:y="65.177cm">
          <draw:text-box>
            <text:p text:style-name="P4"><text:span text:style-name="T2">UPropertyOutputCBase&lt;T,OwnerT,type&gt;</text:span></text:p>
          </draw:text-box>
        </draw:frame>
        <draw:g>
          <draw:polygon draw:style-name="gr6" draw:text-style-name="P5" draw:layer="layout" svg:width="6.3cm" svg:height="0.423cm" svg:x="60.731cm" svg:y="66.893cm" svg:viewBox="0 0 6301 424" draw:points="0,424 6301,424 6301,0 0,0">
            <text:p/>
          </draw:polygon>
          <draw:frame draw:style-name="gr13" draw:text-style-name="P2" draw:layer="layout" svg:width="6.3cm" svg:height="0.423cm" svg:x="60.731cm" svg:y="66.893cm">
            <draw:text-box>
              <text:p text:style-name="P4"><text:span text:style-name="T1">Value</text:span></text:p>
            </draw:text-box>
          </draw:frame>
        </draw:g>
        <draw:g>
          <draw:polygon draw:style-name="gr9" draw:text-style-name="P6" draw:layer="layout" svg:width="6.298cm" svg:height="0cm" svg:x="60.731cm" svg:y="67.367cm" svg:viewBox="0 0 6299 0" draw:points="0,0 6299,0">
            <text:p/>
          </draw:polygon>
          <draw:line draw:style-name="gr10" draw:text-style-name="P2" draw:layer="layout" svg:x1="60.731cm" svg:y1="67.367cm" svg:x2="67.03cm" svg:y2="67.367cm">
            <text:p/>
          </draw:line>
        </draw:g>
        <draw:g>
          <draw:polygon draw:style-name="gr6" draw:text-style-name="P5" draw:layer="layout" svg:width="6.3cm" svg:height="0.423cm" svg:x="60.731cm" svg:y="67.417cm" svg:viewBox="0 0 6301 424" draw:points="0,424 6301,424 6301,0 0,0">
            <text:p/>
          </draw:polygon>
          <draw:frame draw:style-name="gr13" draw:text-style-name="P2" draw:layer="layout" svg:width="6.3cm" svg:height="0.423cm" svg:x="60.731cm" svg:y="67.417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11.575cm" svg:height="11.912cm" svg:x="52.306cm" svg:y="53.266cm" svg:viewBox="0 0 11576 11913" draw:points="11576,11913 11576,1728 0,1728 0,0">
          <text:p/>
        </draw:polyline>
        <draw:g>
          <draw:polygon draw:style-name="gr1" draw:text-style-name="P1" draw:layer="layout" svg:width="6.5cm" svg:height="0.3cm" svg:x="60.631cm" svg:y="73.12cm" svg:viewBox="0 0 6501 301" draw:points="0,301 6501,301 6501,0 0,0">
            <text:p/>
          </draw:polygon>
          <draw:polygon draw:style-name="gr2" draw:text-style-name="P2" draw:layer="layout" svg:width="6.5cm" svg:height="0.3cm" svg:x="60.631cm" svg:y="73.12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60.631cm" svg:y="71.504cm" svg:viewBox="0 0 6501 1617" draw:points="0,1617 6501,1617 6501,0 0,0">
            <text:p/>
          </draw:polygon>
          <draw:polygon draw:style-name="gr2" draw:text-style-name="P2" draw:layer="layout" svg:width="6.5cm" svg:height="1.616cm" svg:x="60.631cm" svg:y="71.504cm" svg:viewBox="0 0 6501 1617" draw:points="0,1617 6501,1617 6501,0 0,0">
            <text:p/>
          </draw:polygon>
        </draw:g>
        <draw:frame draw:style-name="gr17" draw:text-style-name="P2" draw:layer="layout" svg:width="6.5cm" svg:height="1.616cm" svg:x="60.631cm" svg:y="71.504cm">
          <draw:text-box>
            <text:p text:style-name="P4"><text:span text:style-name="T2">UPropertyOutputCData&lt;T,OwnerT,type&gt;</text:span></text:p>
          </draw:text-box>
        </draw:frame>
        <draw:line draw:style-name="gr14" draw:text-style-name="P2" draw:layer="layout" svg:x1="63.881cm" svg:y1="71.503cm" svg:x2="63.881cm" svg:y2="67.94cm">
          <text:p/>
        </draw:line>
        <draw:g>
          <draw:polygon draw:style-name="gr1" draw:text-style-name="P1" draw:layer="layout" svg:width="6.5cm" svg:height="1.047cm" svg:x="85.581cm" svg:y="67.058cm" svg:viewBox="0 0 6501 1048" draw:points="0,1048 6501,1048 6501,0 0,0">
            <text:p/>
          </draw:polygon>
          <draw:polygon draw:style-name="gr2" draw:text-style-name="P2" draw:layer="layout" svg:width="6.5cm" svg:height="1.047cm" svg:x="85.581cm" svg:y="67.058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85.581cm" svg:y="65.442cm" svg:viewBox="0 0 6501 1617" draw:points="0,1617 6501,1617 6501,0 0,0">
            <text:p/>
          </draw:polygon>
          <draw:polygon draw:style-name="gr2" draw:text-style-name="P2" draw:layer="layout" svg:width="6.5cm" svg:height="1.616cm" svg:x="85.581cm" svg:y="65.442cm" svg:viewBox="0 0 6501 1617" draw:points="0,1617 6501,1617 6501,0 0,0">
            <text:p/>
          </draw:polygon>
        </draw:g>
        <draw:frame draw:style-name="gr17" draw:text-style-name="P2" draw:layer="layout" svg:width="6.5cm" svg:height="1.616cm" svg:x="85.581cm" svg:y="65.442cm">
          <draw:text-box>
            <text:p text:style-name="P4"><text:span text:style-name="T2">UVPropertyOutputBase&lt;T,OwnerT,type&gt;</text:span></text:p>
          </draw:text-box>
        </draw:frame>
        <draw:g>
          <draw:polygon draw:style-name="gr6" draw:text-style-name="P5" draw:layer="layout" svg:width="6.3cm" svg:height="0.847cm" svg:x="85.681cm" svg:y="67.157cm" svg:viewBox="0 0 6301 848" draw:points="0,848 6301,848 6301,0 0,0">
            <text:p/>
          </draw:polygon>
          <draw:frame draw:style-name="gr8" draw:text-style-name="P2" draw:layer="layout" svg:width="6.3cm" svg:height="0.847cm" svg:x="85.681cm" svg:y="67.157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polyline draw:style-name="gr14" draw:text-style-name="P2" draw:layer="layout" svg:width="25.025cm" svg:height="26.578cm" svg:x="63.806cm" svg:y="38.864cm" svg:viewBox="0 0 25026 26579" draw:points="25026,26579 25026,0 0,0">
          <text:p/>
        </draw:polyline>
        <draw:polyline draw:style-name="gr14" draw:text-style-name="P2" draw:layer="layout" svg:width="5.025cm" svg:height="6.201cm" svg:x="80.556cm" svg:y="60.572cm" svg:viewBox="0 0 5026 6202" draw:points="5026,6202 0,6202 0,0">
          <text:p/>
        </draw:polyline>
        <draw:g>
          <draw:polygon draw:style-name="gr1" draw:text-style-name="P1" draw:layer="layout" svg:width="6.5cm" svg:height="1.047cm" svg:x="85.569cm" svg:y="73.279cm" svg:viewBox="0 0 6501 1048" draw:points="0,1048 6501,1048 6501,0 0,0">
            <text:p/>
          </draw:polygon>
          <draw:polygon draw:style-name="gr2" draw:text-style-name="P2" draw:layer="layout" svg:width="6.5cm" svg:height="1.047cm" svg:x="85.569cm" svg:y="73.279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85.569cm" svg:y="71.663cm" svg:viewBox="0 0 6501 1617" draw:points="0,1617 6501,1617 6501,0 0,0">
            <text:p/>
          </draw:polygon>
          <draw:polygon draw:style-name="gr2" draw:text-style-name="P2" draw:layer="layout" svg:width="6.5cm" svg:height="1.616cm" svg:x="85.569cm" svg:y="71.663cm" svg:viewBox="0 0 6501 1617" draw:points="0,1617 6501,1617 6501,0 0,0">
            <text:p/>
          </draw:polygon>
        </draw:g>
        <draw:frame draw:style-name="gr17" draw:text-style-name="P2" draw:layer="layout" svg:width="6.5cm" svg:height="1.616cm" svg:x="85.569cm" svg:y="71.663cm">
          <draw:text-box>
            <text:p text:style-name="P4"><text:span text:style-name="T2">UVPropertyOutputData&lt;T,OwnerT,type&gt;</text:span></text:p>
          </draw:text-box>
        </draw:frame>
        <draw:polyline draw:style-name="gr14" draw:text-style-name="P2" draw:layer="layout" svg:width="0.012cm" svg:height="3.559cm" svg:x="88.819cm" svg:y="68.104cm" svg:viewBox="0 0 13 3560" draw:points="0,3560 0,2289 13,2289 13,0">
          <text:p/>
        </draw:polyline>
        <draw:path draw:style-name="gr14" draw:text-style-name="P2" draw:layer="layout" svg:width="10.175cm" svg:height="7.36cm" svg:x="67.131cm" svg:y="59.2cm" svg:viewBox="0 0 10176 7361" svg:d="M0 7361h1270v-7277h2477c0-15 3-28 11-42 8-13 17-23 30-30 14-8 27-12 42-12 16 0 29 4 42 12 13 7 23 17 31 30 7 14 11 27 11 42h6262">
          <text:p/>
        </draw:path>
        <draw:g>
          <draw:polygon draw:style-name="gr9" draw:text-style-name="P6" draw:layer="layout" svg:width="6.299cm" svg:height="0cm" svg:x="57.406cm" svg:y="8.838cm" svg:viewBox="0 0 6300 0" draw:points="0,0 6300,0">
            <text:p/>
          </draw:polygon>
          <draw:line draw:style-name="gr10" draw:text-style-name="P2" draw:layer="layout" svg:x1="57.406cm" svg:y1="8.838cm" svg:x2="63.706cm" svg:y2="8.838cm">
            <text:p/>
          </draw:line>
        </draw:g>
        <draw:g>
          <draw:polygon draw:style-name="gr6" draw:text-style-name="P5" draw:layer="layout" svg:width="6.3cm" svg:height="0.423cm" svg:x="57.406cm" svg:y="8.888cm" svg:viewBox="0 0 6301 424" draw:points="0,424 6301,424 6301,0 0,0">
            <text:p/>
          </draw:polygon>
          <draw:frame draw:style-name="gr13" draw:text-style-name="P2" draw:layer="layout" svg:width="6.3cm" svg:height="0.423cm" svg:x="57.406cm" svg:y="8.888cm">
            <draw:text-box>
              <text:p text:style-name="P4"><text:span text:style-name="T1">GetIoType</text:span></text:p>
            </draw:text-box>
          </draw:frame>
        </draw:g>
        <draw:g>
          <draw:polygon draw:style-name="gr9" draw:text-style-name="P6" draw:layer="layout" svg:width="6.299cm" svg:height="0cm" svg:x="57.406cm" svg:y="9.361cm" svg:viewBox="0 0 6300 0" draw:points="0,0 6300,0">
            <text:p/>
          </draw:polygon>
          <draw:line draw:style-name="gr10" draw:text-style-name="P2" draw:layer="layout" svg:x1="57.406cm" svg:y1="9.361cm" svg:x2="63.706cm" svg:y2="9.361cm">
            <text:p/>
          </draw:line>
        </draw:g>
        <draw:g>
          <draw:polygon draw:style-name="gr6" draw:text-style-name="P5" draw:layer="layout" svg:width="6.3cm" svg:height="1.27cm" svg:x="57.406cm" svg:y="9.411cm" svg:viewBox="0 0 6301 1271" draw:points="0,1271 6301,1271 6301,0 0,0">
            <text:p/>
          </draw:polygon>
          <draw:frame draw:style-name="gr7" draw:text-style-name="P2" draw:layer="layout" svg:width="6.3cm" svg:height="1.27cm" svg:x="57.406cm" svg:y="9.411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9cm" svg:height="0cm" svg:x="57.406cm" svg:y="10.731cm" svg:viewBox="0 0 6300 0" draw:points="0,0 6300,0">
            <text:p/>
          </draw:polygon>
          <draw:line draw:style-name="gr10" draw:text-style-name="P2" draw:layer="layout" svg:x1="57.406cm" svg:y1="10.731cm" svg:x2="63.706cm" svg:y2="10.731cm">
            <text:p/>
          </draw:line>
        </draw:g>
        <draw:g>
          <draw:polygon draw:style-name="gr6" draw:text-style-name="P5" draw:layer="layout" svg:width="6.3cm" svg:height="2.963cm" svg:x="57.406cm" svg:y="10.781cm" svg:viewBox="0 0 6301 2964" draw:points="0,2964 6301,2964 6301,0 0,0">
            <text:p/>
          </draw:polygon>
          <draw:frame draw:style-name="gr12" draw:text-style-name="P2" draw:layer="layout" svg:width="6.3cm" svg:height="2.963cm" svg:x="57.406cm" svg:y="10.781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sNewData</text:span></text:p>
              <text:p text:style-name="P4"><text:span text:style-name="T1">IsConnected</text:span></text:p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9" draw:text-style-name="P6" draw:layer="layout" svg:width="6.299cm" svg:height="0cm" svg:x="57.406cm" svg:y="13.795cm" svg:viewBox="0 0 6300 0" draw:points="0,0 6300,0">
            <text:p/>
          </draw:polygon>
          <draw:line draw:style-name="gr10" draw:text-style-name="P2" draw:layer="layout" svg:x1="57.406cm" svg:y1="13.795cm" svg:x2="63.706cm" svg:y2="13.795cm">
            <text:p/>
          </draw:line>
        </draw:g>
        <draw:g>
          <draw:polygon draw:style-name="gr6" draw:text-style-name="P5" draw:layer="layout" svg:width="6.3cm" svg:height="1.27cm" svg:x="57.406cm" svg:y="13.845cm" svg:viewBox="0 0 6301 1271" draw:points="0,1271 6301,1271 6301,0 0,0">
            <text:p/>
          </draw:polygon>
          <draw:frame draw:style-name="gr7" draw:text-style-name="P2" draw:layer="layout" svg:width="6.3cm" svg:height="1.27cm" svg:x="57.406cm" svg:y="13.845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9" draw:text-style-name="P6" draw:layer="layout" svg:width="6.299cm" svg:height="0cm" svg:x="57.406cm" svg:y="24.568cm" svg:viewBox="0 0 6300 0" draw:points="0,0 6300,0">
            <text:p/>
          </draw:polygon>
          <draw:line draw:style-name="gr10" draw:text-style-name="P2" draw:layer="layout" svg:x1="57.406cm" svg:y1="24.568cm" svg:x2="63.706cm" svg:y2="24.568cm">
            <text:p/>
          </draw:line>
        </draw:g>
        <draw:g>
          <draw:polygon draw:style-name="gr6" draw:text-style-name="P5" draw:layer="layout" svg:width="6.3cm" svg:height="2.117cm" svg:x="57.406cm" svg:y="24.618cm" svg:viewBox="0 0 6301 2118" draw:points="0,2118 6301,2118 6301,0 0,0">
            <text:p/>
          </draw:polygon>
          <draw:frame draw:style-name="gr15" draw:text-style-name="P2" draw:layer="layout" svg:width="6.3cm" svg:height="2.117cm" svg:x="57.406cm" svg:y="24.618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9" draw:text-style-name="P6" draw:layer="layout" svg:width="6.299cm" svg:height="0cm" svg:x="57.406cm" svg:y="26.784cm" svg:viewBox="0 0 6300 0" draw:points="0,0 6300,0">
            <text:p/>
          </draw:polygon>
          <draw:line draw:style-name="gr10" draw:text-style-name="P2" draw:layer="layout" svg:x1="57.406cm" svg:y1="26.784cm" svg:x2="63.706cm" svg:y2="26.784cm">
            <text:p/>
          </draw:line>
        </draw:g>
        <draw:g>
          <draw:polygon draw:style-name="gr6" draw:text-style-name="P5" draw:layer="layout" svg:width="6.3cm" svg:height="0.847cm" svg:x="57.406cm" svg:y="26.834cm" svg:viewBox="0 0 6301 848" draw:points="0,848 6301,848 6301,0 0,0">
            <text:p/>
          </draw:polygon>
          <draw:frame draw:style-name="gr8" draw:text-style-name="P2" draw:layer="layout" svg:width="6.3cm" svg:height="0.847cm" svg:x="57.406cm" svg:y="26.834cm">
            <draw:text-box>
              <text:p text:style-name="P4"><text:span text:style-name="T1">IsNewData</text:span></text:p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9cm" svg:height="0cm" svg:x="57.406cm" svg:y="27.731cm" svg:viewBox="0 0 6300 0" draw:points="0,0 6300,0">
            <text:p/>
          </draw:polygon>
          <draw:line draw:style-name="gr10" draw:text-style-name="P2" draw:layer="layout" svg:x1="57.406cm" svg:y1="27.731cm" svg:x2="63.706cm" svg:y2="27.731cm">
            <text:p/>
          </draw:line>
        </draw:g>
        <draw:g>
          <draw:polygon draw:style-name="gr6" draw:text-style-name="P5" draw:layer="layout" svg:width="6.3cm" svg:height="1.27cm" svg:x="57.406cm" svg:y="27.781cm" svg:viewBox="0 0 6301 1271" draw:points="0,1271 6301,1271 6301,0 0,0">
            <text:p/>
          </draw:polygon>
          <draw:frame draw:style-name="gr7" draw:text-style-name="P2" draw:layer="layout" svg:width="6.3cm" svg:height="1.27cm" svg:x="57.406cm" svg:y="27.781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</draw:page>
      <draw:page draw:name="page3" draw:style-name="dp1" draw:master-page-name="PM1">
        <draw:custom-shape draw:style-name="gr19" draw:text-style-name="P7" xml:id="id2" draw:id="id2" draw:layer="layout" svg:width="6.9cm" svg:height="2.4cm" svg:x="69cm" svg:y="3.7cm">
          <text:p text:style-name="P7">UIProperty</text:p>
          <draw:enhanced-geometry svg:viewBox="0 0 21600 21600" draw:type="rectangle" draw:enhanced-path="M 0 0 L 21600 0 21600 21600 0 21600 0 0 Z N"/>
        </draw:custom-shape>
        <draw:custom-shape draw:style-name="gr20" draw:text-style-name="P7" xml:id="id1" draw:id="id1" draw:layer="layout" svg:width="7.4cm" svg:height="2.4cm" svg:x="61.9cm" svg:y="8cm">
          <text:p text:style-name="P7">UIPropertyInput</text:p>
          <draw:enhanced-geometry svg:viewBox="0 0 21600 21600" draw:type="rectangle" draw:enhanced-path="M 0 0 L 21600 0 21600 21600 0 21600 0 0 Z N"/>
        </draw:custom-shape>
        <draw:custom-shape draw:style-name="gr20" draw:text-style-name="P7" xml:id="id3" draw:id="id3" draw:layer="layout" svg:width="7.4cm" svg:height="2.4cm" svg:x="75.2cm" svg:y="8cm">
          <text:p text:style-name="P7">UIPropertyOutput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5.6cm" svg:y1="8cm" svg:x2="72.45cm" svg:y2="6.1cm" draw:start-shape="id1" draw:start-glue-point="0" draw:end-shape="id2" svg:d="M65600 8000v-950h6850v-950" svg:viewBox="0 0 6851 1901">
          <text:p/>
        </draw:connector>
        <draw:connector draw:style-name="gr21" draw:text-style-name="P7" draw:layer="layout" svg:x1="78.9cm" svg:y1="8cm" svg:x2="72.45cm" svg:y2="6.1cm" draw:start-shape="id3" draw:start-glue-point="0" draw:end-shape="id2" svg:d="M78900 8000v-950h-6450v-950" svg:viewBox="0 0 6451 1901">
          <text:p/>
        </draw:connector>
        <draw:custom-shape draw:style-name="gr20" draw:text-style-name="P7" xml:id="id4" draw:id="id4" draw:layer="layout" svg:width="7.4cm" svg:height="2.4cm" svg:x="61.9cm" svg:y="12.3cm">
          <text:p text:style-name="P7">UIPropertyInputBase</text:p>
          <draw:enhanced-geometry svg:viewBox="0 0 21600 21600" draw:type="rectangle" draw:enhanced-path="M 0 0 L 21600 0 21600 21600 0 21600 0 0 Z N"/>
        </draw:custom-shape>
        <draw:custom-shape draw:style-name="gr20" draw:text-style-name="P7" xml:id="id5" draw:id="id5" draw:layer="layout" svg:width="7.4cm" svg:height="2.4cm" svg:x="75.2cm" svg:y="12.3cm">
          <text:p text:style-name="P7">UIPropertyOutputBase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5.6cm" svg:y1="12.3cm" svg:x2="65.6cm" svg:y2="10.4cm" draw:start-shape="id4" draw:start-glue-point="0" draw:end-shape="id1" draw:end-glue-point="2" svg:d="M65600 12300v-1900" svg:viewBox="0 0 1 1901">
          <text:p/>
        </draw:connector>
        <draw:connector draw:style-name="gr21" draw:text-style-name="P7" draw:layer="layout" svg:x1="78.9cm" svg:y1="12.3cm" svg:x2="78.9cm" svg:y2="10.4cm" draw:start-shape="id5" draw:start-glue-point="0" draw:end-shape="id3" svg:d="M78900 12300v-1900" svg:viewBox="0 0 1 1901">
          <text:p/>
        </draw:connector>
        <draw:custom-shape draw:style-name="gr20" draw:text-style-name="P7" xml:id="id6" draw:id="id6" draw:layer="layout" svg:width="7.4cm" svg:height="2.4cm" svg:x="68.9cm" svg:y="16.7cm">
          <text:p text:style-name="P7">UPropertyBase&lt;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16.7cm" svg:x2="65.6cm" svg:y2="14.7cm" draw:start-shape="id6" draw:start-glue-point="0" draw:end-shape="id4" draw:end-glue-point="2" svg:d="M72600 16700v-1000h-7000v-1000" svg:viewBox="0 0 7001 2001">
          <text:p/>
        </draw:connector>
        <draw:connector draw:style-name="gr21" draw:text-style-name="P7" draw:layer="layout" svg:x1="72.6cm" svg:y1="16.7cm" svg:x2="78.9cm" svg:y2="14.7cm" draw:start-shape="id6" draw:start-glue-point="0" draw:end-shape="id5" draw:end-glue-point="2" svg:d="M72600 16700v-1000h6300v-1000" svg:viewBox="0 0 6301 2001">
          <text:p/>
        </draw:connector>
        <draw:custom-shape draw:style-name="gr20" draw:text-style-name="P7" xml:id="id7" draw:id="id7" draw:layer="layout" svg:width="7.4cm" svg:height="2.4cm" svg:x="68.9cm" svg:y="21.1cm">
          <text:p text:style-name="P7">UPropertyBaseOwner</text:p>
          <text:p text:style-name="P7">&lt;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21.1cm" svg:x2="72.6cm" svg:y2="19.1cm" draw:start-shape="id7" draw:start-glue-point="0" draw:end-shape="id6" draw:end-glue-point="2" svg:d="M72600 21100v-2000" svg:viewBox="0 0 1 2001">
          <text:p/>
        </draw:connector>
        <draw:custom-shape draw:style-name="gr20" draw:text-style-name="P7" xml:id="id8" draw:id="id8" draw:layer="layout" svg:width="7.4cm" svg:height="2.4cm" svg:x="68.9cm" svg:y="25.1cm">
          <text:p text:style-name="P7">UPropertyVirtual</text:p>
          <text:p text:style-name="P7">&lt;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25.1cm" svg:x2="72.6cm" svg:y2="23.5cm" draw:start-shape="id8" draw:start-glue-point="0" draw:end-shape="id7" draw:end-glue-point="2" svg:d="M72600 25100v-1600" svg:viewBox="0 0 1 1601">
          <text:p/>
        </draw:connector>
        <draw:custom-shape draw:style-name="gr20" draw:text-style-name="P7" xml:id="id9" draw:id="id9" draw:layer="layout" svg:width="7.4cm" svg:height="2.4cm" svg:x="68.9cm" svg:y="29.6cm">
          <text:p text:style-name="P7">UPropertyLocal</text:p>
          <text:p text:style-name="P7">&lt;T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29.6cm" svg:x2="72.6cm" svg:y2="27.5cm" draw:start-shape="id9" draw:start-glue-point="0" draw:end-shape="id8" draw:end-glue-point="2" svg:d="M72600 29600v-2100" svg:viewBox="0 0 1 2101">
          <text:p/>
        </draw:connector>
        <draw:custom-shape draw:style-name="gr20" draw:text-style-name="P7" xml:id="id10" draw:id="id10" draw:layer="layout" svg:width="7.4cm" svg:height="2.4cm" svg:x="68.9cm" svg:y="33.6cm">
          <text:p text:style-name="P7">UProperty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72.6cm" svg:y1="33.6cm" svg:x2="72.6cm" svg:y2="32cm" draw:start-shape="id10" draw:end-shape="id9" draw:end-glue-point="2" svg:d="M72600 33600v-1600" svg:viewBox="0 0 1 1601">
          <text:p/>
        </draw:connector>
        <draw:custom-shape draw:style-name="gr20" draw:text-style-name="P7" xml:id="id11" draw:id="id11" draw:layer="layout" svg:width="7.4cm" svg:height="2.4cm" svg:x="87.3cm" svg:y="33cm">
          <text:p text:style-name="P7">UPropertyRange</text:p>
          <text:p text:style-name="P7">&lt;T,RangeT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draw:line-skew="-1.95cm" svg:x1="91cm" svg:y1="33cm" svg:x2="72.6cm" svg:y2="27.5cm" draw:start-shape="id11" draw:start-glue-point="0" draw:end-shape="id8" draw:end-glue-point="2" svg:d="M91000 33000v-4700h-18400v-800" svg:viewBox="0 0 18401 5501">
          <text:p/>
        </draw:connector>
        <draw:custom-shape draw:style-name="gr22" draw:text-style-name="P8" xml:id="id12" draw:id="id12" draw:layer="layout" svg:width="7.4cm" svg:height="2.4cm" svg:x="78.6cm" svg:y="25cm">
          <text:p text:style-name="P7">UPropertyInput</text:p>
          <text:p text:style-name="P7">&lt;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82.3cm" svg:y1="25cm" svg:x2="76.3cm" svg:y2="22.3cm" draw:start-shape="id12" draw:start-glue-point="0" draw:end-shape="id7" draw:end-glue-point="1" svg:d="M82300 25000v-2700h-6000" svg:viewBox="0 0 6001 2701">
          <text:p/>
        </draw:connector>
        <draw:custom-shape draw:style-name="gr20" draw:text-style-name="P7" xml:id="id13" draw:id="id13" draw:layer="layout" svg:width="7.4cm" svg:height="2.4cm" svg:x="60.7cm" svg:y="37.8cm">
          <text:p text:style-name="P7">UProperty</text:p>
          <text:p text:style-name="P7">&lt;vector&lt;V&gt;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4.4cm" svg:y1="37.8cm" svg:x2="68.9cm" svg:y2="30.8cm" draw:start-shape="id13" draw:start-glue-point="0" draw:end-shape="id9" draw:end-glue-point="3" svg:d="M64400 37800v-7000h4500" svg:viewBox="0 0 4501 7001">
          <text:p/>
        </draw:connector>
        <draw:custom-shape draw:style-name="gr20" draw:text-style-name="P7" xml:id="id14" draw:id="id14" draw:layer="layout" svg:width="7.4cm" svg:height="2.4cm" svg:x="56.2cm" svg:y="33.3cm">
          <text:p text:style-name="P7">UProperty</text:p>
          <text:p text:style-name="P7">&lt;MDMatrix&lt;V&gt;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59.9cm" svg:y1="33.3cm" svg:x2="68.9cm" svg:y2="30.8cm" draw:start-shape="id14" draw:start-glue-point="0" draw:end-shape="id9" draw:end-glue-point="3" svg:d="M59900 33300v-2500h9000" svg:viewBox="0 0 9001 2501">
          <text:p/>
        </draw:connector>
        <draw:custom-shape draw:style-name="gr20" draw:text-style-name="P7" xml:id="id15" draw:id="id15" draw:layer="layout" svg:width="7.4cm" svg:height="2.4cm" svg:x="52.4cm" svg:y="37.8cm">
          <text:p text:style-name="P7">UProperty</text:p>
          <text:p text:style-name="P7">&lt;double,OwnerT,</text:p>
          <text:p text:style-name="P7">type&gt;</text:p>
          <draw:enhanced-geometry svg:viewBox="0 0 21600 21600" draw:type="rectangle" draw:enhanced-path="M 0 0 L 21600 0 21600 21600 0 21600 0 0 Z N"/>
        </draw:custom-shape>
        <draw:custom-shape draw:style-name="gr20" draw:text-style-name="P7" xml:id="id16" draw:id="id16" draw:layer="layout" svg:width="7.4cm" svg:height="2.4cm" svg:x="44.2cm" svg:y="37.8cm">
          <text:p text:style-name="P7">UProperty</text:p>
          <text:p text:style-name="P7">&lt;int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56.1cm" svg:y1="37.8cm" svg:x2="68.9cm" svg:y2="30.8cm" draw:start-shape="id15" draw:start-glue-point="0" draw:end-shape="id9" draw:end-glue-point="3" svg:d="M56100 37800v-7000h12800" svg:viewBox="0 0 12801 7001">
          <text:p/>
        </draw:connector>
        <draw:connector draw:style-name="gr21" draw:text-style-name="P7" draw:layer="layout" svg:x1="47.9cm" svg:y1="37.8cm" svg:x2="68.9cm" svg:y2="30.8cm" draw:start-shape="id16" draw:start-glue-point="0" draw:end-shape="id9" draw:end-glue-point="3" svg:d="M47900 37800v-7000h21000" svg:viewBox="0 0 21001 7001">
          <text:p/>
        </draw:connector>
        <draw:custom-shape draw:style-name="gr20" draw:text-style-name="P7" xml:id="id17" draw:id="id17" draw:layer="layout" svg:width="7.4cm" svg:height="2.4cm" svg:x="48.4cm" svg:y="33.3cm">
          <text:p text:style-name="P7">UProperty</text:p>
          <text:p text:style-name="P7">&lt;unsigned int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52.1cm" svg:y1="33.3cm" svg:x2="68.9cm" svg:y2="30.8cm" draw:start-shape="id17" draw:start-glue-point="0" draw:end-shape="id9" draw:end-glue-point="3" svg:d="M52100 33300v-2500h16800" svg:viewBox="0 0 16801 2501">
          <text:p/>
        </draw:connector>
        <draw:custom-shape draw:style-name="gr20" draw:text-style-name="P7" xml:id="id18" draw:id="id18" draw:layer="layout" svg:width="7.4cm" svg:height="2.4cm" svg:x="39.8cm" svg:y="33.3cm">
          <text:p text:style-name="P7">UProperty</text:p>
          <text:p text:style-name="P7">&lt;bool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43.5cm" svg:y1="33.3cm" svg:x2="68.9cm" svg:y2="30.8cm" draw:start-shape="id18" draw:start-glue-point="0" draw:end-shape="id9" draw:end-glue-point="3" svg:d="M43500 33300v-2500h25400" svg:viewBox="0 0 25401 2501">
          <text:p/>
        </draw:connector>
        <draw:custom-shape draw:style-name="gr22" draw:text-style-name="P8" xml:id="id19" draw:id="id19" draw:layer="layout" svg:width="7.4cm" svg:height="2.4cm" svg:x="78cm" svg:y="33.6cm">
          <text:p text:style-name="P7">ULProperty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81.7cm" svg:y1="33.6cm" svg:x2="76.3cm" svg:y2="30.8cm" draw:start-shape="id19" draw:start-glue-point="0" draw:end-shape="id9" draw:end-glue-point="1" svg:d="M81700 33600v-2800h-5400" svg:viewBox="0 0 5401 2801">
          <text:p/>
        </draw:connector>
        <draw:custom-shape draw:style-name="gr20" draw:text-style-name="P7" xml:id="id20" draw:id="id20" draw:layer="layout" svg:width="7.4cm" svg:height="2.4cm" svg:x="68.9cm" svg:y="37.6cm">
          <text:p text:style-name="P7">UPropertyOutputData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72.6cm" svg:y1="37.6cm" svg:x2="72.6cm" svg:y2="36cm" draw:start-shape="id20" draw:start-glue-point="0" draw:end-shape="id10" svg:d="M72600 37600v-1600" svg:viewBox="0 0 1 1601">
          <text:p/>
        </draw:connector>
        <draw:custom-shape draw:style-name="gr22" draw:text-style-name="P8" xml:id="id21" draw:id="id21" draw:layer="layout" svg:width="7.4cm" svg:height="2.4cm" svg:x="77.5cm" svg:y="37.6cm">
          <text:p text:style-name="P7">UPropertyInputData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81.2cm" svg:y1="37.6cm" svg:x2="72.6cm" svg:y2="36cm" draw:start-shape="id21" draw:start-glue-point="0" draw:end-shape="id10" draw:end-glue-point="2" svg:d="M81200 37600v-800h-8600v-800" svg:viewBox="0 0 8601 1601">
          <text:p/>
        </draw:connector>
        <draw:custom-shape draw:style-name="gr20" draw:text-style-name="P7" xml:id="id22" draw:id="id22" draw:layer="layout" svg:width="7.4cm" svg:height="2.4cm" svg:x="87.3cm" svg:y="37.6cm">
          <text:p text:style-name="P7">UPropertyInputDataRange</text:p>
          <text:p text:style-name="P7">&lt;T,Range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91cm" svg:y1="37.6cm" svg:x2="91cm" svg:y2="35.4cm" draw:start-shape="id22" draw:start-glue-point="0" draw:end-shape="id11" draw:end-glue-point="2" svg:d="M91000 37600v-2200" svg:viewBox="0 0 1 2201">
          <text:p/>
        </draw:connector>
        <draw:custom-shape draw:style-name="gr22" draw:text-style-name="P8" xml:id="id23" draw:id="id23" draw:layer="layout" svg:width="7.4cm" svg:height="2.4cm" svg:x="95.9cm" svg:y="37.6cm">
          <text:p text:style-name="P7">UPropertyInputDataC</text:p>
          <text:p text:style-name="P7">&lt;T,Range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95.9cm" svg:y1="38.8cm" svg:x2="94.7cm" svg:y2="34.2cm" draw:start-shape="id23" draw:end-shape="id11" draw:end-glue-point="1" svg:d="M95900 38800h-600v-4600h-600" svg:viewBox="0 0 1201 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M10 12l-5 15h1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4.99cm" fo:page-height="80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1T15:49:11.861000000</dc:date>
    <meta:editing-duration>PT1H49M</meta:editing-duration>
    <meta:editing-cycles>27</meta:editing-cycles>
    <meta:generator>LibreOffice/5.4.1.2$Windows_x86 LibreOffice_project/ea7cb86e6eeb2bf3a5af73a8f7777ac570321527</meta:generator>
    <meta:document-statistic meta:object-count="1096"/>
  </office:meta>
</office:document-meta>
</file>